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555in"/>
    </style:style>
    <style:style style:name="co2" style:family="table-column">
      <style:table-column-properties fo:break-before="auto" style:column-width="0.8575in"/>
    </style:style>
    <style:style style:name="co3" style:family="table-column">
      <style:table-column-properties fo:break-before="auto" style:column-width="5.5319in"/>
    </style:style>
    <style:style style:name="co4" style:family="table-column">
      <style:table-column-properties fo:break-before="auto" style:column-width="6.6154in"/>
    </style:style>
    <style:style style:name="co5" style:family="table-column">
      <style:table-column-properties fo:break-before="auto" style:column-width="0.8236in"/>
    </style:style>
    <style:style style:name="ro1" style:family="table-row">
      <style:table-row-properties style:row-height="0.2083in" fo:break-before="auto" style:use-optimal-row-height="true"/>
    </style:style>
    <style:style style:name="ro2" style:family="table-row">
      <style:table-row-properties style:row-height="1.1492in" fo:break-before="auto" style:use-optimal-row-height="true"/>
    </style:style>
    <style:style style:name="ro3" style:family="table-row">
      <style:table-row-properties style:row-height="3.0339in" fo:break-before="auto" style:use-optimal-row-height="true"/>
    </style:style>
    <style:style style:name="ro4" style:family="table-row">
      <style:table-row-properties style:row-height="0.772in" fo:break-before="auto" style:use-optimal-row-height="true"/>
    </style:style>
    <style:style style:name="ro5" style:family="table-row">
      <style:table-row-properties style:row-height="0.3953in" fo:break-before="auto" style:use-optimal-row-height="true"/>
    </style:style>
    <style:style style:name="ro6" style:family="table-row">
      <style:table-row-properties style:row-height="1.3374in" fo:break-before="auto" style:use-optimal-row-height="true"/>
    </style:style>
    <style:style style:name="ro7" style:family="table-row">
      <style:table-row-properties style:row-height="1.7146in" fo:break-before="auto" style:use-optimal-row-height="true"/>
    </style:style>
    <style:style style:name="ro8" style:family="table-row">
      <style:table-row-properties style:row-height="0.9602in" fo:break-before="auto" style:use-optimal-row-height="true"/>
    </style:style>
    <style:style style:name="ro9" style:family="table-row">
      <style:table-row-properties style:row-height="2.2799in" fo:break-before="auto" style:use-optimal-row-height="true"/>
    </style:style>
    <style:style style:name="ro10" style:family="table-row">
      <style:table-row-properties style:row-height="3.4102in" fo:break-before="auto" style:use-optimal-row-height="true"/>
    </style:style>
    <style:style style:name="ro11" style:family="table-row">
      <style:table-row-properties style:row-height="1.9028in" fo:break-before="auto" style:use-optimal-row-height="true"/>
    </style:style>
    <style:style style:name="ro12" style:family="table-row">
      <style:table-row-properties style:row-height="1.5264in" fo:break-before="auto" style:use-optimal-row-height="true"/>
    </style:style>
    <style:style style:name="ro13" style:family="table-row">
      <style:table-row-properties style:row-height="3.9756in" fo:break-before="auto" style:use-optimal-row-height="true"/>
    </style:style>
    <style:style style:name="ro14" style:family="table-row">
      <style:table-row-properties style:row-height="0.5839in" fo:break-before="auto" style:use-optimal-row-height="true"/>
    </style:style>
    <style:style style:name="ro15" style:family="table-row">
      <style:table-row-properties style:row-height="2.4681in" fo:break-before="auto" style:use-optimal-row-height="true"/>
    </style:style>
    <style:style style:name="ro16" style:family="table-row">
      <style:table-row-properties style:row-height="2.6571in" fo:break-before="auto" style:use-optimal-row-height="true"/>
    </style:style>
    <style:style style:name="ro17" style:family="table-row">
      <style:table-row-properties style:row-height="3.5992in" fo:break-before="auto" style:use-optimal-row-height="true"/>
    </style:style>
    <style:style style:name="ro18" style:family="table-row">
      <style:table-row-properties style:row-height="2.0917in" fo:break-before="auto" style:use-optimal-row-height="true"/>
    </style:style>
    <style:style style:name="ro19" style:family="table-row">
      <style:table-row-properties style:row-height="3.222in" fo:break-before="auto" style:use-optimal-row-height="true"/>
    </style:style>
    <style:style style:name="ro20" style:family="table-row">
      <style:table-row-properties style:row-height="4.1646in" fo:break-before="auto" style:use-optimal-row-height="true"/>
    </style:style>
    <style:style style:name="ro21" style:family="table-row">
      <style:table-row-properties style:row-height="2.8453in" fo:break-before="auto" style:use-optimal-row-height="true"/>
    </style:style>
    <style:style style:name="ro22" style:family="table-row">
      <style:table-row-properties style:row-height="4.5417in" fo:break-before="auto" style:use-optimal-row-height="true"/>
    </style:style>
    <style:style style:name="ro23" style:family="table-row">
      <style:table-row-properties style:row-height="6.6146in" fo:break-before="auto" style:use-optimal-row-height="true"/>
    </style:style>
    <style:style style:name="ro24" style:family="table-row">
      <style:table-row-properties style:row-height="4.3528in" fo:break-before="auto" style:use-optimal-row-height="true"/>
    </style:style>
    <style:style style:name="ro25" style:family="table-row">
      <style:table-row-properties style:row-height="6.0484in" fo:break-before="auto" style:use-optimal-row-height="true"/>
    </style:style>
    <style:style style:name="ro26" style:family="table-row">
      <style:table-row-properties style:row-height="5.4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000" style:rotation-align="none"/>
      <style:text-properties fo:font-size="12pt" style:font-size-asian="12pt" style:font-size-complex="12pt"/>
    </style:style>
    <style:style style:name="ce2" style:family="table-cell" style:parent-style-name="Default">
      <style:text-properties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table:style-name="ce1" office:value-type="string" calcext:value-type="string">
            <text:p>Besoins_Title for which search is required</text:p>
          </table:table-cell>
          <table:table-cell table:style-name="ce1" office:value-type="string" calcext:value-type="string">
            <text:p>For testing</text:p>
          </table:table-cell>
          <table:table-cell table:style-name="ce1" office:value-type="string" calcext:value-type="string">
            <text:p>Descriptif</text:p>
          </table:table-cell>
          <table:table-cell table:style-name="ce1" office:value-type="string" calcext:value-type="string">
            <text:p>Keywords</text:p>
          </table:table-cell>
          <table:table-cell table:number-columns-repeated="1020"/>
        </table:table-row>
        <table:table-row table:style-name="ro2">
          <table:table-cell office:value-type="string" calcext:value-type="string">
            <text:p>Ingénieur infrastructure</text:p>
          </table:table-cell>
          <table:table-cell office:value-type="string" calcext:value-type="string">
            <text:p>X</text:p>
          </table:table-cell>
          <table:table-cell office:value-type="string" calcext:value-type="string">
            <text:p>Nous recherchons pour un de nos clients un ingénieur infrastructure</text:p>
            <text:p>Compétence souhaitée:</text:p>
            <text:p>• Un ingénieur  Système Windows connaissant aussi Linux . </text:p>
            <text:p>Mission:</text:p>
            <text:p>=&gt;  Minimum un an et le démarre ASAP</text:p>
            <text:p/>
          </table:table-cell>
          <table:table-cell office:value-type="string" calcext:value-type="string">
            <text:p>Infrastructure reseau deploiement securité securite <text:s/>donnée système ingenieur network engineer analyse redaction évaluation rigeur reactivité communication initiative</text:p>
          </table:table-cell>
          <table:table-cell table:number-columns-repeated="1020"/>
        </table:table-row>
        <table:table-row table:style-name="ro3">
          <table:table-cell office:value-type="string" calcext:value-type="string">
            <text:p>Ingénieur SSI</text:p>
          </table:table-cell>
          <table:table-cell office:value-type="string" calcext:value-type="string">
            <text:p>X</text:p>
          </table:table-cell>
          <table:table-cell office:value-type="string" calcext:value-type="string">
            <text:p>Nous recherchons pour un de nos clients, un ingénieur sécurité systeme d'information</text:p>
            <text:p>Compétences souhaitées:</text:p>
            <text:p>• Apporter son expertise aux projets en  </text:p>
            <text:p>fournissant les documents d’architecture technique (DAT) </text:p>
            <text:p>• Réaliser la recette sur les aspects de  sécurité des solutions avant mise en production</text:p>
            <text:p>• Mettre à jour la documentation existante</text:p>
            <text:p>• Assurer un support technique</text:p>
            <text:p>Expériencex souhaitées:</text:p>
            <text:p>• Min 4 ans d'expériences</text:p>
            <text:p>• Expérience reconnue en SSII et expertise sur les différentes solutions de sécurité du marché comme par exemple:</text:p>
            <text:p>proxy web/reverse-proxy, équipements de filtrage/anti-malware, authentification MFA, durcissement des postes de travail et des serveurs </text:p>
            <text:p>Autre Compétences souhaitéés:</text:p>
            <text:p>•  Connaissance du fonctionnement standard et opérationnel d’un service SSI et d’une DSI ;</text:p>
            <text:p>•  Expérience avérée</text:p>
            <text:p>Mission:</text:p>
            <text:p>=&gt;  2 ans démarrant ASAP </text:p>
          </table:table-cell>
          <table:table-cell office:value-type="string" calcext:value-type="string">
            <text:p>technique <text:s/>support <text:s/>proxy web cloud <text:s/>ingenieur securite <text:s text:c="2"/>système <text:s/>information coordination strategie <text:s/>securité gestion <text:s/>mot <text:s/>passe chiffrage <text:s/>mots entrants <text:s/>sortants reactif relationnel organisation efficace pedagogue</text:p>
          </table:table-cell>
          <table:table-cell table:number-columns-repeated="1020"/>
        </table:table-row>
        <table:table-row table:style-name="ro4">
          <table:table-cell office:value-type="string" calcext:value-type="string">
            <text:p>Développeur Javascript</text:p>
          </table:table-cell>
          <table:table-cell office:value-type="string" calcext:value-type="string">
            <text:p>X</text:p>
          </table:table-cell>
          <table:table-cell office:value-type="string" calcext:value-type="string">
            <text:p>Nous recherchons pour un de nos clients, un développeur Javascript disponible ASAP pour la refonte d'un site e-commerce international</text:p>
            <text:p>Compétence souhaitée: </text:p>
            <text:p>• Bonne maîtrise de Javascript et du paramétrage sur Salesforce Commerce Cloud </text:p>
            <text:p>• Avoir déjà travaillé sur des projets en mode agile </text:p>
          </table:table-cell>
          <table:table-cell office:value-type="string" calcext:value-type="string">
            <text:p>Javascript <text:s/>salesforce front end back end communication equipe autonome</text:p>
          </table:table-cell>
          <table:table-cell table:number-columns-repeated="1020"/>
        </table:table-row>
        <table:table-row table:style-name="ro5">
          <table:table-cell office:value-type="string" calcext:value-type="string">
            <text:p>Expert Dot.net</text:p>
          </table:table-cell>
          <table:table-cell office:value-type="string" calcext:value-type="string">
            <text:p>X</text:p>
          </table:table-cell>
          <table:table-cell office:value-type="string" calcext:value-type="string">
            <text:p>Nous recherchons pour un de nos clients, un expert Dot.net </text:p>
            <text:p>=&gt; Il s'agit d'une mission Longue à temps plein</text:p>
          </table:table-cell>
          <table:table-cell office:value-type="string" calcext:value-type="string">
            <text:p>.net dot .net dot net dot</text:p>
          </table:table-cell>
          <table:table-cell table:number-columns-repeated="1020"/>
        </table:table-row>
        <table:table-row table:style-name="ro4">
          <table:table-cell office:value-type="string" calcext:value-type="string">
            <text:p>Développeur C++ </text:p>
          </table:table-cell>
          <table:table-cell office:value-type="string" calcext:value-type="string">
            <text:p>X</text:p>
          </table:table-cell>
          <table:table-cell office:value-type="string" calcext:value-type="string">
            <text:p>Nous recherchons pour un de nos clients, un développeur C++</text:p>
            <text:p>Compétence souhaitée:</text:p>
            <text:p>• Connaissance de yocto </text:p>
            <text:p>• Langage C++</text:p>
          </table:table-cell>
          <table:table-cell office:value-type="string" calcext:value-type="string">
            <text:p>C++ developpement application Base de donnée <text:s/>Javascript HTML CSS</text:p>
          </table:table-cell>
          <table:table-cell table:number-columns-repeated="1020"/>
        </table:table-row>
        <table:table-row table:style-name="ro6">
          <table:table-cell office:value-type="string" calcext:value-type="string">
            <text:p>Développeur senior Android</text:p>
          </table:table-cell>
          <table:table-cell office:value-type="string" calcext:value-type="string">
            <text:p>X</text:p>
          </table:table-cell>
          <table:table-cell office:value-type="string" calcext:value-type="string">
            <text:p>Nous recherchons pour un de nos clients, un développeur  Android </text:p>
            <text:p>Expériences souhaitées:</text:p>
            <text:p>• 6 ans d'expérience min en tant que développeur react Js </text:p>
            <text:p>•  2 ans en management d'équipe minimum. </text:p>
            <text:p>Qualité recherchée: </text:p>
            <text:p>• Autonome </text:p>
            <text:p>•  Force de proposition</text:p>
          </table:table-cell>
          <table:table-cell office:value-type="string" calcext:value-type="string">
            <text:p><text:s/>Android tablette smartphone test design application Developpeur</text:p>
          </table:table-cell>
          <table:table-cell table:number-columns-repeated="1020"/>
        </table:table-row>
        <table:table-row table:style-name="ro7">
          <table:table-cell office:value-type="string" calcext:value-type="string">
            <text:p>Administrateur système Windows VIP</text:p>
          </table:table-cell>
          <table:table-cell office:value-type="string" calcext:value-type="string">
            <text:p>X</text:p>
          </table:table-cell>
          <table:table-cell office:value-type="string" calcext:value-type="string">
            <text:p>Nous recherchons pour un de nos clients un administrateur système Windows VIP:</text:p>
            <text:p>Compétences souhaitées:</text:p>
            <text:p>• Bonne connaissance de l'administration réseau </text:p>
            <text:p>• Gestion de la sécurité de l'infrastructure</text:p>
            <text:p>• Assistance du responsable support sur la gestion des changements et projets </text:p>
            <text:p>• Mise en production d'applications métiers</text:p>
            <text:p>• Bonne connaissance des environnements techniques  lié aux technologies Microsoft suivante :</text:p>
            <text:p>• Postes de travail sous Windows 10 et Office 2016, avec quelques postes sous Windows 7 et Office 2013</text:p>
            <text:p>• Serveurs sous Windows Server, Hyper V</text:p>
          </table:table-cell>
          <table:table-cell office:value-type="string" calcext:value-type="string">
            <text:p>Windows microsoft office infrastructure entreprise serveur administration administrateur System and Network Administrator</text:p>
          </table:table-cell>
          <table:table-cell table:number-columns-repeated="1020"/>
        </table:table-row>
        <table:table-row table:style-name="ro2">
          <table:table-cell office:value-type="string" calcext:value-type="string">
            <text:p>Coordinateur habilitable</text:p>
          </table:table-cell>
          <table:table-cell office:value-type="string" calcext:value-type="string">
            <text:p>X</text:p>
          </table:table-cell>
          <table:table-cell office:value-type="string" calcext:value-type="string">
            <text:p>Nous recherchons pour un de nos clients, un coordinateur habilitable</text:p>
            <text:p> Compétences souhaitées:</text:p>
            <text:p>• Coordination des techniciens</text:p>
            <text:p>• Elaboration de reporting mensuel/hebdo</text:p>
            <text:p>• Coordination de remplacement de postes</text:p>
            <text:p>=&gt; Mission de 6 mois min dès janvier</text:p>
          </table:table-cell>
          <table:table-cell office:value-type="string" calcext:value-type="string">
            <text:p>Coordinateur habilitable <text:s/>technicien </text:p>
          </table:table-cell>
          <table:table-cell table:number-columns-repeated="1020"/>
        </table:table-row>
        <table:table-row table:style-name="ro4">
          <table:table-cell office:value-type="string" calcext:value-type="string">
            <text:p>QA/Tester </text:p>
          </table:table-cell>
          <table:table-cell office:value-type="string" calcext:value-type="string">
            <text:p>X</text:p>
          </table:table-cell>
          <table:table-cell office:value-type="string" calcext:value-type="string">
            <text:p>Nous recherchons pour un de nos clients, un quality tester </text:p>
            <text:p> Compétences souhaitées:</text:p>
            <text:p>• A  l'aise avec de l'automation de tests</text:p>
            <text:p>• Bonne maîtrise de l'anglais </text:p>
          </table:table-cell>
          <table:table-cell office:value-type="string" calcext:value-type="string">
            <text:p>QA Tester <text:s/>tests MOE</text:p>
          </table:table-cell>
          <table:table-cell table:number-columns-repeated="1020"/>
        </table:table-row>
        <table:table-row table:style-name="ro8">
          <table:table-cell office:value-type="string" calcext:value-type="string">
            <text:p>Lead développeur</text:p>
          </table:table-cell>
          <table:table-cell office:value-type="string" calcext:value-type="string">
            <text:p>X</text:p>
          </table:table-cell>
          <table:table-cell office:value-type="string" calcext:value-type="string">
            <text:p>Nous recherchons pour un de nos clients, un lead developpeur</text:p>
            <text:p>Compétences souhaitées:</text:p>
            <text:p>• Connaissance de l'environnement technique Android,  minimum 2 ans </text:p>
            <text:p>Expériences souhaitées:</text:p>
            <text:p>• 6 ans minimum pour gérer cette mission est indispensable</text:p>
          </table:table-cell>
          <table:table-cell office:value-type="string" calcext:value-type="string">
            <text:p>Lead developpeur <text:s/>Android <text:s/>environnement technique Manager piloter coordination</text:p>
          </table:table-cell>
          <table:table-cell table:number-columns-repeated="1020"/>
        </table:table-row>
        <table:table-row table:style-name="ro8">
          <table:table-cell office:value-type="string" calcext:value-type="string">
            <text:p>Développeur Symfony</text:p>
          </table:table-cell>
          <table:table-cell office:value-type="string" calcext:value-type="string">
            <text:p>X</text:p>
          </table:table-cell>
          <table:table-cell office:value-type="string" calcext:value-type="string">
            <text:p>Nous recherchons pour un de nos clients, un developpeur Symfony</text:p>
            <text:p>Compétences souhaitées:</text:p>
            <text:p>• Bonne connaissance de l'environnement technique SF</text:p>
            <text:p>Expérience souhaitée:</text:p>
            <text:p>• Senior</text:p>
          </table:table-cell>
          <table:table-cell office:value-type="string" calcext:value-type="string">
            <text:p>Symfony developpeur</text:p>
          </table:table-cell>
          <table:table-cell table:number-columns-repeated="1020"/>
        </table:table-row>
        <table:table-row table:style-name="ro6">
          <table:table-cell office:value-type="string" calcext:value-type="string">
            <text:p>Chef de projet technique</text:p>
          </table:table-cell>
          <table:table-cell office:value-type="string" calcext:value-type="string">
            <text:p>X</text:p>
          </table:table-cell>
          <table:table-cell office:value-type="string" calcext:value-type="string">
            <text:p>Nous recherchons pour un de nos clients, un chef de projet technique</text:p>
            <text:p>Compétences souhaitées:</text:p>
            <text:p>• Anglais courant</text:p>
            <text:p>• Conduite de projet </text:p>
            <text:p>• Intégration de logiciels</text:p>
            <text:p>Expérience souhaitée:</text:p>
            <text:p>• &gt; 5 ans</text:p>
          </table:table-cell>
          <table:table-cell office:value-type="string" calcext:value-type="string">
            <text:p>chef projet technique <text:s/>conduite <text:s/>logiciel organisation planification communication</text:p>
          </table:table-cell>
          <table:table-cell table:number-columns-repeated="1020"/>
        </table:table-row>
        <table:table-row table:style-name="ro8">
          <table:table-cell office:value-type="string" calcext:value-type="string">
            <text:p>Tech lead JAVA</text:p>
          </table:table-cell>
          <table:table-cell office:value-type="string" calcext:value-type="string">
            <text:p>X</text:p>
          </table:table-cell>
          <table:table-cell office:value-type="string" calcext:value-type="string">
            <text:p>Nous recherchons pour un de nos clients, un expert cloud</text:p>
            <text:p> Compétences souhaitée:</text:p>
            <text:p>• Connaissance technique: java, SQL server</text:p>
            <text:p>Expérience souhaitée:</text:p>
            <text:p>• Min 5 ans dont 3 ans dans le secteur bancaire</text:p>
          </table:table-cell>
          <table:table-cell office:value-type="string" calcext:value-type="string">
            <text:p>Java SQL <text:s/>server <text:s/>tech lead</text:p>
          </table:table-cell>
          <table:table-cell table:number-columns-repeated="1020"/>
        </table:table-row>
        <table:table-row table:style-name="ro8">
          <table:table-cell office:value-type="string" calcext:value-type="string">
            <text:p>Consultant AMOA SIRH</text:p>
          </table:table-cell>
          <table:table-cell office:value-type="string" calcext:value-type="string">
            <text:p>X</text:p>
          </table:table-cell>
          <table:table-cell office:value-type="string" calcext:value-type="string">
            <text:p>Nous recherchons pour un de nos clients, un consultant AMOA SIRH</text:p>
            <text:p>Compétences souhaitées:</text:p>
            <text:p>• Connaissance du secteur bancaire</text:p>
            <text:p>Expérience souhaitée:</text:p>
            <text:p>• Minimum 5 ans</text:p>
          </table:table-cell>
          <table:table-cell office:value-type="string" calcext:value-type="string">
            <text:p>SIRH <text:s/>MOA SIRH <text:s/>schema directeur cadrage projet conduite changement synthèse fonction RH gestion talents</text:p>
          </table:table-cell>
          <table:table-cell table:number-columns-repeated="1020"/>
        </table:table-row>
        <table:table-row table:style-name="ro8">
          <table:table-cell office:value-type="string" calcext:value-type="string">
            <text:p>Ingénieur cybersécurité gouvernance risque et compliance</text:p>
          </table:table-cell>
          <table:table-cell office:value-type="string" calcext:value-type="string">
            <text:p>X</text:p>
          </table:table-cell>
          <table:table-cell office:value-type="string" calcext:value-type="string">
            <text:p>Nous recherchons pour un de nos clients, un ingenieur cybersecurité gouvernance</text:p>
            <text:p>Compétences souhaitée:</text:p>
            <text:p>•Connaissance de l'environnement technique : IAM, RGPD, cybersécurité</text:p>
            <text:p>Expérience souhaitée</text:p>
            <text:p>• &gt; = 4 ans</text:p>
          </table:table-cell>
          <table:table-cell office:value-type="string" calcext:value-type="string">
            <text:p>cybersecurite <text:s/>RGPD <text:s/>IAM compliance risque ingenieur analyse</text:p>
          </table:table-cell>
          <table:table-cell table:number-columns-repeated="1020"/>
        </table:table-row>
        <table:table-row table:style-name="ro9">
          <table:table-cell office:value-type="string" calcext:value-type="string">
            <text:p>Administrateur système Windows &amp; VM Ware</text:p>
          </table:table-cell>
          <table:table-cell office:value-type="string" calcext:value-type="string">
            <text:p>X</text:p>
          </table:table-cell>
          <table:table-cell office:value-type="string" calcext:value-type="string">
            <text:p>Nous recherchons pour un de nos clients un administrateur système windows et VM Ware</text:p>
            <text:p> Compétences souhaitées:</text:p>
            <text:p>• Compétence Windows</text:p>
            <text:p>• Connaissance de centreon</text:p>
            <text:p>• Connaissance de VMWare</text:p>
            <text:p>Maitrise de Scripting PowerShell</text:p>
            <text:p>• Bonnes connaissances réseau</text:p>
            <text:p>Compétences additionnelles suivantes sont requises:</text:p>
            <text:p>• Sens de l'écoute</text:p>
            <text:p>• Sens du service </text:p>
            <text:p>• Bon niveau rédactionnel</text:p>
            <text:p>La mission est d'une durée de  2 ans dans l'ouest de Paris</text:p>
          </table:table-cell>
          <table:table-cell office:value-type="string" calcext:value-type="string">
            <text:p>Windows VMWare PowerShell centreon ecoute service</text:p>
          </table:table-cell>
          <table:table-cell table:number-columns-repeated="1020"/>
        </table:table-row>
        <table:table-row table:style-name="ro5">
          <table:table-cell office:value-type="string" calcext:value-type="string">
            <text:p>Développeur <text:s/>BI QlikView</text:p>
          </table:table-cell>
          <table:table-cell office:value-type="string" calcext:value-type="string">
            <text:p>X</text:p>
          </table:table-cell>
          <table:table-cell office:value-type="string" calcext:value-type="string">
            <text:p>Nous recherchons pour un de nos clients un développeur BI QlikView:</text:p>
            <text:p>=&gt; Ce Besoin est en AT et à pourvoir à partir de janvier/ février</text:p>
          </table:table-cell>
          <table:table-cell office:value-type="string" calcext:value-type="string">
            <text:p>QlikView developpeur BI analyse donnée</text:p>
          </table:table-cell>
          <table:table-cell table:number-columns-repeated="1020"/>
        </table:table-row>
        <table:table-row table:style-name="ro2">
          <table:table-cell office:value-type="string" calcext:value-type="string">
            <text:p>Développeur sénior Java, Angular et elastic search / <text:s/>expert elastic search</text:p>
          </table:table-cell>
          <table:table-cell office:value-type="string" calcext:value-type="string">
            <text:p>X</text:p>
          </table:table-cell>
          <table:table-cell office:value-type="string" calcext:value-type="string">
            <text:p>Nous recherchons pour un de nos clients, un développeur senior java angular et elastic search:</text:p>
            <text:p>Compétences souhaitées: </text:p>
            <text:p>• Bonne connaissance des environnements  technique: Maven, Java Spring, Tomcat, Angular, RabbitMQ, XML, • • Elastic Search + Stack devOps (requis) </text:p>
            <text:p>Expérience souhaitée:</text:p>
            <text:p>• 4 ans minimum</text:p>
            <text:p>=&gt; Le démarrage de la mission est prévu pour début janvier</text:p>
          </table:table-cell>
          <table:table-cell office:value-type="string" calcext:value-type="string">
            <text:p>Java <text:s/>Angular <text:s/>elastic search developpeur senior</text:p>
          </table:table-cell>
          <table:table-cell table:number-columns-repeated="1020"/>
        </table:table-row>
        <table:table-row table:style-name="ro10">
          <table:table-cell office:value-type="string" calcext:value-type="string">
            <text:p>Développeur web front End Java script/react</text:p>
          </table:table-cell>
          <table:table-cell office:value-type="string" calcext:value-type="string">
            <text:p>X</text:p>
          </table:table-cell>
          <table:table-cell office:value-type="string" calcext:value-type="string">
            <text:p>Nous recherchons pour un de nos clients, un développeur web front end JavaScript et reactt</text:p>
            <text:p> Compétences souhaitées: </text:p>
            <text:p>• Connaissance optionnel dans les domaines suivants:</text:p>
            <text:p>de ReactJS est un vrai plus ;  </text:p>
            <text:p>• Forte affinité pour le développement de UI et une bonne connaissance des bonnes pratiques de design UI / UX ; </text:p>
            <text:p>• Forte affinité avec les webperf et les outils associés (Lighthouse, Dareboost...) ; </text:p>
            <text:p>• Expériences dans les médias ;   </text:p>
            <text:p>• Expériences sur des sites à fort trafic</text:p>
            <text:p>connaissance technique requise</text:p>
            <text:p>• Symfony ;  </text:p>
            <text:p>• JavaScript ;  </text:p>
            <text:p>• HTML &amp; CSS;  </text:p>
            <text:p>• Webperf (lighthouse, Dareboost...) </text:p>
            <text:p>• Git ;  </text:p>
            <text:p>• Tests unitaires ;  </text:p>
            <text:p>• Outils d'intégration continue ;  </text:p>
            <text:p>• Bonnes pratiques en qualité logicielle ;</text:p>
            <text:p>• Méthodologie agile.</text:p>
          </table:table-cell>
          <table:table-cell office:value-type="string" calcext:value-type="string">
            <text:p>Javascript <text:s/>Symfony <text:s/>react js UI UX html ccs front end test agile analyse</text:p>
          </table:table-cell>
          <table:table-cell table:number-columns-repeated="1020"/>
        </table:table-row>
        <table:table-row table:style-name="ro6">
          <table:table-cell office:value-type="string" calcext:value-type="string">
            <text:p>Développeur SPLK</text:p>
          </table:table-cell>
          <table:table-cell office:value-type="string" calcext:value-type="string">
            <text:p>X</text:p>
          </table:table-cell>
          <table:table-cell office:value-type="string" calcext:value-type="string">
            <text:p>Nous recherchons pour un de nos clients, un developpeur splk:</text:p>
            <text:p>Compétences souhaitées: </text:p>
            <text:p>• Bonne maitrise du langage SPL et connaissance de l'outil Splunk</text:p>
            <text:p>• connaissance en sécurité des systèmes d'information</text:p>
            <text:p>• connaissance d'office 365 de solution EDR, et CASB et ce qui touche au DLP</text:p>
            <text:p>• Maitrise de l'anglais, écrit comme oral</text:p>
            <text:p>=&gt; La mission est d'une durée de 6 mois renouvelable sur 24 mois minimum</text:p>
          </table:table-cell>
          <table:table-cell office:value-type="string" calcext:value-type="string">
            <text:p>Splunk data analyse donnée modeliser developpeur</text:p>
          </table:table-cell>
          <table:table-cell table:number-columns-repeated="1020"/>
        </table:table-row>
        <table:table-row table:style-name="ro2">
          <table:table-cell office:value-type="string" calcext:value-type="string">
            <text:p>Chef de projet transverse</text:p>
          </table:table-cell>
          <table:table-cell office:value-type="string" calcext:value-type="string">
            <text:p>X</text:p>
          </table:table-cell>
          <table:table-cell office:value-type="string" calcext:value-type="string">
            <text:p>Nous recherchons pour un de nos clients, un chef de projet transverse</text:p>
            <text:p>Compétences souhaitées: </text:p>
            <text:p>• Maitrise de l'usage des outils de gestion de projets et de travail collaboratif(Excel, Trello, Jira…)</text:p>
            <text:p>• Maitrise des méthodes de gestion de projets</text:p>
            <text:p>Expérience souhaitée:</text:p>
            <text:p>• Expérience de 5 ans à senior</text:p>
          </table:table-cell>
          <table:table-cell office:value-type="string" calcext:value-type="string">
            <text:p>chef projet transverse agile <text:s/>Jira Trello</text:p>
          </table:table-cell>
          <table:table-cell table:number-columns-repeated="1020"/>
        </table:table-row>
        <table:table-row table:style-name="ro8">
          <table:table-cell office:value-type="string" calcext:value-type="string">
            <text:p>Développeur Python/No SQL</text:p>
          </table:table-cell>
          <table:table-cell office:value-type="string" calcext:value-type="string">
            <text:p>X</text:p>
          </table:table-cell>
          <table:table-cell office:value-type="string" calcext:value-type="string">
            <text:p>Nous recherchons pour un de nos clients, un développeur python/no SQL</text:p>
            <text:p> Compétences souhaitées: </text:p>
            <text:p>•Bonne connaissance de l'environnement technique: python, no SQL, big data,</text:p>
            <text:p>Expérience souhaitée:</text:p>
            <text:p>3 ans</text:p>
          </table:table-cell>
          <table:table-cell office:value-type="string" calcext:value-type="string">
            <text:p>python <text:s/>no SQL <text:s/>big data</text:p>
          </table:table-cell>
          <table:table-cell table:number-columns-repeated="1020"/>
        </table:table-row>
        <table:table-row table:style-name="ro11">
          <table:table-cell office:value-type="string" calcext:value-type="string">
            <text:p>Concepteur trading</text:p>
          </table:table-cell>
          <table:table-cell office:value-type="string" calcext:value-type="string">
            <text:p>X</text:p>
          </table:table-cell>
          <table:table-cell office:value-type="string" calcext:value-type="string">
            <text:p>Nous recherchons pour un de nos clients, un concepteur trading</text:p>
            <text:p>Compétence souhaitée</text:p>
            <text:p>• Analyse et compréhension du besoin fonctionnel</text:p>
            <text:p>• Implémentation d'une solution technique</text:p>
            <text:p>• Réalisation de test des outils</text:p>
            <text:p>• Mise en production des outils</text:p>
            <text:p>Expérience souhaitée:</text:p>
            <text:p>• 4 ans d'expérience min</text:p>
            <text:p>Mission:</text:p>
            <text:p>=&gt; Le démarrage démarrage de la mission est Asap</text:p>
          </table:table-cell>
          <table:table-cell office:value-type="string" calcext:value-type="string">
            <text:p>concepteur trading technique tests programmation developpement application ecoute rigueur Informatique trading finance specification</text:p>
          </table:table-cell>
          <table:table-cell table:number-columns-repeated="1020"/>
        </table:table-row>
        <table:table-row table:style-name="ro12">
          <table:table-cell office:value-type="string" calcext:value-type="string">
            <text:p>Architecte/urbaniste des SI</text:p>
          </table:table-cell>
          <table:table-cell office:value-type="string" calcext:value-type="string">
            <text:p>X</text:p>
          </table:table-cell>
          <table:table-cell office:value-type="string" calcext:value-type="string">
            <text:p/>
            <text:p>Nous recherchons pour un de nos clients, les compétences suivantes: </text:p>
            <text:p>• Connaissance de la technologie PeopleSoft</text:p>
            <text:p>• Connaissance en RDBMS( rational database management system)</text:p>
            <text:p>• Connaissance d'Informatica et ou HCM cloud est un plus</text:p>
            <text:p>Expérience souhaitée:</text:p>
            <text:p>Plus de 9 ans d'exp min</text:p>
            <text:p>mission longue démarrage asap</text:p>
          </table:table-cell>
          <table:table-cell office:value-type="string" calcext:value-type="string">
            <text:p>PeopleSoft RDBMS architecte urbaniste système d'information cloud</text:p>
          </table:table-cell>
          <table:table-cell table:number-columns-repeated="1020"/>
        </table:table-row>
        <table:table-row table:style-name="ro7">
          <table:table-cell office:value-type="string" calcext:value-type="string">
            <text:p>Data engineer SQL/MSBI( SSAS)</text:p>
          </table:table-cell>
          <table:table-cell office:value-type="string" calcext:value-type="string">
            <text:p>X</text:p>
          </table:table-cell>
          <table:table-cell office:value-type="string" calcext:value-type="string">
            <text:p/>
            <text:p>Nous recherchons pour un de nos clients,  un business analyst</text:p>
            <text:p>Compétences souhaitées</text:p>
            <text:p>•Maitrise du SQL</text:p>
            <text:p>•Maitrise des cubes SSAS</text:p>
            <text:p>•Connaissance du cloud azure-power BI</text:p>
            <text:p>Expérience souhaitée:</text:p>
            <text:p>•Anglais B2 min</text:p>
            <text:p>•5 ans d'exp min</text:p>
          </table:table-cell>
          <table:table-cell office:value-type="string" calcext:value-type="string">
            <text:p>SQL SSAS cubes azure power BI data ingenieur</text:p>
          </table:table-cell>
          <table:table-cell table:number-columns-repeated="1020"/>
        </table:table-row>
        <table:table-row table:style-name="ro11">
          <table:table-cell office:value-type="string" calcext:value-type="string">
            <text:p>Business analyst/consultant métier</text:p>
          </table:table-cell>
          <table:table-cell office:value-type="string" calcext:value-type="string">
            <text:p>X</text:p>
          </table:table-cell>
          <table:table-cell office:value-type="string" calcext:value-type="string">
            <text:p>Nous recherchons pour un de nos clients, </text:p>
            <text:p>Compétences souhaitées: </text:p>
            <text:p>• Maitrise de l'outil B-one et de requêtes SQL</text:p>
            <text:p>•Connaissances techniques permettant de challenger le choix d'une architecture projet( programmation , ETL…)</text:p>
            <text:p>•Connaissance de la règlementation Solvency 2 et la production de rapports liés</text:p>
            <text:p>du calcul d'attribution de performance( Taux+ Action)</text:p>
            <text:p>• Connaissance de l'asset management</text:p>
            <text:p>Expérience souhaitée:</text:p>
            <text:p>•anglais courant</text:p>
            <text:p>•6 ans d'expérience minimum</text:p>
          </table:table-cell>
          <table:table-cell office:value-type="string" calcext:value-type="string">
            <text:p>Business analyst B-one b one ETL Solvency 2 asset management Assistante MOA</text:p>
          </table:table-cell>
          <table:table-cell table:number-columns-repeated="1020"/>
        </table:table-row>
        <table:table-row table:style-name="ro2">
          <table:table-cell office:value-type="string" calcext:value-type="string">
            <text:p>Consultant sauvegarde</text:p>
          </table:table-cell>
          <table:table-cell office:value-type="string" calcext:value-type="string">
            <text:p>X</text:p>
          </table:table-cell>
          <table:table-cell office:value-type="string" calcext:value-type="string">
            <text:p>Nous recherchons pour un de nos clients, un consultant sauvegarde</text:p>
            <text:p>Compétences souhaitées</text:p>
            <text:p>•Expertise sur l'état , l'art des solutions de sauvegarde et mécanisme afférents</text:p>
            <text:p>•Expertise sur les principaux outils de sauvegarde du marché (eg Swift, unités VTL quantum dxi4800 ou HP store once 5200, unités PTL Quantum scalar i6 ou IBM présentant des lecteurs LTO_7 ou supérieurs) et ou du monde libre(open stack, glance,cinder,swift...)</text:p>
            <text:p>•Très bonne connaissance de l'environnement Linux et du Scripting SHELL</text:p>
            <text:p/>
          </table:table-cell>
          <table:table-cell office:value-type="string" calcext:value-type="string">
            <text:p>Swift VTL PTL quantum Shell open stack glance infogereur administration sauvegarde</text:p>
          </table:table-cell>
          <table:table-cell table:number-columns-repeated="1020"/>
        </table:table-row>
        <table:table-row table:style-name="ro13">
          <table:table-cell office:value-type="string" calcext:value-type="string">
            <text:p>Directeur de programme plateforme e-commerce internationale</text:p>
          </table:table-cell>
          <table:table-cell office:value-type="string" calcext:value-type="string">
            <text:p>X</text:p>
          </table:table-cell>
          <table:table-cell office:value-type="string" calcext:value-type="string">
            <text:p>Nous recherchons pour un de nos clients, un directeur de programme dont la  mission est :</text:p>
            <text:p>•Piloter le programme de transformation de la plateforme e-Commerce en collaboration avec les équipes IT France et international et entités du type marketing, commerce…</text:p>
            <text:p>• Pilote les équipes IT et être le garant du delivery vis-à-vis de toutes les BU( France/EUR)</text:p>
            <text:p>•cadrer et planifier les livraisons des releases de la plateforme</text:p>
            <text:p>• Gérer la migration des différentes BU</text:p>
            <text:p>• Gérer  la relation avec toutes les parties prenantes</text:p>
            <text:p>• Faire du management des équipes IT</text:p>
            <text:p>Il est Responsable du budget aussi de:</text:p>
            <text:p>• L'estimation en amont et suivi du budget</text:p>
            <text:p>• La communication et le reporting</text:p>
            <text:p>Compétence souhaitée:</text:p>
            <text:p>• Min 10-15 ans d'expérience avec des références solide en direction de projet/pgm</text:p>
            <text:p>• Expérience en projet internationaux</text:p>
            <text:p>•Expérience au sein d'organisation complexe</text:p>
            <text:p>•Connaissance des différentes méthodologies projet( agile, cycle en V)</text:p>
            <text:p>•BAC+5 école ou ingénieur</text:p>
            <text:p>•Expérience en IT</text:p>
            <text:p>et les qualités suivantes:</text:p>
            <text:p>•Leadership</text:p>
            <text:p>•Capacite d'analyse</text:p>
            <text:p/>
          </table:table-cell>
          <table:table-cell office:value-type="string" calcext:value-type="string">
            <text:p>directeur de programme transformation plateforme management budget communication reporting organisation</text:p>
          </table:table-cell>
          <table:table-cell table:number-columns-repeated="1020"/>
        </table:table-row>
        <table:table-row table:style-name="ro8">
          <table:table-cell office:value-type="string" calcext:value-type="string">
            <text:p>Développeur front react JS</text:p>
          </table:table-cell>
          <table:table-cell office:value-type="string" calcext:value-type="string">
            <text:p>X</text:p>
          </table:table-cell>
          <table:table-cell office:value-type="string" calcext:value-type="string">
            <text:p>Nous recherchons pour un de nos clients, un développeur front react JS avec les pré requis suivant :</text:p>
            <text:p>•BAC+5</text:p>
            <text:p>•Avoir fait une école ingénieur</text:p>
            <text:p>•Disposer d'un minimum de 1 an d'expérience en développement react JS</text:p>
            <text:p>Le client propose dans le cadre de cette mission un contrat de 3 mois renouvelable</text:p>
          </table:table-cell>
          <table:table-cell office:value-type="string" calcext:value-type="string">
            <text:p>react JS</text:p>
          </table:table-cell>
          <table:table-cell table:number-columns-repeated="1020"/>
        </table:table-row>
        <table:table-row table:style-name="ro12">
          <table:table-cell office:value-type="string" calcext:value-type="string">
            <text:p>Expert Salesforce</text:p>
          </table:table-cell>
          <table:table-cell office:value-type="string" calcext:value-type="string">
            <text:p>X</text:p>
          </table:table-cell>
          <table:table-cell office:value-type="string" calcext:value-type="string">
            <text:p>Nous recherchons pour un de nos clients un expert Salesforce avec les pré requis suivant:</text:p>
            <text:p>Les tâches principales sont : </text:p>
            <text:p>•Compréhension des besoins métiers, mise en œuvre de la solution, industrialisation des normes de dev • </text:p>
            <text:p>•Connaissance avancées Salesforce</text:p>
            <text:p>•Compréhension des architectures mises en place</text:p>
            <text:p>•Bon niveau d'anglais</text:p>
            <text:p>Mission longue durée</text:p>
            <text:p>Démarrage début février</text:p>
          </table:table-cell>
          <table:table-cell office:value-type="string" calcext:value-type="string">
            <text:p>Salesforce </text:p>
          </table:table-cell>
          <table:table-cell table:number-columns-repeated="1020"/>
        </table:table-row>
        <table:table-row table:style-name="ro12">
          <table:table-cell office:value-type="string" calcext:value-type="string">
            <text:p>Consultant Quant-DEV*3</text:p>
          </table:table-cell>
          <table:table-cell office:value-type="string" calcext:value-type="string">
            <text:p>X</text:p>
          </table:table-cell>
          <table:table-cell office:value-type="string" calcext:value-type="string">
            <text:p>Nous recherchons pour un de nos clients, les compétences suivantes:</text:p>
            <text:p>• Expérience Senior en  C++</text:p>
            <text:p>•Connaissance en produits taux et dérivés taux</text:p>
            <text:p>•Construction de courbe de taux</text:p>
            <text:p>Expérience souhaitée:</text:p>
            <text:p>•Expérience en calcul distribué , python souhaité </text:p>
            <text:p>•Bon niveau d'anglais</text:p>
            <text:p>La mission est pour un démarrage asap</text:p>
          </table:table-cell>
          <table:table-cell office:value-type="string" calcext:value-type="string">
            <text:p>C++ taux et dérive taux python</text:p>
          </table:table-cell>
          <table:table-cell table:number-columns-repeated="1020"/>
        </table:table-row>
        <table:table-row table:style-name="ro2">
          <table:table-cell office:value-type="string" calcext:value-type="string">
            <text:p><text:s/>Développeur Java habilitable (H/F)</text:p>
          </table:table-cell>
          <table:table-cell office:value-type="string" calcext:value-type="string">
            <text:p>X</text:p>
          </table:table-cell>
          <table:table-cell office:value-type="string" calcext:value-type="string">
            <text:p>Nous recherchons pour un de nos clients, les compétences suivantes :</text:p>
            <text:p>•Développement Java</text:p>
            <text:p>•Build Maven/Gradle</text:p>
            <text:p>•Intégration continue Jenkins / Gitlab-Runner, Docker, modélisation</text:p>
            <text:p>La mission est pour une durée de 66 mois </text:p>
            <text:p>Le démarrage est asap</text:p>
          </table:table-cell>
          <table:table-cell office:value-type="string" calcext:value-type="string">
            <text:p>java habilitable Maven gradle Jenkins docker</text:p>
          </table:table-cell>
          <table:table-cell table:number-columns-repeated="1020"/>
        </table:table-row>
        <table:table-row table:style-name="ro6">
          <table:table-cell office:value-type="string" calcext:value-type="string">
            <text:p><text:s/>Ingénieur Devops habilitable (H/F)</text:p>
          </table:table-cell>
          <table:table-cell office:value-type="string" calcext:value-type="string">
            <text:p>X</text:p>
          </table:table-cell>
          <table:table-cell office:value-type="string" calcext:value-type="string">
            <text:p>Nous recherchons pour un de nos clients, les compétences suivantes :</text:p>
            <text:p>•Linux</text:p>
            <text:p>•Conteneurisation Docker</text:p>
            <text:p>Expérience souhaitée:</text:p>
            <text:p>Vous avez au minimum 5 ans d’expérience en tant qu’ingénieur(e) Dev-Ops.</text:p>
            <text:p>Durée de la mission : 6 mois</text:p>
            <text:p>Démarrage asap</text:p>
          </table:table-cell>
          <table:table-cell office:value-type="string" calcext:value-type="string">
            <text:p>docker devops dev Ops</text:p>
          </table:table-cell>
          <table:table-cell table:number-columns-repeated="1020"/>
        </table:table-row>
        <table:table-row table:style-name="ro7">
          <table:table-cell office:value-type="string" calcext:value-type="string">
            <text:p>Architecte applicatif habilitable (H/F)</text:p>
          </table:table-cell>
          <table:table-cell office:value-type="string" calcext:value-type="string">
            <text:p>X</text:p>
          </table:table-cell>
          <table:table-cell office:value-type="string" calcext:value-type="string">
            <text:p>Nous recherchons pour un de nos clients, les compétences suivantes :</text:p>
            <text:p>•Vous travaillerez principalement sur du back et en environnement Web mobile.</text:p>
            <text:p>•Conception et modélisation de système d’information ;</text:p>
            <text:p>•Technologie Docker, Kubernetes et Swarm</text:p>
            <text:p>•Sécurité des systèmes d’informations</text:p>
            <text:p>Expérience souhaitée:</text:p>
            <text:p>Vous avez au minimum 5 ans d’expérience en tant qu’architecte applicatif.</text:p>
            <text:p>Durée : 6 mois</text:p>
            <text:p>Démarrage asap</text:p>
          </table:table-cell>
          <table:table-cell office:value-type="string" calcext:value-type="string">
            <text:p>architecte web mobile docker kubernetes swarm securite système d'information</text:p>
          </table:table-cell>
          <table:table-cell table:number-columns-repeated="1020"/>
        </table:table-row>
        <table:table-row table:style-name="ro3">
          <table:table-cell office:value-type="string" calcext:value-type="string">
            <text:p>Testeur applicatif habilitable (H/F)</text:p>
          </table:table-cell>
          <table:table-cell office:value-type="string" calcext:value-type="string">
            <text:p>X</text:p>
          </table:table-cell>
          <table:table-cell office:value-type="string" calcext:value-type="string">
            <text:p>Nous recherchons pour un de nos clients, les compétences suivantes , sans que cela soit limitatif :</text:p>
            <text:p>•Linux</text:p>
            <text:p>•Conteneurisation Docker</text:p>
            <text:p>•Jenkins / Gitlab-Runner</text:p>
            <text:p>Principales tâches à effectuer:</text:p>
            <text:p>•Réalisation et automatisation des tests d’intégration et des tests systèmes en matière de</text:p>
            <text:p>•Sécurité</text:p>
            <text:p>•Performances</text:p>
            <text:p>• Tests Fonctionnels</text:p>
            <text:p>•Tests manuels des opérations difficiles à automatiser</text:p>
            <text:p>Le consultant devra aussi relever et adresser des communications des points d’écarts entre ce qui est escompté et ce qui est effectivement livré.</text:p>
            <text:p>Il sera amené à travailler  principalement sur du back et en environnement Web mobile.</text:p>
            <text:p>Expérience souhaitée:</text:p>
            <text:p>Vous avez au minimum 5 ans d’expérience en tant que testeur applicatif</text:p>
            <text:p>Durée de la mission : 6 mois</text:p>
            <text:p>Démarrage asap</text:p>
          </table:table-cell>
          <table:table-cell office:value-type="string" calcext:value-type="string">
            <text:p>test testeur applicatif linux sécurité performance gitlab Runner docker </text:p>
          </table:table-cell>
          <table:table-cell table:number-columns-repeated="1020"/>
        </table:table-row>
        <table:table-row table:style-name="ro14">
          <table:table-cell office:value-type="string" calcext:value-type="string">
            <text:p>Administrateur system Windows VMWare</text:p>
          </table:table-cell>
          <table:table-cell office:value-type="string" calcext:value-type="string">
            <text:p>X</text:p>
          </table:table-cell>
          <table:table-cell office:value-type="string" calcext:value-type="string">
            <text:p>Nous recherchons pour un de nos clients, un administrateur system VMWare pour intégrer une équipe MCO</text:p>
            <text:p>Mission</text:p>
            <text:p>=&gt; Démarrage asap</text:p>
          </table:table-cell>
          <table:table-cell office:value-type="string" calcext:value-type="string">
            <text:p>Windows VMWare</text:p>
          </table:table-cell>
          <table:table-cell table:number-columns-repeated="1020"/>
        </table:table-row>
        <table:table-row table:style-name="ro2">
          <table:table-cell office:value-type="string" calcext:value-type="string">
            <text:p>Développeur Back : NodeJS / graphql / Apollo / koa / PostgreSQL / MongoDB /C62</text:p>
            <text:p/>
          </table:table-cell>
          <table:table-cell office:value-type="string" calcext:value-type="string">
            <text:p>X</text:p>
          </table:table-cell>
          <table:table-cell office:value-type="string" calcext:value-type="string">
            <text:p>Nous recherchons pour un de nos clients, un développeur back</text:p>
            <text:p>Compétence souhaitée:</text:p>
            <text:p>• Connaissance additionnelle de micro service B61</text:p>
            <text:p>Compétence min attendue:</text:p>
            <text:p>• Bac +5 </text:p>
            <text:p>• Minimum 3 ans d'expériences </text:p>
          </table:table-cell>
          <table:table-cell office:value-type="string" calcext:value-type="string">
            <text:p>Back <text:s/>NodeJS graphql Apollo PostgreSQL MongoDB </text:p>
          </table:table-cell>
          <table:table-cell table:number-columns-repeated="1020"/>
        </table:table-row>
        <table:table-row table:style-name="ro14">
          <table:table-cell office:value-type="string" calcext:value-type="string">
            <text:p>Consultant UI/UX </text:p>
          </table:table-cell>
          <table:table-cell office:value-type="string" calcext:value-type="string">
            <text:p>X</text:p>
          </table:table-cell>
          <table:table-cell office:value-type="string" calcext:value-type="string">
            <text:p>Nous recherchons pour un de nos clients, un consultant IU/UX      </text:p>
            <text:p>Compétence souhaitée</text:p>
            <text:p> • Capable de faire de la création de maquette INVISION et découpe pour intégration.</text:p>
          </table:table-cell>
          <table:table-cell office:value-type="string" calcext:value-type="string">
            <text:p>IU UX Invision</text:p>
          </table:table-cell>
          <table:table-cell table:number-columns-repeated="1020"/>
        </table:table-row>
        <table:table-row table:style-name="ro4">
          <table:table-cell office:value-type="string" calcext:value-type="string">
            <text:p>Chef de projet solution Monday </text:p>
          </table:table-cell>
          <table:table-cell office:value-type="string" calcext:value-type="string">
            <text:p>X</text:p>
          </table:table-cell>
          <table:table-cell office:value-type="string" calcext:value-type="string">
            <text:p>Nous recherchons pour un de nos clients, un chef de projet  Monday:</text:p>
            <text:p>Compétences souhaitées</text:p>
            <text:p>• Créer un support de formation</text:p>
            <text:p>• Faire un accompagnement bilingue et potentiellement qui se déplacera afin de former des équipes en Europe.</text:p>
          </table:table-cell>
          <table:table-cell office:value-type="string" calcext:value-type="string">
            <text:p>Monday chef projet</text:p>
          </table:table-cell>
          <table:table-cell table:number-columns-repeated="1020"/>
        </table:table-row>
        <table:table-row table:style-name="ro6">
          <table:table-cell office:value-type="string" calcext:value-type="string">
            <text:p>MOE Intégration/Développement C</text:p>
          </table:table-cell>
          <table:table-cell office:value-type="string" calcext:value-type="string">
            <text:p>X</text:p>
          </table:table-cell>
          <table:table-cell office:value-type="string" calcext:value-type="string">
            <text:p>Nous recherchons pour un de nos clients, un MOE </text:p>
            <text:p>Compétence souhaitée</text:p>
            <text:p>• C, systèmes de paiements, ORACLE SQL, Shell script, Linux</text:p>
            <text:p>Expérience souhaitée:</text:p>
            <text:p>•5 ans d’expériences minimum</text:p>
            <text:p>Mission:</text:p>
            <text:p>=&gt; Longue</text:p>
          </table:table-cell>
          <table:table-cell office:value-type="string" calcext:value-type="string">
            <text:p>MOE paiement C oracle SQL Shell script linux</text:p>
          </table:table-cell>
          <table:table-cell table:number-columns-repeated="1020"/>
        </table:table-row>
        <table:table-row table:style-name="ro12">
          <table:table-cell office:value-type="string" calcext:value-type="string">
            <text:p>Consultant fonctionnel ALM</text:p>
          </table:table-cell>
          <table:table-cell office:value-type="string" calcext:value-type="string">
            <text:p>X</text:p>
          </table:table-cell>
          <table:table-cell office:value-type="string" calcext:value-type="string">
            <text:p>Nous recherchons pour un de nos clients, un consultant fonctionnel </text:p>
            <text:p>Compétences souhaitées:</text:p>
            <text:p>• ALM, Produits de Taux, Produits dérivés, Risques</text:p>
            <text:p>Expérience souhaitée:</text:p>
            <text:p>• 7 ans d’expériences minimum</text:p>
            <text:p>•  Anglais courant</text:p>
            <text:p>Mission</text:p>
            <text:p>=&gt; Longue, démarrage ASAP</text:p>
          </table:table-cell>
          <table:table-cell office:value-type="string" calcext:value-type="string">
            <text:p>ALM Taux produits dérives risque fonctionnel</text:p>
          </table:table-cell>
          <table:table-cell table:number-columns-repeated="1020"/>
        </table:table-row>
        <table:table-row table:style-name="ro12">
          <table:table-cell office:value-type="string" calcext:value-type="string">
            <text:p>Consultant fonctionnel ALMT / PnL</text:p>
          </table:table-cell>
          <table:table-cell office:value-type="string" calcext:value-type="string">
            <text:p>X</text:p>
          </table:table-cell>
          <table:table-cell office:value-type="string" calcext:value-type="string">
            <text:p>Nous recherchons pour un de nos clients, un consultant fonctionnel</text:p>
            <text:p>Compétences souhaitées : </text:p>
            <text:p>•  ALMT, PnL, Kondor+, SQL, Produits de Taux, Produits dérivés</text:p>
            <text:p>Expérience souhaitée:</text:p>
            <text:p>•  4 ans d’expérience minimum</text:p>
            <text:p>•  Anglais courant</text:p>
            <text:p>Mission:</text:p>
            <text:p>• Mission longue, démarrage ASAP</text:p>
          </table:table-cell>
          <table:table-cell office:value-type="string" calcext:value-type="string">
            <text:p>ALMT PNL Kondor+ Kondor + SQL Produits dérives</text:p>
          </table:table-cell>
          <table:table-cell table:number-columns-repeated="1020"/>
        </table:table-row>
        <table:table-row table:style-name="ro9">
          <table:table-cell office:value-type="string" calcext:value-type="string">
            <text:p>Développeur senior C++ / Sybase </text:p>
          </table:table-cell>
          <table:table-cell office:value-type="string" calcext:value-type="string">
            <text:p>X</text:p>
          </table:table-cell>
          <table:table-cell office:value-type="string" calcext:value-type="string">
            <text:p>Nous recherchons pour un de nos clients, un développeur senior C++</text:p>
            <text:p>Compétences requises :</text:p>
            <text:p>• Swift</text:p>
            <text:p>• SYBASE,</text:p>
            <text:p>•C++,</text:p>
            <text:p>•Transact SQL</text:p>
            <text:p>•Java</text:p>
            <text:p>Expériences souhaitées :</text:p>
            <text:p>• 6 ans d’expérience minimum</text:p>
            <text:p>• Anglais courant</text:p>
            <text:p>Mission</text:p>
            <text:p>=&gt; Longue, démarrage ASAP</text:p>
          </table:table-cell>
          <table:table-cell office:value-type="string" calcext:value-type="string">
            <text:p>C++ <text:s/>Swift <text:s/>Sybase <text:s/>SQL <text:s/>analyse</text:p>
          </table:table-cell>
          <table:table-cell table:number-columns-repeated="1020"/>
        </table:table-row>
        <table:table-row table:style-name="ro11">
          <table:table-cell office:value-type="string" calcext:value-type="string">
            <text:p>Data Engineer SQL /MSBI (SSAS)</text:p>
          </table:table-cell>
          <table:table-cell office:value-type="string" calcext:value-type="string">
            <text:p>X</text:p>
          </table:table-cell>
          <table:table-cell office:value-type="string" calcext:value-type="string">
            <text:p>Nous recherchons pour un de nos clients, un data engineer </text:p>
            <text:p>Compétences souhaitées </text:p>
            <text:p>• SQL</text:p>
            <text:p>• Maitrise des cubes SSAS (tabulaire &amp; Multi-Dim)</text:p>
            <text:p>• Cloud Azure – Power BI</text:p>
            <text:p>Expérience souhaitée</text:p>
            <text:p>• 5 ans d’expérience minimum</text:p>
            <text:p>•  Anglais courant</text:p>
            <text:p>Mission </text:p>
            <text:p>=&gt; Longue, démarrage ASAP</text:p>
          </table:table-cell>
          <table:table-cell office:value-type="string" calcext:value-type="string">
            <text:p>SQL cloud azure cubes ssas</text:p>
          </table:table-cell>
          <table:table-cell table:number-columns-repeated="1020"/>
        </table:table-row>
        <table:table-row table:style-name="ro8">
          <table:table-cell office:value-type="string" calcext:value-type="string">
            <text:p>Développeur Transact SQL </text:p>
          </table:table-cell>
          <table:table-cell office:value-type="string" calcext:value-type="string">
            <text:p>X</text:p>
          </table:table-cell>
          <table:table-cell office:value-type="string" calcext:value-type="string">
            <text:p>Nous recherchons pour un de nos clients, un Développeur Transact SQL </text:p>
            <text:p>Expérience souhaitée</text:p>
            <text:p>•  4 ans d’expérience minimum</text:p>
            <text:p> Mission</text:p>
            <text:p>=&gt; Longue, démarrage ASAP</text:p>
          </table:table-cell>
          <table:table-cell office:value-type="string" calcext:value-type="string">
            <text:p>transact <text:s/>SQL</text:p>
          </table:table-cell>
          <table:table-cell table:number-columns-repeated="1020"/>
        </table:table-row>
        <table:table-row table:style-name="ro2">
          <table:table-cell office:value-type="string" calcext:value-type="string">
            <text:p>Chef de projet MOA Conformité bancaire</text:p>
          </table:table-cell>
          <table:table-cell office:value-type="string" calcext:value-type="string">
            <text:p>X</text:p>
          </table:table-cell>
          <table:table-cell office:value-type="string" calcext:value-type="string">
            <text:p>Nous recherchons pour un de nos clients, un chef de projet MOA conformité bancaire</text:p>
            <text:p>Expérience souhaitée</text:p>
            <text:p>• 4 ans d’expérience minimum</text:p>
            <text:p>Mission</text:p>
            <text:p>=&gt;  longue, démarrage ASAP</text:p>
            <text:p/>
          </table:table-cell>
          <table:table-cell office:value-type="string" calcext:value-type="string">
            <text:p>MOA <text:s/>conformité banque rédaction livrable projet test recette</text:p>
          </table:table-cell>
          <table:table-cell table:number-columns-repeated="1020"/>
        </table:table-row>
        <table:table-row table:style-name="ro10">
          <table:table-cell office:value-type="string" calcext:value-type="string">
            <text:p>Ingénieur Etudes et Développement full stack Java / Angular </text:p>
          </table:table-cell>
          <table:table-cell office:value-type="string" calcext:value-type="string">
            <text:p>X</text:p>
          </table:table-cell>
          <table:table-cell office:value-type="string" calcext:value-type="string">
            <text:p>Nous recherchons pour un de nos clients, un chef de projet MOA conformité bancaire</text:p>
            <text:p>Compétence souhaitée:</text:p>
            <text:p>• Des connaissances sur J2EE, Angular, Spring (Core, Boot, Batch,...) sont vivement recommandées</text:p>
            <text:p>• Vous êtes sensible aux problématiques de performances</text:p>
            <text:p>• Vous êtes force de proposition </text:p>
            <text:p>• Vous êtes bon communiquant</text:p>
            <text:p>Contexte</text:p>
            <text:p>Intégré au sein d'une équipe de développeurs, vous participez à la conception ainsi qu'à la mise en œuvre des développements à partir des spécifications fonctionnelles définies.</text:p>
            <text:p>Environnement de travail :</text:p>
            <text:p>• Technologies Java J2EE, Spring Core, Angular</text:p>
            <text:p>• Programmation orientée objet</text:p>
            <text:p>• Maven</text:p>
            <text:p>• Protocoles d'échanges REST &amp; SOAP</text:p>
            <text:p>• GitLab et IntelliJ</text:p>
            <text:p>• Méthodologie Agile</text:p>
            <text:p>Expérience souhaitée</text:p>
            <text:p>• Vous avez de 3-8 ans d'expérience sur la technologie Java</text:p>
            <text:p/>
          </table:table-cell>
          <table:table-cell office:value-type="string" calcext:value-type="string">
            <text:p>Stack java stack java angular</text:p>
          </table:table-cell>
          <table:table-cell table:number-columns-repeated="1020"/>
        </table:table-row>
        <table:table-row table:style-name="ro15">
          <table:table-cell office:value-type="string" calcext:value-type="string">
            <text:p><text:s/>Expert Java (H/F) </text:p>
          </table:table-cell>
          <table:table-cell office:value-type="string" calcext:value-type="string">
            <text:p>X</text:p>
          </table:table-cell>
          <table:table-cell office:value-type="string" calcext:value-type="string">
            <text:p>Nous recherchons pour un de nos clients, un ou plusieurs expert Java</text:p>
            <text:p>Compétences souhaitées:</text:p>
            <text:p>•  Haute expertise technique avec un large spectre de compétences :                    </text:p>
            <text:p>•  Développement (algorithmes et structures de données)</text:p>
            <text:p> • Backend (Java EE, webservices, bonnes pratiques API, sécurité des flux)</text:p>
            <text:p>• Mise en œuvre de SI, briques applicatives pour grand comptes</text:p>
            <text:p>• Analyse des incidents de production</text:p>
            <text:p>Environnement de travail :</text:p>
            <text:p>• Frontend (Angular 8)</text:p>
            <text:p>• Base de données (PostgreSQL notamment)</text:p>
            <text:p>• DevOps (linux, gestion de configuration, pipeline build et déploiement)</text:p>
            <text:p>Profil recherché :</text:p>
            <text:p>• Vous êtes un expert Java / JEE et justifiez d'au moins 10 ans d'expérience</text:p>
          </table:table-cell>
          <table:table-cell office:value-type="string" calcext:value-type="string">
            <text:p>java <text:s text:c="2"/>EE <text:s/>2E <text:s/>back end <text:s/>api <text:s/>algorithme webservices <text:s/>front end <text:s/>frontend</text:p>
          </table:table-cell>
          <table:table-cell table:number-columns-repeated="1020"/>
        </table:table-row>
        <table:table-row table:style-name="ro9">
          <table:table-cell office:value-type="string" calcext:value-type="string">
            <text:p>Ingénieur Test et Automatisation (H/F) </text:p>
          </table:table-cell>
          <table:table-cell office:value-type="string" calcext:value-type="string">
            <text:p>X</text:p>
          </table:table-cell>
          <table:table-cell office:value-type="string" calcext:value-type="string">
            <text:p>Nous recherchons pour un de nos clients, un ingénieur test et automation</text:p>
            <text:p>Compétences souhaitées:</text:p>
            <text:p>• Vous avez une expérience significative dans le test fonctionnel</text:p>
            <text:p>• Vous justifiez d'au moins 4 années d'expérience</text:p>
            <text:p>• Une formation ISTQB serait un plus </text:p>
            <text:p>• Vous avez de bonnes connaissances de l'automatisation de tests</text:p>
            <text:p>• Vous parlez Anglais (Technique)</text:p>
            <text:p>Environnement de travail :</text:p>
            <text:p>• Compétences mixtes entre le technique et le fonctionnel : HTML / XPath</text:p>
            <text:p>• SQL</text:p>
            <text:p>• Sélénium / Appium</text:p>
            <text:p>• Méthodologies du Test (ISTQB)</text:p>
          </table:table-cell>
          <table:table-cell office:value-type="string" calcext:value-type="string">
            <text:p>ingénieur <text:s/>test automatisation <text:s/>recette istqb SQL</text:p>
          </table:table-cell>
          <table:table-cell table:number-columns-repeated="1020"/>
        </table:table-row>
        <table:table-row table:style-name="ro16">
          <table:table-cell office:value-type="string" calcext:value-type="string">
            <text:p>Technicien support N2 - Win store </text:p>
          </table:table-cell>
          <table:table-cell office:value-type="string" calcext:value-type="string">
            <text:p>X</text:p>
          </table:table-cell>
          <table:table-cell office:value-type="string" calcext:value-type="string">
            <text:p>Nous recherchons pour un de nos clients, un technicien support N2-Winstore</text:p>
            <text:p>Compétences souhaitées :</text:p>
            <text:p>• Vous justifiez d'une expérience similaire dans un environnement Caisse.</text:p>
            <text:p>• Vous avez le sens du service et des capacités d'organisation (planification de ses taches, gestion des priorités)</text:p>
            <text:p>• Bon pédagogue, vous êtes autonome et rigoureux</text:p>
            <text:p>• Vous maîtrisez Win store et Office 365 à GSuite</text:p>
            <text:p>• Vous maîtrisez le Français et l'Anglais. L'espagnol est un plus</text:p>
            <text:p>Environnement de travail :</text:p>
            <text:p>• Winstore impératif</text:p>
            <text:p>• TPE environnement caisse</text:p>
            <text:p>• Windows et Mac OS</text:p>
            <text:p>• Outils de ticketing : Service Now</text:p>
            <text:p>• Office 365 à GSuite</text:p>
            <text:p>• PDA Android</text:p>
          </table:table-cell>
          <table:table-cell office:value-type="string" calcext:value-type="string">
            <text:p>Windows <text:s/>mac os <text:s/>ticketing <text:s/>pda Android office 365 <text:s/>Gsuite support</text:p>
          </table:table-cell>
          <table:table-cell table:number-columns-repeated="1020"/>
        </table:table-row>
        <table:table-row table:style-name="ro16">
          <table:table-cell office:value-type="string" calcext:value-type="string">
            <text:p>Ingénieur Etudes et Développement Drupal 8 (Ile de France)</text:p>
          </table:table-cell>
          <table:table-cell office:value-type="string" calcext:value-type="string">
            <text:p>X</text:p>
          </table:table-cell>
          <table:table-cell office:value-type="string" calcext:value-type="string">
            <text:p>Nous recherchons pour un de nos clients , un ingénieur étude et développement Drupal 8</text:p>
            <text:p>Compétences souhaitées:</text:p>
            <text:p>• Drupal 8( expert)</text:p>
            <text:p>• MySQL( maitrise)</text:p>
            <text:p>• PHP 5/7( maitrise)</text:p>
            <text:p>• GIT(maitrise)</text:p>
            <text:p>Qualité recherchée:</text:p>
            <text:p>• Enthousiaste</text:p>
            <text:p>• Autonome</text:p>
            <text:p>• Capacité a communiquer</text:p>
            <text:p>• Force de proposition</text:p>
            <text:p>• Rigoureux </text:p>
            <text:p>• Esprit d'équipe</text:p>
            <text:p/>
          </table:table-cell>
          <table:table-cell office:value-type="string" calcext:value-type="string">
            <text:p>ingenieur etude Drupal 8 PHP5 PHP 7 Shell Unix MySQL GIT esprit équipe communication</text:p>
          </table:table-cell>
          <table:table-cell table:number-columns-repeated="1020"/>
        </table:table-row>
        <table:table-row table:style-name="ro17">
          <table:table-cell office:value-type="string" calcext:value-type="string">
            <text:p>IT-Ingénieur C# et SQL </text:p>
          </table:table-cell>
          <table:table-cell office:value-type="string" calcext:value-type="string">
            <text:p>X</text:p>
          </table:table-cell>
          <table:table-cell office:value-type="string" calcext:value-type="string">
            <text:p>Nous recherchons pour un de nos clients , un IT-Ingénieur C# et SQL</text:p>
            <text:p>Compétences souhaitées:</text:p>
            <text:p>• VBA</text:p>
            <text:p>• .net</text:p>
            <text:p>• C#</text:p>
            <text:p>• Sybase</text:p>
            <text:p>• Oracle</text:p>
            <text:p>• projet Ndod</text:p>
            <text:p>• Être force de proposition sur la définition de solutions</text:p>
            <text:p>•  Être volontaire dans la mise en place des pratiques agiles </text:p>
            <text:p>Description du poste :</text:p>
            <text:p>• Prise de connaissance de l’existant </text:p>
            <text:p>• Participation à la définition des réalisations avec la maîtrise d’ouvrage</text:p>
            <text:p>•  Développement de traitements et d’écrans C#/ASP.NET </text:p>
            <text:p>• Développement de procédures stockées (Sybase et/ou Oracle) </text:p>
            <text:p>• Assistance MOA/utilisateur </text:p>
            <text:p>Mission:</text:p>
            <text:p>=&gt;  Début :asap</text:p>
            <text:p>Fin de la mission : 31/01/2021</text:p>
          </table:table-cell>
          <table:table-cell office:value-type="string" calcext:value-type="string">
            <text:p>c# .net Sybase oracle ndod vba technique projet ndod nouveau défaut IT volontaire solutions</text:p>
          </table:table-cell>
          <table:table-cell table:number-columns-repeated="1020"/>
        </table:table-row>
        <table:table-row table:style-name="ro9">
          <table:table-cell office:value-type="string" calcext:value-type="string">
            <text:p>Développeur NET C# (Craft)</text:p>
          </table:table-cell>
          <table:table-cell office:value-type="string" calcext:value-type="string">
            <text:p>X</text:p>
          </table:table-cell>
          <table:table-cell office:value-type="string" calcext:value-type="string">
            <text:p>Nous recherchons pour un de nos clients, un développeur Net C#( Craft)</text:p>
            <text:p>Secteur d'activité</text:p>
            <text:p>•  Asset Management</text:p>
            <text:p>Technologies utilisés</text:p>
            <text:p>•  Clients lourds winforms cross asset</text:p>
            <text:p>Mission:</text:p>
            <text:p>•  Prendre en charge une application legacy construite sans la méthode TDD avec une couverture de test déficiente</text:p>
            <text:p>• Appliquer la méthode TDD pour les évolution et re factoring nécessaire</text:p>
            <text:p>Début de la mission : asap</text:p>
            <text:p>Fin de la mission : 20/01/2021</text:p>
            <text:p>Autre information requise:</text:p>
            <text:p>•  Méthodologie de test nécessaire au poste</text:p>
          </table:table-cell>
          <table:table-cell office:value-type="string" calcext:value-type="string">
            <text:p>net c# asset management TDD client lourd</text:p>
          </table:table-cell>
          <table:table-cell table:number-columns-repeated="1020"/>
        </table:table-row>
        <table:table-row table:style-name="ro15">
          <table:table-cell office:value-type="string" calcext:value-type="string">
            <text:p>Développeur SharePoint/Angular/.NET confirmé</text:p>
          </table:table-cell>
          <table:table-cell office:value-type="string" calcext:value-type="string">
            <text:p>X</text:p>
          </table:table-cell>
          <table:table-cell office:value-type="string" calcext:value-type="string">
            <text:p>Nous recherchons pour un de nos clients, un développeur SharePoint/angular/.net:</text:p>
            <text:p>• L'intervenant devra avoir une expérience confirmée sur le développement en mode Farm Solution (WSP) et les Add-Ins SharePoint 2016.</text:p>
            <text:p>• L'intervenant aura en charge la migration des applications SharePoint existantes vers trois cibles possibles : SharePoint 2016, Office 365, réécriture Angular &amp; .NET Web Api ;</text:p>
            <text:p>l'échéance de cette migration étant fin 2020.</text:p>
            <text:p>l'échéance de cette migration étant fin 2020. Il doit également avoir une bonne</text:p>
            <text:p>• connaissance de SharePoint Online (O365).</text:p>
            <text:p>Début de la mission : 17/02/2020</text:p>
            <text:p>Fin de la mission : 31/01/2021</text:p>
            <text:p>Secteur d'activité :</text:p>
            <text:p>• Asset Management</text:p>
            <text:p>Département concerné:</text:p>
            <text:p>• Informatique, Système d'information</text:p>
            <text:p/>
          </table:table-cell>
          <table:table-cell office:value-type="string" calcext:value-type="string">
            <text:p>SharePoint angular .net web api </text:p>
          </table:table-cell>
          <table:table-cell table:number-columns-repeated="1020"/>
        </table:table-row>
        <table:table-row table:style-name="ro15">
          <table:table-cell office:value-type="string" calcext:value-type="string">
            <text:p>Développement Angular, Node JS, Mango DB</text:p>
          </table:table-cell>
          <table:table-cell office:value-type="string" calcext:value-type="string">
            <text:p>X</text:p>
          </table:table-cell>
          <table:table-cell office:value-type="string" calcext:value-type="string">
            <text:p>Nous recherchons pour un de nos clients, un développeur angular, node js, Mango dB</text:p>
            <text:p>Description du poste:</text:p>
            <text:p>Adaptations à réaliser</text:p>
            <text:p>• Ajouter les informations bancaires au compte utilisateur</text:p>
            <text:p>• Remplacer la notion de consultation avec une notion de séance de consultation qui permet à connecter deux professionnels de santé autour d’un patient pendant la consultation.</text:p>
            <text:p>•  Évoluer l’intégration des données de santé en format HL7 pour pouvoir importer non seulement des mesures vitales, mais aussi des images, documents, etc.</text:p>
            <text:p>•  Ajouter la notion des montants à une session de consultation</text:p>
            <text:p>•  Gestion des paiements</text:p>
            <text:p>•  Communication avec le lecteur de carte bancaire pour lui indiquer le montant à débiter et avoir l’acceptation d’opération par la banque</text:p>
            <text:p>• Allocation des montants dans transactions par professionnel de santé</text:p>
            <text:p>• Regroupement des transactions dans virements</text:p>
            <text:p>• Transmissions des virements à la banque du compte collecteur</text:p>
            <text:p>• Création des outils de rapport des paiements (par période et id utilisateur)</text:p>
          </table:table-cell>
          <table:table-cell office:value-type="string" calcext:value-type="string">
            <text:p>Angular Node JS Mango DB</text:p>
          </table:table-cell>
          <table:table-cell table:number-columns-repeated="1020"/>
        </table:table-row>
        <table:table-row table:style-name="ro9">
          <table:table-cell office:value-type="string" calcext:value-type="string">
            <text:p>Architecte Salesforce H/F</text:p>
          </table:table-cell>
          <table:table-cell office:value-type="string" calcext:value-type="string">
            <text:p>X</text:p>
          </table:table-cell>
          <table:table-cell office:value-type="string" calcext:value-type="string">
            <text:p>Nous recherchons pour un de nos clients, architecte Salesforce </text:p>
            <text:p>Compétence souhaitée:</text:p>
            <text:p>• Bonne connaissance de l'environnement Community Cloud et Service Cloud</text:p>
            <text:p>• Maitrise : App Builder, Community Cloud, Dev I et II, Web service, Win merge, Sourcetree, GIT, IDE Eclipse, SOA</text:p>
            <text:p>• Maitrise de l’architecture d’entreprise, architecture applicative</text:p>
            <text:p>• Revue de code</text:p>
            <text:p>• Expérience de tech lead</text:p>
            <text:p>Description du poste :</text:p>
            <text:p>• Architecte Salesforce maîtrisant la configuration Salesforce ainsi que le langage et les patterns Apex, Lightning et les techniques de déploiement de package Salesforce.</text:p>
            <text:p>• Maîtrise des API Salesforce (Rest, Tooling, Meta data, Partner, Autres).</text:p>
            <text:p>• Capable de développer et déployer des services Web en mode Rest/Soap. Maîtrise des processus et outils de déploiement Salesforce.</text:p>
            <text:p>• Il assurera la mise en œuvre et le déploiement de la solution.</text:p>
          </table:table-cell>
          <table:table-cell office:value-type="string" calcext:value-type="string">
            <text:p>Salesforce architecte cloud apex API APP Builder Win merge sourcetree</text:p>
          </table:table-cell>
          <table:table-cell table:number-columns-repeated="1020"/>
        </table:table-row>
        <table:table-row table:style-name="ro15">
          <table:table-cell office:value-type="string" calcext:value-type="string">
            <text:p>Développeur</text:p>
          </table:table-cell>
          <table:table-cell office:value-type="string" calcext:value-type="string">
            <text:p>X</text:p>
          </table:table-cell>
          <table:table-cell office:value-type="string" calcext:value-type="string">
            <text:p>Nous recherchons pour un de nos clients, un développeur</text:p>
            <text:p>Descriptif du poste</text:p>
            <text:p>• Besoin de développer une solution complète de téléconsultation répondant à un processus complet de gestion de la consultation patient à distance</text:p>
            <text:p>besoin de faire évoluer la solution actuelle sur:</text:p>
            <text:p>• Ajouter les informations bancaires au compte utilisateur </text:p>
            <text:p>• Remplacer la notion de consultation avec une notion de séance de consultation qui permet à connecter deux professionnels de santé autour d’un patient pendant la consultation. </text:p>
            <text:p>•  Évoluer l’intégration des données de santé en format HL7 pour pouvoir importer non seulement des mesures vitales, mais aussi des images, documents, etc. </text:p>
            <text:p>•  Ajouter la notion des montants à une session de consultation </text:p>
            <text:p>•  Gestion des paiements a. Communication avec le lecteur de carte bancaire pour lui indiquer le montant à débiter et avoir l’acceptation d’opération par la banque </text:p>
            <text:p>• Allocation des montants dans transactions par professionnel de santé </text:p>
            <text:p>• Regroupement des transactions dans virements </text:p>
            <text:p>•  Transmissions des virements à la banque du compte collecteur </text:p>
            <text:p>•  Création des outils de rapport des paiements (par période et id utilisateur) </text:p>
          </table:table-cell>
          <table:table-cell office:value-type="string" calcext:value-type="string">
            <text:p>HL7 technique paiement virement analyse</text:p>
          </table:table-cell>
          <table:table-cell table:number-columns-repeated="1020"/>
        </table:table-row>
        <table:table-row table:style-name="ro7">
          <table:table-cell office:value-type="string" calcext:value-type="string">
            <text:p>Développeur Salesforce <text:s/>X2</text:p>
          </table:table-cell>
          <table:table-cell office:value-type="string" calcext:value-type="string">
            <text:p>X</text:p>
          </table:table-cell>
          <table:table-cell office:value-type="string" calcext:value-type="string">
            <text:p>Nous recherchons pour un de nos clients, Deux  développeurs seniors Salesforce (environnement Community Cloud et Service Cloud)</text:p>
            <text:p>Compétences souhaitées:</text:p>
            <text:p>• Maîtrise la configuration Salesforce ainsi que le langage et les patterns Apex, Lightning et les techniques de déploiement de package Salesforce.</text:p>
            <text:p>• Maîtrise des API Salesforce (Rest, Tooling, Meta data, Partner, Autres).</text:p>
            <text:p>• Capable de développer et déployer des services Web en mode Rest/Soap. Maîtrise des processus et outils de déploiement Salesforce.</text:p>
            <text:p>• Assurer la mise en œuvre et le déploiement de la solution.</text:p>
            <text:p>• Maitrise : App Builder, Community Cloud, Dev I et II, Web service, Win merge, Sourcetree, GIT, IDE Eclipse, SOA</text:p>
            <text:p>Mission</text:p>
            <text:p>=&gt;  3 mois minimum/ démarrage asap</text:p>
          </table:table-cell>
          <table:table-cell office:value-type="string" calcext:value-type="string">
            <text:p>Salesforce rest tooling Meta data app Builder cloud sourcetree GIT SOA senior</text:p>
          </table:table-cell>
          <table:table-cell table:number-columns-repeated="1020"/>
        </table:table-row>
        <table:table-row table:style-name="ro14">
          <table:table-cell office:value-type="string" calcext:value-type="string">
            <text:p><text:s/>DevOps Big Data</text:p>
          </table:table-cell>
          <table:table-cell office:value-type="string" calcext:value-type="string">
            <text:p>X</text:p>
          </table:table-cell>
          <table:table-cell office:value-type="string" calcext:value-type="string">
            <text:p>Nous recherchons pour un de nos clients, un devops big data</text:p>
            <text:p>Expérience souhaitée:</text:p>
            <text:p>• Minimum 3 ans</text:p>
          </table:table-cell>
          <table:table-cell office:value-type="string" calcext:value-type="string">
            <text:p>Devops big data </text:p>
          </table:table-cell>
          <table:table-cell table:number-columns-repeated="1020"/>
        </table:table-row>
        <table:table-row table:style-name="ro14">
          <table:table-cell office:value-type="string" calcext:value-type="string">
            <text:p><text:s/>Développeur full stack ReactJS/NodeJS</text:p>
          </table:table-cell>
          <table:table-cell office:value-type="string" calcext:value-type="string">
            <text:p>X</text:p>
          </table:table-cell>
          <table:table-cell office:value-type="string" calcext:value-type="string">
            <text:p>Nous recherchons pour un de nos clients, un developpeur full stack react s/Node js</text:p>
            <text:p>Expérience souhaitée:</text:p>
            <text:p>• Minimum 3 ans</text:p>
          </table:table-cell>
          <table:table-cell office:value-type="string" calcext:value-type="string">
            <text:p>Full stack full stack react js reactjs nodejs Node js front end back end analyse conception</text:p>
          </table:table-cell>
          <table:table-cell table:number-columns-repeated="1020"/>
        </table:table-row>
        <table:table-row table:style-name="ro14">
          <table:table-cell office:value-type="string" calcext:value-type="string">
            <text:p><text:s/>Tech Lead NodeJS</text:p>
          </table:table-cell>
          <table:table-cell office:value-type="string" calcext:value-type="string">
            <text:p>X</text:p>
          </table:table-cell>
          <table:table-cell office:value-type="string" calcext:value-type="string">
            <text:p>Nous recherchons pour un de nos clients, un tech lead Node js</text:p>
            <text:p>Expérience souhaitée:</text:p>
            <text:p>• Minimum 3 ans</text:p>
          </table:table-cell>
          <table:table-cell office:value-type="string" calcext:value-type="string">
            <text:p>Node js nodejs teach lead pilotage technical technique</text:p>
          </table:table-cell>
          <table:table-cell table:number-columns-repeated="1020"/>
        </table:table-row>
        <table:table-row table:style-name="ro14">
          <table:table-cell office:value-type="string" calcext:value-type="string">
            <text:p><text:s/>Tech Lead ReactJS </text:p>
          </table:table-cell>
          <table:table-cell office:value-type="string" calcext:value-type="string">
            <text:p>X</text:p>
          </table:table-cell>
          <table:table-cell office:value-type="string" calcext:value-type="string">
            <text:p>Nous recherchons pour un de nos clients, un tech lead react js</text:p>
            <text:p>Expérience souhaitée:</text:p>
            <text:p>• Minimum 3 ans</text:p>
          </table:table-cell>
          <table:table-cell office:value-type="string" calcext:value-type="string">
            <text:p>react js reactjs lead technical technique</text:p>
          </table:table-cell>
          <table:table-cell table:number-columns-repeated="1020"/>
        </table:table-row>
        <table:table-row table:style-name="ro12">
          <table:table-cell office:value-type="string" calcext:value-type="string">
            <text:p>Ingénieur sécurité et réseaux</text:p>
          </table:table-cell>
          <table:table-cell office:value-type="string" calcext:value-type="string">
            <text:p>X</text:p>
          </table:table-cell>
          <table:table-cell office:value-type="string" calcext:value-type="string">
            <text:p>Nous recherchons pour un de nos clients, un ingénieur sécurité et réseaux</text:p>
            <text:p>Compétences souhaitées:</text:p>
            <text:p>• F5 (GTM/ASM/LTM/APM)</text:p>
            <text:p>• Palo Alto </text:p>
            <text:p>• Azure</text:p>
            <text:p>Expérience souhaitée:</text:p>
            <text:p>• Minimum 4ans</text:p>
            <text:p/>
          </table:table-cell>
          <table:table-cell office:value-type="string" calcext:value-type="string">
            <text:p>securite et reseaux azure Palo alto ingenieur</text:p>
          </table:table-cell>
          <table:table-cell table:number-columns-repeated="1020"/>
        </table:table-row>
        <table:table-row table:style-name="ro18">
          <table:table-cell office:value-type="string" calcext:value-type="string">
            <text:p><text:tab/>Concepteur Trading</text:p>
          </table:table-cell>
          <table:table-cell office:value-type="string" calcext:value-type="string">
            <text:p>X</text:p>
          </table:table-cell>
          <table:table-cell office:value-type="string" calcext:value-type="string">
            <text:p>Nous recherchons pour un de nos clients, un concepteur trading</text:p>
            <text:p>Expérience souhaitée</text:p>
            <text:p>• Minimum 4ans </text:p>
            <text:p>Objectifs de la mission : </text:p>
            <text:p>• Prise de spécifications auprès du trading</text:p>
            <text:p>• Analyse et compréhension du besoin fonctionnel</text:p>
            <text:p>•Implémentation d’une solution technique</text:p>
            <text:p>• Tests des outils</text:p>
            <text:p>• Livraison des outils</text:p>
            <text:p>Mission</text:p>
            <text:p>=&gt;  Longue, démarrage ASAP</text:p>
          </table:table-cell>
          <table:table-cell office:value-type="string" calcext:value-type="string">
            <text:p>concepteur trading technique tests programmation developpement application ecoute rigueur Informatique trading finance specification</text:p>
          </table:table-cell>
          <table:table-cell table:number-columns-repeated="1020"/>
        </table:table-row>
        <table:table-row table:style-name="ro11">
          <table:table-cell office:value-type="string" calcext:value-type="string">
            <text:p>Data Engineer SQL /MSBI (SSAS)</text:p>
          </table:table-cell>
          <table:table-cell office:value-type="string" calcext:value-type="string">
            <text:p>X</text:p>
          </table:table-cell>
          <table:table-cell office:value-type="string" calcext:value-type="string">
            <text:p>Nous recherchons pour un de nos clients, un data engineer SQL/MSBI</text:p>
            <text:p>Expérience souhaitée:</text:p>
            <text:p>• 5 ans d’expérience minimum</text:p>
            <text:p>Compétences souhaitées:</text:p>
            <text:p>•  Maitrise du SQL</text:p>
            <text:p>• Maitrise des cubes SSAS (tabulaire &amp; Multi-Dim)</text:p>
            <text:p>• Cloud Azure – Power BI</text:p>
            <text:p>•Anglais – B2 minimum</text:p>
            <text:p>Mission</text:p>
            <text:p>=&gt; Longue, démarrage ASAP</text:p>
          </table:table-cell>
          <table:table-cell office:value-type="string" calcext:value-type="string">
            <text:p>Data SQL cloud azure power bi ingenieur</text:p>
          </table:table-cell>
          <table:table-cell table:number-columns-repeated="1020"/>
        </table:table-row>
        <table:table-row table:style-name="ro2">
          <table:table-cell office:value-type="string" calcext:value-type="string">
            <text:p>Pilotes de projet supply chain</text:p>
          </table:table-cell>
          <table:table-cell office:value-type="string" calcext:value-type="string">
            <text:p>X</text:p>
          </table:table-cell>
          <table:table-cell office:value-type="string" calcext:value-type="string">
            <text:p>Nous recherchons pour un de nos clients, deux pilotes de projet Supply Chain</text:p>
            <text:p>Compétences souhaitées:</text:p>
            <text:p>• Etre autonomes sur les compétences AMOA de pilote de projet et les problématiques Supply Chain.</text:p>
            <text:p>Mission </text:p>
            <text:p>=&gt; Longue/Démarrage :  ASAP</text:p>
            <text:p/>
          </table:table-cell>
          <table:table-cell office:value-type="string" calcext:value-type="string">
            <text:p>pilote supply Chain AMOA projet </text:p>
          </table:table-cell>
          <table:table-cell table:number-columns-repeated="1020"/>
        </table:table-row>
        <table:table-row table:style-name="ro11">
          <table:table-cell office:value-type="string" calcext:value-type="string">
            <text:p>Consultant technico-fonctionnel</text:p>
          </table:table-cell>
          <table:table-cell office:value-type="string" calcext:value-type="string">
            <text:p>X</text:p>
          </table:table-cell>
          <table:table-cell office:value-type="string" calcext:value-type="string">
            <text:p>Nous recherchons pour un de nos clients, un consultant technico-fonctionnel</text:p>
            <text:p>Compétences souhaitées</text:p>
            <text:p>• Anglais courant</text:p>
            <text:p>• Rédaction de spécifications techniques </text:p>
            <text:p>• Fournir et présenter la documentation aux développeurs</text:p>
            <text:p>•  Rédaction des dossiers de tests</text:p>
            <text:p>• Développement, recette, corrections des anomalies.</text:p>
            <text:p>• Pilotage des livraisons d’évolutions et des correctifs.</text:p>
            <text:p>Mission</text:p>
            <text:p>=&gt; Longue</text:p>
          </table:table-cell>
          <table:table-cell office:value-type="string" calcext:value-type="string">
            <text:p>technico-fonctionnel technico fonctionnel recette anomalie</text:p>
          </table:table-cell>
          <table:table-cell table:number-columns-repeated="1020"/>
        </table:table-row>
        <table:table-row table:style-name="ro10">
          <table:table-cell office:value-type="string" calcext:value-type="string">
            <text:p><text:tab/> Lead Développeur Drupal 8 (Ile de France)</text:p>
          </table:table-cell>
          <table:table-cell office:value-type="string" calcext:value-type="string">
            <text:p>X</text:p>
          </table:table-cell>
          <table:table-cell office:value-type="string" calcext:value-type="string">
            <text:p>Nous recherchons pour un de nos clients, un lead developpeur Drupal 8</text:p>
            <text:p>Compétences souhaitées:</text:p>
            <text:p>• Capacité à communiquer et force de proposition</text:p>
            <text:p>• Rigoureux dans sa méthode et son travail</text:p>
            <text:p>• Vous êtes passionné par les nouvelles technologies et l'innovation </text:p>
            <text:p>• Drupal 8 (Expert)</text:p>
            <text:p>• MySQL (Maitrisé)</text:p>
            <text:p>• PHP 5/7 (Maitrisé)</text:p>
            <text:p>• GIT (Maitrisé)</text:p>
            <text:p>Environnement de travail : </text:p>
            <text:p>• Conception objet ;</text:p>
            <text:p>• Langages : DRUPAL 8 et PHP 5/7</text:p>
            <text:p>• Web services : REST, flux JSON, SOAP ;</text:p>
            <text:p>• Multithreading ;</text:p>
            <text:p>• UNIX, Shell ;</text:p>
            <text:p>Expériences souhaitées</text:p>
            <text:p>• Vous justifiez d'au moins 2 années d'expérience sur un poste similaire</text:p>
            <text:p/>
          </table:table-cell>
          <table:table-cell office:value-type="string" calcext:value-type="string">
            <text:p>Drupal 8 MySQL PHP5 PHP7 GIT Json SOAP lead technique coordination</text:p>
          </table:table-cell>
          <table:table-cell table:number-columns-repeated="1020"/>
        </table:table-row>
        <table:table-row table:style-name="ro9">
          <table:table-cell office:value-type="string" calcext:value-type="string">
            <text:p><text:tab/> Ingénieur Etudes et Développement ReactJS (Hauts de France)</text:p>
          </table:table-cell>
          <table:table-cell office:value-type="string" calcext:value-type="string">
            <text:p>X</text:p>
          </table:table-cell>
          <table:table-cell office:value-type="string" calcext:value-type="string">
            <text:p>Nous recherchons pour un de nos clients, un ingénieur etudes et développement react js</text:p>
            <text:p>Compétences souhaitées</text:p>
            <text:p>• Vos maîtres-mots sont : performances, maintenabilité, évolutivité.</text:p>
            <text:p>• Vous êtes reconnu pour votre rigueur, votre dynamisme et votre leadership.</text:p>
            <text:p>• La maîtrise de l'anglais est indispensable.</text:p>
            <text:p>• React JS (Expert)</text:p>
            <text:p>• JavaScript (Maitrisé)</text:p>
            <text:p>Environnement de travail :</text:p>
            <text:p>• Méthodologie Agile SCRUM : Sprint Planning, Daily Meeting, Rétrospective, Démo</text:p>
            <text:p>• Langages HTML5, CSS3, JavaScript, Vanilla, jQuery, React, la POO.</text:p>
            <text:p>Expérience souhaitée :</text:p>
            <text:p>• Vous justifiez d'au moins 4 années d'expérience en tant que développeur Frontend, et plus particulièrement dans le domaine du e-commerce.</text:p>
          </table:table-cell>
          <table:table-cell office:value-type="string" calcext:value-type="string">
            <text:p>Etudes et Développement ReactJS HTML5 CSS3 javascript vanilla jQuery agile scrum ingenieur</text:p>
          </table:table-cell>
          <table:table-cell table:number-columns-repeated="1020"/>
        </table:table-row>
        <table:table-row table:style-name="ro19">
          <table:table-cell office:value-type="string" calcext:value-type="string">
            <text:p>Technicien support N2 - Winstore (Hauts de France) </text:p>
          </table:table-cell>
          <table:table-cell office:value-type="string" calcext:value-type="string">
            <text:p>X</text:p>
          </table:table-cell>
          <table:table-cell office:value-type="string" calcext:value-type="string">
            <text:p/>
            <text:p>Nous recherchons pour un de nos clients, un technicien support N2-Winstore</text:p>
            <text:p>Compétences souhaitées</text:p>
            <text:p>• Vous justifiez d'une expérience similaire dans un environnement Caisse.</text:p>
            <text:p>• Vous avez le sens du service et des capacités d'organisation (planification de ses taches, gestion des priorités)</text:p>
            <text:p>• Bon pédagogue, vous êtes autonome et rigoureux</text:p>
            <text:p>• Vous maîtrisez Winstore et Office 365 à GSuite</text:p>
            <text:p>• Vous maîtrisez le Français et l'Anglais. L'espagnol est un plus</text:p>
            <text:p>Environnement de travail :</text:p>
            <text:p>• Winstore impératif</text:p>
            <text:p>• TPE environnement caisse</text:p>
            <text:p>• Windows et Mac OS</text:p>
            <text:p>• Outils de ticketing : Service Now</text:p>
            <text:p>• Office 365 à GSuite</text:p>
            <text:p>• PDA Android</text:p>
            <text:p/>
            <text:p/>
          </table:table-cell>
          <table:table-cell office:value-type="string" calcext:value-type="string">
            <text:p>Winstore Android Guite anglais support technique technicien</text:p>
          </table:table-cell>
          <table:table-cell table:number-columns-repeated="1020"/>
        </table:table-row>
        <table:table-row table:style-name="ro2">
          <table:table-cell office:value-type="string" calcext:value-type="string">
            <text:p>Consultant devops 6-8 ans d'exp</text:p>
          </table:table-cell>
          <table:table-cell office:value-type="string" calcext:value-type="string">
            <text:p>X</text:p>
          </table:table-cell>
          <table:table-cell office:value-type="string" calcext:value-type="string">
            <text:p>Nous recherchons pour un de nos clients, un devOps XL deploy XL release</text:p>
            <text:p>Compétences souhaitées : </text:p>
            <text:p>•  XLDeploy, XLRelease, Python, Jenkins…</text:p>
            <text:p>•  Finance </text:p>
            <text:p>Mission</text:p>
            <text:p>=&gt; Longue/Démarrage : ASAP </text:p>
          </table:table-cell>
          <table:table-cell office:value-type="string" calcext:value-type="string">
            <text:p>devops dev Ops XLdeploy XL release python Jenkins bancaire finance</text:p>
          </table:table-cell>
          <table:table-cell table:number-columns-repeated="1020"/>
        </table:table-row>
        <table:table-row table:style-name="ro2">
          <table:table-cell office:value-type="string" calcext:value-type="string">
            <text:p>Ingénieur Réseau et sécurité</text:p>
          </table:table-cell>
          <table:table-cell office:value-type="string" calcext:value-type="string">
            <text:p>X</text:p>
          </table:table-cell>
          <table:table-cell office:value-type="string" calcext:value-type="string">
            <text:p>Nous recherchons pour un de nos clients, un ingenieur réseau et securité</text:p>
            <text:p>Compétences souhaitées:</text:p>
            <text:p>• Bonne connaissance des environnements techniques : Cisco, Nexus, Fortinet, F5, Palo Alto </text:p>
            <text:p>Expérience souhaitée:</text:p>
            <text:p>• Minimum 5 ans </text:p>
            <text:p>TJM cible : selon profil</text:p>
          </table:table-cell>
          <table:table-cell office:value-type="string" calcext:value-type="string">
            <text:p>reseau <text:s/>securite Cisco nexus Fortinet Palo alto ingenieur</text:p>
          </table:table-cell>
          <table:table-cell table:number-columns-repeated="1020"/>
        </table:table-row>
        <table:table-row table:style-name="ro2">
          <table:table-cell office:value-type="string" calcext:value-type="string">
            <text:p>Ingénieur IOS</text:p>
          </table:table-cell>
          <table:table-cell office:value-type="string" calcext:value-type="string">
            <text:p>X</text:p>
          </table:table-cell>
          <table:table-cell office:value-type="string" calcext:value-type="string">
            <text:p>Nous recherchons pour un de nos clients, un ingenieur Ios</text:p>
            <text:p>Compétences souhaitées:</text:p>
            <text:p>• Environnement technique : Swift, Clean archi</text:p>
            <text:p>Expériences souhaitées:</text:p>
            <text:p>• Minimum 4 ans</text:p>
            <text:p>TJM cible : selon profil</text:p>
          </table:table-cell>
          <table:table-cell office:value-type="string" calcext:value-type="string">
            <text:p>IOS Swift </text:p>
          </table:table-cell>
          <table:table-cell table:number-columns-repeated="1020"/>
        </table:table-row>
        <table:table-row table:style-name="ro12">
          <table:table-cell office:value-type="string" calcext:value-type="string">
            <text:p>Ingénieur JAVA 8</text:p>
          </table:table-cell>
          <table:table-cell office:value-type="string" calcext:value-type="string">
            <text:p>X</text:p>
          </table:table-cell>
          <table:table-cell office:value-type="string" calcext:value-type="string">
            <text:p>Nous recherchons pour un de nos clients, un ingénieur java 8</text:p>
            <text:p>Compétence souhaitée</text:p>
            <text:p>•  Environnement technique : JAVA 8, Spring Boot, NOSQL, RabbitMQ  </text:p>
            <text:p>Expérience souhaitée:</text:p>
            <text:p>•  Minimum 5 ans à senior</text:p>
            <text:p>Compétence souhaitée</text:p>
            <text:p>•  Environnement technique : JAVA 8, Spring Boot, NOSQL, RabbitMQ</text:p>
            <text:p>TJM cible : selon profil</text:p>
          </table:table-cell>
          <table:table-cell office:value-type="string" calcext:value-type="string">
            <text:p>Java 8 <text:s/>Sprint boot <text:s/>nosql <text:s/>No SQL rabbitMq analyse Ingenieur</text:p>
          </table:table-cell>
          <table:table-cell table:number-columns-repeated="1020"/>
        </table:table-row>
        <table:table-row table:style-name="ro6">
          <table:table-cell office:value-type="string" calcext:value-type="string">
            <text:p>Développeur support et intégration <text:s/>Z/OS</text:p>
          </table:table-cell>
          <table:table-cell office:value-type="string" calcext:value-type="string">
            <text:p>X</text:p>
          </table:table-cell>
          <table:table-cell office:value-type="string" calcext:value-type="string">
            <text:p>Nou recherchons pour un de nos clients, un développeur support et intégration Z/Os</text:p>
            <text:p>Compétences souhaitées:</text:p>
            <text:p>• Environnement technique : Z/OS et les composants de base (MVS, TSO, JES2, ISPF, RACF, RMF, SMF …) </text:p>
            <text:p>• Tivoli NETVIEW, DB2 et outillage (Tools) </text:p>
            <text:p>Expérience souhaitée</text:p>
            <text:p>• Minimum  5 ans</text:p>
            <text:p>TJM cible : selon profil</text:p>
          </table:table-cell>
          <table:table-cell office:value-type="string" calcext:value-type="string">
            <text:p>Z/os DB2 MVS TSO JES2 RACF RMF SMF developpeur support</text:p>
          </table:table-cell>
          <table:table-cell table:number-columns-repeated="1020"/>
        </table:table-row>
        <table:table-row table:style-name="ro6">
          <table:table-cell office:value-type="string" calcext:value-type="string">
            <text:p>Expert progiciel Reflex</text:p>
          </table:table-cell>
          <table:table-cell office:value-type="string" calcext:value-type="string">
            <text:p>X</text:p>
          </table:table-cell>
          <table:table-cell office:value-type="string" calcext:value-type="string">
            <text:p/>
            <text:p>Nous recherchons pour un de nos clients, un expert progiciel reflex:</text:p>
            <text:p>Compétences souhaitées:</text:p>
            <text:p>•  Environnement technique : Maîtrise de l’application REFLEX Versions 3.23-3.27 </text:p>
            <text:p>•  Connaissance des particularités de la gestion logistique de la monnaie fiduciaire dans les caisses modernisées, y compris en centre automatisé </text:p>
            <text:p>Expérience souhaitée</text:p>
            <text:p>• Expérience souhaitée : 6 ans</text:p>
          </table:table-cell>
          <table:table-cell office:value-type="string" calcext:value-type="string">
            <text:p>Reflex expert gestion logistique</text:p>
          </table:table-cell>
          <table:table-cell table:number-columns-repeated="1020"/>
        </table:table-row>
        <table:table-row table:style-name="ro8">
          <table:table-cell office:value-type="string" calcext:value-type="string">
            <text:p>Développeur VueJS-React</text:p>
          </table:table-cell>
          <table:table-cell office:value-type="string" calcext:value-type="string">
            <text:p>X</text:p>
          </table:table-cell>
          <table:table-cell office:value-type="string" calcext:value-type="string">
            <text:p>Nous recherchons pour un de nos clients, un développeur Vue Js</text:p>
            <text:p> Expérience souhaitée</text:p>
            <text:p>• Minimum 4-5 ans </text:p>
            <text:p>plusieurs postes ouverts - PRE-EMBAUCHE</text:p>
            <text:p>TJM cible : selon profil</text:p>
          </table:table-cell>
          <table:table-cell office:value-type="string" calcext:value-type="string">
            <text:p>vuejs vue js react developpeur web </text:p>
          </table:table-cell>
          <table:table-cell table:number-columns-repeated="1020"/>
        </table:table-row>
        <table:table-row table:style-name="ro2">
          <table:table-cell office:value-type="string" calcext:value-type="string">
            <text:p>Ingénieur Cybersécurité Gouvernance, Risk &amp; Compliance</text:p>
          </table:table-cell>
          <table:table-cell office:value-type="string" calcext:value-type="string">
            <text:p>X</text:p>
          </table:table-cell>
          <table:table-cell office:value-type="string" calcext:value-type="string">
            <text:p>Nous recherchons pour un de nos clients, un ingenieur cybersecurite gouvernance Risk &amp; compliance</text:p>
            <text:p>Compétence souhaitée:</text:p>
            <text:p>• Environnement technique : IAM, RGPD, cyber sécurité, Conformité RGPD + anglais </text:p>
            <text:p> Expérience souhaitée:</text:p>
            <text:p>• Minimum 4 ans</text:p>
            <text:p>TJM cible : selon profil</text:p>
          </table:table-cell>
          <table:table-cell office:value-type="string" calcext:value-type="string">
            <text:p>cybersécurité RGPD IAM compliance risque cyber securite gouvernance ingenieur</text:p>
          </table:table-cell>
          <table:table-cell table:number-columns-repeated="1020"/>
        </table:table-row>
        <table:table-row table:style-name="ro2">
          <table:table-cell office:value-type="string" calcext:value-type="string">
            <text:p>Ingénieur infrastructure et système</text:p>
          </table:table-cell>
          <table:table-cell office:value-type="string" calcext:value-type="string">
            <text:p>X</text:p>
          </table:table-cell>
          <table:table-cell office:value-type="string" calcext:value-type="string">
            <text:p>Nous recherchons pour un de nos clients, un ingenieur infrastructure et système</text:p>
            <text:p>Compétences souhaitées:</text:p>
            <text:p>• Environnement technique : infrastructure, système Windows, virtualisation, exchange 2013-2016 - active directory, anglais + allemand courant obligatoire</text:p>
            <text:p>Expérience souhaitée:</text:p>
            <text:p>• Minimum 5 ans</text:p>
            <text:p>TJM cible : selon profil</text:p>
          </table:table-cell>
          <table:table-cell office:value-type="string" calcext:value-type="string">
            <text:p>ingenieur infrastructure systeme </text:p>
          </table:table-cell>
          <table:table-cell table:number-columns-repeated="1020"/>
        </table:table-row>
        <table:table-row table:style-name="ro11">
          <table:table-cell office:value-type="string" calcext:value-type="string">
            <text:p>Développeurs SSIS</text:p>
          </table:table-cell>
          <table:table-cell office:value-type="string" calcext:value-type="string">
            <text:p>X</text:p>
          </table:table-cell>
          <table:table-cell office:value-type="string" calcext:value-type="string">
            <text:p>Nous recherchons pour un de nos clients, plusieurs developpeur securite système d'information</text:p>
            <text:p>Contexte</text:p>
            <text:p>Recherche de developpeur SSIS pour rejoindre la DSI Data de l’un de nos clients, secteur assurance. il s’agit de renforcer l’équipe de développement SSIS pour consolider le socle technologique ETL afin de répondre aux demandes croissantes des entités métiers</text:p>
            <text:p>Compétences souhaitées:</text:p>
            <text:p>• Maitrise de l’ETL SSIS (Visual Studio 2015 / Microsoft SQL Server Management Studio 2016)</text:p>
            <text:p>•  Maitrise du langage SQL (notamment des Procédures Stockées)</text:p>
            <text:p>•  Maitrise des Base de Données SQL Server (2017)</text:p>
            <text:p>Mission</text:p>
            <text:p>=&gt; 6 mois/début de missions : Février 2020</text:p>
            <text:p/>
          </table:table-cell>
          <table:table-cell office:value-type="string" calcext:value-type="string">
            <text:p>SSIS Data ETL SQL SQL Server</text:p>
          </table:table-cell>
          <table:table-cell table:number-columns-repeated="1020"/>
        </table:table-row>
        <table:table-row table:style-name="ro6">
          <table:table-cell office:value-type="string" calcext:value-type="string">
            <text:p>recherche consultant DATAHUB confirmé</text:p>
          </table:table-cell>
          <table:table-cell office:value-type="string" calcext:value-type="string">
            <text:p>X</text:p>
          </table:table-cell>
          <table:table-cell office:value-type="string" calcext:value-type="string">
            <text:p>Nous recherchons pour un de nos clients, un consultant DATAHUB confirmé </text:p>
            <text:p>Expérience souhaitée</text:p>
            <text:p>• Minimum 4-5 ans d’expérience.  </text:p>
            <text:p>Compétences souhaitée: </text:p>
            <text:p>•Data HUB (3 ans min), SQL / Oracle </text:p>
            <text:p>• Finance </text:p>
            <text:p>=&gt; Longue /Demarrage asap</text:p>
          </table:table-cell>
          <table:table-cell office:value-type="string" calcext:value-type="string">
            <text:p>Data hub sql oracle confirme technique </text:p>
          </table:table-cell>
          <table:table-cell table:number-columns-repeated="1020"/>
        </table:table-row>
        <table:table-row table:style-name="ro7">
          <table:table-cell office:value-type="string" calcext:value-type="string">
            <text:p>PMO Confirmé</text:p>
          </table:table-cell>
          <table:table-cell office:value-type="string" calcext:value-type="string">
            <text:p>X</text:p>
          </table:table-cell>
          <table:table-cell office:value-type="string" calcext:value-type="string">
            <text:p>Nous recherchons pour un de nos clients, un PMP confirmé</text:p>
            <text:p>Compétences souhaitées:</text:p>
            <text:p>•  Pilotage pour assurer le suivi de projets :</text:p>
            <text:p>• Préparer et consolider les statuts des projets pour les comités de pilotage en collaboration avec les chefs de projets</text:p>
            <text:p>• Préparer et consolider les informations budgétaires sur les projets en cours, fournir ces tableaux de suivi au management et aux chefs de projets</text:p>
            <text:p>• Assurer la coordination avec la cellule PMO centrale</text:p>
            <text:p>• Créer et ouvrir de nouveaux projets dans le logiciel de gestion de projet (« SPI »)</text:p>
            <text:p>Mission</text:p>
            <text:p>=&gt;6 mois</text:p>
          </table:table-cell>
          <table:table-cell office:value-type="string" calcext:value-type="string">
            <text:p>PMO pilotage budget budgetaire management SPI pilotage confirme senior gestion projet vision stratégique transversale amélioration documentation reproting culture projet</text:p>
          </table:table-cell>
          <table:table-cell table:number-columns-repeated="1020"/>
        </table:table-row>
        <table:table-row table:style-name="ro15">
          <table:table-cell office:value-type="string" calcext:value-type="string">
            <text:p><text:tab/>Architecte Entreprise Confirmé<text:tab/></text:p>
          </table:table-cell>
          <table:table-cell office:value-type="string" calcext:value-type="string">
            <text:p>X</text:p>
          </table:table-cell>
          <table:table-cell office:value-type="string" calcext:value-type="string">
            <text:p>Nous recherchons pour un de nos clients, un architecte entreprise confirmé</text:p>
            <text:p>Compétences souhaitées</text:p>
            <text:p>• Intervenir en phase amont à la rédaction de Dossiers d’Orientation d’Architecture des programmes </text:p>
            <text:p>• Contribuer au processus de sélection des éditeurs et intégrateurs </text:p>
            <text:p>• Accompagner le programme pour décrire et maintenir l’architecture de la solution, sur les dimensions fonctionnelles - applicatives - données, ainsi que son intégration avec l’écosystème </text:p>
            <text:p>• Assurer la coordination des travaux avec la communauté des architectes </text:p>
            <text:p>• Porter des études d’impact et de faisabilité sur le périmètre Bout en Bout </text:p>
            <text:p>• Suivre le processus projet de validation des livrables d’architecture </text:p>
            <text:p>• Très bonnes connaissances du Retail (Métier et SI). </text:p>
            <text:p>• Culture variée autours des SI. </text:p>
            <text:p>qualité relationnelle et humaine recherchée</text:p>
            <text:p>Mission </text:p>
            <text:p>=&gt; 6 mois</text:p>
          </table:table-cell>
          <table:table-cell office:value-type="string" calcext:value-type="string">
            <text:p>Architecture entreprise technique</text:p>
          </table:table-cell>
          <table:table-cell table:number-columns-repeated="1020"/>
        </table:table-row>
        <table:table-row table:style-name="ro20">
          <table:table-cell office:value-type="string" calcext:value-type="string">
            <text:p>Chef de Projets confirmé - Expert WMS Info log</text:p>
          </table:table-cell>
          <table:table-cell office:value-type="string" calcext:value-type="string">
            <text:p>X</text:p>
          </table:table-cell>
          <table:table-cell office:value-type="string" calcext:value-type="string">
            <text:p>Nous recherchons pour un de nos clients, un chef de projet confirmé expert WMS</text:p>
            <text:p>Expérience souhaitée:</text:p>
            <text:p>• Minimum 10 ans</text:p>
            <text:p>Mission</text:p>
            <text:p>• Assurer la gestion de projets de taille plus ou moins importante en utilisant la méthodologie d’entreprise et assisté par le PMO du Domaine</text:p>
            <text:p>• Analyser les expressions de besoins des utilisateurs</text:p>
            <text:p>• Rédiger les documents du Projet (RACI, Note de Cadrage, Planning…)</text:p>
            <text:p>• Réaliser les chiffrages</text:p>
            <text:p>• Suivre le budget</text:p>
            <text:p>• Suivre l’avancement </text:p>
            <text:p>• Coordonner les différentes équipes transverses</text:p>
            <text:p>• Organiser les différents Comités et les animer</text:p>
            <text:p>• Accompagner le CP MOA dans son activité</text:p>
            <text:p>• Prendre en compte les demandes d’évolution des utilisateurs</text:p>
            <text:p>• Assurer le bon déploiement du projet (documentation utilisateurs, analyse des problématiques utilisateurs, conduite du changement et accompagnement à l'utilisation, suivi des actions à mettre en œuvre)</text:p>
            <text:p>• Assurer la remontée des alertes projets</text:p>
            <text:p>• Assurer le reporting au Responsable du Pôle</text:p>
            <text:p>Compétences souhaitées:</text:p>
            <text:p>Vous coordonnez avec le Pôle MCO du Département, pour la mise en place du Maintien en Conditions Opérationnelles</text:p>
            <text:p>• Expertise fonctionnelle du WMS Infolog de l’éditeur GENERIX, idéalement également de TMS</text:p>
            <text:p>• Gestion de projets SI d’envergure dans le domaine Supply Chain (idéalement de la Grande Distribution)</text:p>
            <text:p>•Connaissances opérationnelles / terrain de la gestion d’un entrepôt</text:p>
          </table:table-cell>
          <table:table-cell office:value-type="string" calcext:value-type="string">
            <text:p>chef projet SI analyse besoin RACI planning budget WMS Info log coordination pilotation avancement supply Chain</text:p>
          </table:table-cell>
          <table:table-cell table:number-columns-repeated="1020"/>
        </table:table-row>
        <table:table-row table:style-name="ro12">
          <table:table-cell office:value-type="string" calcext:value-type="string">
            <text:p>Expert Line change Manager</text:p>
          </table:table-cell>
          <table:table-cell office:value-type="string" calcext:value-type="string">
            <text:p>X</text:p>
          </table:table-cell>
          <table:table-cell office:value-type="string" calcext:value-type="string">
            <text:p>Nous recherchons pour un de nos clients , un expert line change manager</text:p>
            <text:p>Vous travaillerez principalement  sur du back et en environnement Web mobile.</text:p>
            <text:p>Compétences souhaitées</text:p>
            <text:p>•  Conception et modélisation de système d’information ;</text:p>
            <text:p>• Technologie Docke</text:p>
            <text:p>Expérience souhaitée :</text:p>
            <text:p>• Minimum  5 ans d’expérience en tant qu’architecte applicatif.</text:p>
            <text:p/>
          </table:table-cell>
          <table:table-cell office:value-type="string" calcext:value-type="string">
            <text:p>web mobile architecte applicatif conduite du changement docke expert change manager conduite changement</text:p>
          </table:table-cell>
          <table:table-cell table:number-columns-repeated="1020"/>
        </table:table-row>
        <table:table-row table:style-name="ro15">
          <table:table-cell office:value-type="string" calcext:value-type="string">
            <text:p>Consultant Sauvegarde (H/F)</text:p>
          </table:table-cell>
          <table:table-cell office:value-type="string" calcext:value-type="string">
            <text:p>X</text:p>
          </table:table-cell>
          <table:table-cell office:value-type="string" calcext:value-type="string">
            <text:p>Nous recherchons pour un de nos clients, un consultant sauvegarde</text:p>
            <text:p>Le contexte : </text:p>
            <text:p>Le client a mis en place sa propre infrastructure de CLOUD, de type IAAS, à vocation interministérielle. </text:p>
            <text:p>Ce CLOUD, baptisé NUBO, s’appuie principalement sur des composants issus du monde du logiciel libre : Open Stack, Glance, Cinder, Swift, etc.</text:p>
            <text:p>Mission : </text:p>
            <text:p>•   Avant de trouver les solutions techniques nécessaires pour répondre à ce sujet, il faudra tout d'abord et avant tout, avec l'aide du prestataire, définir la ou les différentes classes de services de sauvegarde à mettre en place.</text:p>
            <text:p>•   Vous trouverez ci-dessous la fiche de description de la mission à pourvoir:</text:p>
            <text:p>Compétences souhaitées:</text:p>
            <text:p>•   Expertise sur l’état l’art des solutions de sauvegarde et mécanismes afférents</text:p>
            <text:p>•   Expertise sur les principaux outils de sauvegarde du marché et/ou du monde libre</text:p>
            <text:p>•   Très bonne connaissance de l’environnement de travail Linux et du Scripting Shell</text:p>
            <text:p>•  Connaissance en open source</text:p>
            <text:p/>
          </table:table-cell>
          <table:table-cell office:value-type="string" calcext:value-type="string">
            <text:p>Sauvegarde infogereur adminitration sauvegardes open source linux Scripting Shell cloud open stack</text:p>
          </table:table-cell>
          <table:table-cell table:number-columns-repeated="1020"/>
        </table:table-row>
        <table:table-row table:style-name="ro14">
          <table:table-cell office:value-type="string" calcext:value-type="string">
            <text:p>Développeur Faveod </text:p>
          </table:table-cell>
          <table:table-cell office:value-type="string" calcext:value-type="string">
            <text:p>X</text:p>
          </table:table-cell>
          <table:table-cell office:value-type="string" calcext:value-type="string">
            <text:p>Nous recherchons un développeur Faveod</text:p>
            <text:p>Expérience souhaitée</text:p>
            <text:p>* Minimum 3 ans</text:p>
          </table:table-cell>
          <table:table-cell office:value-type="string" calcext:value-type="string">
            <text:p>faveod developpeur</text:p>
          </table:table-cell>
          <table:table-cell table:number-columns-repeated="1020"/>
        </table:table-row>
        <table:table-row table:style-name="ro14">
          <table:table-cell office:value-type="string" calcext:value-type="string">
            <text:p>Développeur Graph talk </text:p>
          </table:table-cell>
          <table:table-cell office:value-type="string" calcext:value-type="string">
            <text:p>X</text:p>
          </table:table-cell>
          <table:table-cell office:value-type="string" calcext:value-type="string">
            <text:p>Nous recherchons un développeur Graph talk </text:p>
            <text:p>Expérience souhaitée</text:p>
            <text:p>* Minimum 3 ans</text:p>
          </table:table-cell>
          <table:table-cell office:value-type="string" calcext:value-type="string">
            <text:p>graph talk developpeur</text:p>
          </table:table-cell>
          <table:table-cell table:number-columns-repeated="1020"/>
        </table:table-row>
        <table:table-row table:style-name="ro14">
          <table:table-cell office:value-type="string" calcext:value-type="string">
            <text:p><text:s/>Développeur IOS </text:p>
          </table:table-cell>
          <table:table-cell office:value-type="string" calcext:value-type="string">
            <text:p>X</text:p>
          </table:table-cell>
          <table:table-cell office:value-type="string" calcext:value-type="string">
            <text:p>Nous recherchons pour un de nos clients un Dev IOS</text:p>
            <text:p>Expérience souhaitée</text:p>
            <text:p> * Entre 3 à 5  ans</text:p>
          </table:table-cell>
          <table:table-cell office:value-type="string" calcext:value-type="string">
            <text:p>IOS developpeur</text:p>
          </table:table-cell>
          <table:table-cell table:number-columns-repeated="1020"/>
        </table:table-row>
        <table:table-row table:style-name="ro14">
          <table:table-cell office:value-type="string" calcext:value-type="string">
            <text:p>Tech Lead NodeJS </text:p>
          </table:table-cell>
          <table:table-cell office:value-type="string" calcext:value-type="string">
            <text:p>X</text:p>
          </table:table-cell>
          <table:table-cell office:value-type="string" calcext:value-type="string">
            <text:p>Nous recherchions pour un de nos clients, un Tech Lead NodeJS</text:p>
            <text:p>Expérience souhaitée</text:p>
            <text:p> * Minimum 3 ans</text:p>
          </table:table-cell>
          <table:table-cell office:value-type="string" calcext:value-type="string">
            <text:p>Tech lead nodejs equipe coordination</text:p>
          </table:table-cell>
          <table:table-cell table:number-columns-repeated="1020"/>
        </table:table-row>
        <table:table-row table:style-name="ro14">
          <table:table-cell office:value-type="string" calcext:value-type="string">
            <text:p>Tech Lead ReactJS </text:p>
          </table:table-cell>
          <table:table-cell office:value-type="string" calcext:value-type="string">
            <text:p>X</text:p>
          </table:table-cell>
          <table:table-cell office:value-type="string" calcext:value-type="string">
            <text:p>Nous recherchons pour un de nos clients, un Tech Lead ReactJS </text:p>
            <text:p>Expérience souhaitée</text:p>
            <text:p>* Minimum 3 ans </text:p>
          </table:table-cell>
          <table:table-cell office:value-type="string" calcext:value-type="string">
            <text:p>Tech lead reactjs equipe coordination</text:p>
          </table:table-cell>
          <table:table-cell table:number-columns-repeated="1020"/>
        </table:table-row>
        <table:table-row table:style-name="ro14">
          <table:table-cell office:value-type="string" calcext:value-type="string">
            <text:p>Tech Lead mobile IOS </text:p>
          </table:table-cell>
          <table:table-cell office:value-type="string" calcext:value-type="string">
            <text:p>X</text:p>
          </table:table-cell>
          <table:table-cell office:value-type="string" calcext:value-type="string">
            <text:p>Nous recherchons pour un de nos clients, un tech lead mobile</text:p>
            <text:p>Expérience souhaitée</text:p>
            <text:p>* Minimum 3 ans </text:p>
          </table:table-cell>
          <table:table-cell office:value-type="string" calcext:value-type="string">
            <text:p>mobile iOS tech lead equipe coordination</text:p>
          </table:table-cell>
          <table:table-cell table:number-columns-repeated="1020"/>
        </table:table-row>
        <table:table-row table:style-name="ro14">
          <table:table-cell office:value-type="string" calcext:value-type="string">
            <text:p><text:s/>Chef de projet Technique/Scrum Master </text:p>
          </table:table-cell>
          <table:table-cell office:value-type="string" calcext:value-type="string">
            <text:p>X</text:p>
          </table:table-cell>
          <table:table-cell office:value-type="string" calcext:value-type="string">
            <text:p>Nous recherchons pour un de nos clients, un chef de projet technique</text:p>
            <text:p>Expérience souhaitée:</text:p>
            <text:p>* Minimum 3 ans </text:p>
          </table:table-cell>
          <table:table-cell office:value-type="string" calcext:value-type="string">
            <text:p>CP chef projet technique</text:p>
          </table:table-cell>
          <table:table-cell table:number-columns-repeated="1020"/>
        </table:table-row>
        <table:table-row table:style-name="ro14">
          <table:table-cell office:value-type="string" calcext:value-type="string">
            <text:p>Développeur .Net/PL SQL</text:p>
          </table:table-cell>
          <table:table-cell office:value-type="string" calcext:value-type="string">
            <text:p>X</text:p>
          </table:table-cell>
          <table:table-cell office:value-type="string" calcext:value-type="string">
            <text:p>Nous recherchons pour un de nos clients, un développeur. net</text:p>
            <text:p>Expérience souhaitée:</text:p>
            <text:p>•  &gt; 5 ans</text:p>
          </table:table-cell>
          <table:table-cell office:value-type="string" calcext:value-type="string">
            <text:p>.net PL SQL developpeur</text:p>
          </table:table-cell>
          <table:table-cell table:number-columns-repeated="1020"/>
        </table:table-row>
        <table:table-row table:style-name="ro11">
          <table:table-cell office:value-type="string" calcext:value-type="string">
            <text:p>Développeur Javascript</text:p>
          </table:table-cell>
          <table:table-cell office:value-type="string" calcext:value-type="string">
            <text:p>X</text:p>
          </table:table-cell>
          <table:table-cell office:value-type="string" calcext:value-type="string">
            <text:p>Nous recherchons pour un de nos clients, un développeur javascript </text:p>
            <text:p>Compétence recherchée:</text:p>
            <text:p>• Environnement anglophone qui nécessite la maitrise de l’anglais à l’oral et à l’écrit</text:p>
            <text:p>•  Formation Ingénieur Ecole Informatique (Bac +5), idéalement issu(e) d’une préparation CPEG </text:p>
            <text:p>• Connaissances des technologies Web et de l’informatique industrielle</text:p>
            <text:p>• Bonnes capacités de synthèse pour proposer et faire valider les solutions techniques</text:p>
            <text:p>• Autonomie dans la Gestion des développements</text:p>
            <text:p>• Maitrise du langage JAVA ainsi que les technologies de développement de Web Services REST, et aisance avec les outils de développement : SVN, Eclipse, TOMEE, Ivy, MAIVEN </text:p>
            <text:p>• Maitrise des techniques d'Architecture de code (Design Pattern, Algorithmie) et de modélisation des données</text:p>
            <text:p>• Idéalement la connaissance des techniques des moteurs de règles (Drools) et moteurs de recherche (Elastic Search) serait un plus ainsi qu'une première expérience dans le domaine du développement d’applications web basées sur des web services</text:p>
          </table:table-cell>
          <table:table-cell office:value-type="string" calcext:value-type="string">
            <text:p>Javascript <text:s/>java webservice <text:s/>rest SVN Eclipse <text:s/>Maven <text:s/>elastic search front end back end analyse</text:p>
          </table:table-cell>
          <table:table-cell table:number-columns-repeated="1020"/>
        </table:table-row>
        <table:table-row table:style-name="ro12">
          <table:table-cell office:value-type="string" calcext:value-type="string">
            <text:p>Ingénieur sécurité et réseaux</text:p>
          </table:table-cell>
          <table:table-cell office:value-type="string" calcext:value-type="string">
            <text:p>X</text:p>
          </table:table-cell>
          <table:table-cell office:value-type="string" calcext:value-type="string">
            <text:p/>
            <text:p>Nous recherchons pour un de nos clients, un ingénieur sécurité et réseaux</text:p>
            <text:p>Compétences souhaitées</text:p>
            <text:p>• F5 (GTM/ASM/LTM/APM)</text:p>
            <text:p>• Palo Alto </text:p>
            <text:p>• Azure</text:p>
            <text:p>Expérience souhaitée:</text:p>
            <text:p>•Minimum 4 ans d'expérience</text:p>
          </table:table-cell>
          <table:table-cell office:value-type="string" calcext:value-type="string">
            <text:p>securite et reseaux azure Palo alto ingenieur</text:p>
          </table:table-cell>
          <table:table-cell table:number-columns-repeated="1020"/>
        </table:table-row>
        <table:table-row table:style-name="ro20">
          <table:table-cell office:value-type="string" calcext:value-type="string">
            <text:p>Ingénieur Citrix XenApp</text:p>
          </table:table-cell>
          <table:table-cell office:value-type="string" calcext:value-type="string">
            <text:p>X</text:p>
          </table:table-cell>
          <table:table-cell office:value-type="string" calcext:value-type="string">
            <text:p>Nous recherchons pour un de nos clients, un ingénieur Citrix Xen app:</text:p>
            <text:p>Compétences souhaitées:</text:p>
            <text:p>La principale mission est le maintien en condition opérationnel des infrastructures Citrix. </text:p>
            <text:p>*  Validation des patchs de sécurité des nouvelles versions des composants de l’infrastructure Citrix. </text:p>
            <text:p>*  Rédiger et maintenir à jour toutes les documentations relatives à l’exploitation des infrastructures Citrix par les équipes OPS. </text:p>
            <text:p>* Gestion des licences Citrix par user. </text:p>
            <text:p>* Automatisation des installations applicatives sur les serveurs Citrix XenApp. </text:p>
            <text:p>* Création des publications et gestion par groupe AD </text:p>
            <text:p>* Implémentation et maintien des GPO Citrix (Polices AD et Citrix) </text:p>
            <text:p>* Capacité planning à fournir tous les trimestres. </text:p>
            <text:p>* Mise en place d’alerte pour la supervision de l’infrastructure </text:p>
            <text:p>* Gestion des enregistrements session </text:p>
            <text:p>* Assurer le suivi en matière d’obsolescence </text:p>
            <text:p>* Assurer le suivi en matière d’amélioration continue et d’évolution des infrastructures Citrix. </text:p>
            <text:p>* Gestion des incidents : les niveaux de support sont définis comme suit : </text:p>
            <text:p>•  Le support Niv1 est assuré par l’équipe d’exploitation </text:p>
            <text:p>•  Le support Niv2 est assuré par le soumissionnaire </text:p>
            <text:p>•  Le support Niv3 est assuré par les éditeurs.</text:p>
            <text:p>Toutes les installations d’application sous Citrix sont automatisées.</text:p>
            <text:p>Avoir des compétences en terme de packaging seraient un plus. </text:p>
            <text:p>Expérience souhaitée:</text:p>
            <text:p>•  Minimum 5 ans d'expérience  sur les solutions Citrix XenApp.</text:p>
          </table:table-cell>
          <table:table-cell office:value-type="string" calcext:value-type="string">
            <text:p>ingenieur Citrix xenapp technique infrastructure</text:p>
          </table:table-cell>
          <table:table-cell table:number-columns-repeated="1020"/>
        </table:table-row>
        <table:table-row table:style-name="ro3">
          <table:table-cell office:value-type="string" calcext:value-type="string">
            <text:p>Chef de projet technique Junior habilitable anglais courant (H/F)</text:p>
          </table:table-cell>
          <table:table-cell office:value-type="string" calcext:value-type="string">
            <text:p>X</text:p>
          </table:table-cell>
          <table:table-cell office:value-type="string" calcext:value-type="string">
            <text:p>Nous recherchons pour un de nos clients, un chef de projet technique junior</text:p>
            <text:p>Prestations attendues :</text:p>
            <text:p>Lot 1 : Etapes préparatoires</text:p>
            <text:p>• Analyse des résultats du pilote, propositions d’amélioration et contribution à leur mise en place et au suivi des modifications associées avec l’équipe N3</text:p>
            <text:p>• Réalisation d’une communication à destination des utilisateurs finaux pour la gestion de l’update ; présentation aux équipes IT des impacts et de l’organisation associée au changement</text:p>
            <text:p>• Identification des lots de déploiement en collaboration avec le métier et les équipes N3</text:p>
            <text:p>• Définition de la Gestion des Incidents, avec Suivi et Traitement</text:p>
            <text:p>Lot 2 : Suivi du déploiement</text:p>
            <text:p>•  Cadencement des lots : Communication &amp; suivi opérationnel</text:p>
            <text:p>•  Accompagnement des utilisateurs à la demande</text:p>
            <text:p>•  Suivi et/ou traitement des incidents générés</text:p>
            <text:p>• Participation à la résolu des incidents de nature SCCM / W10</text:p>
            <text:p>• Point focal pour les domaines applicatifs / Areas Managers (rôle DSI en charge des relations avec les divisions métier) en cas d’incidents spécifiques applicatifs</text:p>
            <text:p>• Animer le SharePoint Win10, vecteur de communication avec les utilisateurs finaux, pour mettre en avant les nouvelles fonctionnalités de la version considérée et prendre en compte les remontées.</text:p>
            <text:p>Mission</text:p>
            <text:p>=&gt; 6 mois minimum</text:p>
          </table:table-cell>
          <table:table-cell office:value-type="string" calcext:value-type="string">
            <text:p>chef projet technique incident traitement junior analyse support communication Windows 10</text:p>
          </table:table-cell>
          <table:table-cell table:number-columns-repeated="1020"/>
        </table:table-row>
        <table:table-row table:style-name="ro15">
          <table:table-cell office:value-type="string" calcext:value-type="string">
            <text:p>Ingénieur Skype For Business </text:p>
          </table:table-cell>
          <table:table-cell office:value-type="string" calcext:value-type="string">
            <text:p>X</text:p>
          </table:table-cell>
          <table:table-cell office:value-type="string" calcext:value-type="string">
            <text:p>Nous recherchons pour un de nos clients, un ingénieur Skype for business</text:p>
            <text:p>Compétences souhaitées:</text:p>
            <text:p>•  Skype for Business</text:p>
            <text:p>•  Expérience dans un contexte multiculturel et international</text:p>
            <text:p>•  Connaissances d'O365</text:p>
            <text:p>•  Certifications Microsoft</text:p>
            <text:p>•  Connaissances de Polycom</text:p>
            <text:p>Savoir-être :</text:p>
            <text:p>•  Capacité à travailler en équipe ainsi qu'en autonomie</text:p>
            <text:p>•  Capacité à résumer, structurer et simplifier des sujets hautement techniques</text:p>
            <text:p>• Posséder une Maîtrise en génie informatique ou dans un domaine technique connexe</text:p>
            <text:p>Expérience souhaitée:</text:p>
            <text:p>• Avoir plus de 5 ans d'expérience d'intégration progressive de solutions d'entreprise avec l'infrastructure et les applications des clients</text:p>
          </table:table-cell>
          <table:table-cell office:value-type="string" calcext:value-type="string">
            <text:p>Skype for business Polycom Microsoft office 365 equipe organisation technique assistante MOA AMOA</text:p>
          </table:table-cell>
          <table:table-cell table:number-columns-repeated="1020"/>
        </table:table-row>
        <table:table-row table:style-name="ro1">
          <table:table-cell office:value-type="string" calcext:value-type="string">
            <text:p>Ingénieur Système Windows, et VMWare</text:p>
          </table:table-cell>
          <table:table-cell office:value-type="string" calcext:value-type="string">
            <text:p>X</text:p>
          </table:table-cell>
          <table:table-cell office:value-type="string" calcext:value-type="string">
            <text:p>Nous recherchons pour un de nos clients, un ingénieur système Windows et VMWare</text:p>
          </table:table-cell>
          <table:table-cell office:value-type="string" calcext:value-type="string">
            <text:p>ingénieur systeme Windows VMWare</text:p>
          </table:table-cell>
          <table:table-cell table:number-columns-repeated="1020"/>
        </table:table-row>
        <table:table-row table:style-name="ro1">
          <table:table-cell office:value-type="string" calcext:value-type="string">
            <text:p>Chef de projet informatique</text:p>
          </table:table-cell>
          <table:table-cell office:value-type="string" calcext:value-type="string">
            <text:p>X</text:p>
          </table:table-cell>
          <table:table-cell office:value-type="string" calcext:value-type="string">
            <text:p>Nous recherchons pour un de nos clients, un chef de projet IT</text:p>
          </table:table-cell>
          <table:table-cell office:value-type="string" calcext:value-type="string">
            <text:p>Chef projet informatique technique</text:p>
          </table:table-cell>
          <table:table-cell table:number-columns-repeated="1020"/>
        </table:table-row>
        <table:table-row table:style-name="ro12">
          <table:table-cell office:value-type="string" calcext:value-type="string">
            <text:p>Développeur Android</text:p>
          </table:table-cell>
          <table:table-cell office:value-type="string" calcext:value-type="string">
            <text:p>X</text:p>
          </table:table-cell>
          <table:table-cell office:value-type="string" calcext:value-type="string">
            <text:p>Nous recherchons Pour l'un de nos clients , un développeur Android</text:p>
            <text:p>Compétences souhaitées:</text:p>
            <text:p>• Vous avez déjà réalisé plusieurs applications Android grand public à à forte notoriété</text:p>
            <text:p>• Vous maîtrisez parfaitement la plateforme Android (APIs, optimisations, bonnes pratiques…) aussi bien en Java qu'en Kotlin.</text:p>
            <text:p>Expérience souhaitée</text:p>
            <text:p>• Idéalement, vous possédez également une expérience du développement dans d'autres environnements mobiles.</text:p>
            <text:p>Mission </text:p>
            <text:p>=&gt; Longue/Démarrage : ASAP</text:p>
          </table:table-cell>
          <table:table-cell office:value-type="string" calcext:value-type="string">
            <text:p>Android developpeur mobile analyse tests</text:p>
          </table:table-cell>
          <table:table-cell table:number-columns-repeated="1020"/>
        </table:table-row>
        <table:table-row table:style-name="ro18">
          <table:table-cell office:value-type="string" calcext:value-type="string">
            <text:p>Développeur Sénior C# / .NET</text:p>
          </table:table-cell>
          <table:table-cell office:value-type="string" calcext:value-type="string">
            <text:p>X</text:p>
          </table:table-cell>
          <table:table-cell office:value-type="string" calcext:value-type="string">
            <text:p>Nous recherchons pour un de nos clients, un développeur sénior C#/ dot net</text:p>
            <text:p>Compétences souhaitées : </text:p>
            <text:p>• Anglais courant</text:p>
            <text:p>• Solide expérience de développement en C# / .NET, avec connaissance des modèles de programmation et développement dans un environnement multi-threaded.</text:p>
            <text:p>• Expérience de développement d’applications Web, idéalement en utilisant Web API, Angular et Type script. </text:p>
            <text:p>• Expérience professionnelle dans un environnement TDD/Continuous Intégration and Déploiement.</text:p>
            <text:p>• Expérience de travail avec des bases de données SQL Server et de développement de TSQL</text:p>
            <text:p>• Solides compétences en résolution de problèmes.</text:p>
            <text:p>=&gt; Mission longue, démarrage ASAP</text:p>
            <text:p>Expérience souhaitée:</text:p>
            <text:p>• 8 ans d’expérience minimum</text:p>
          </table:table-cell>
          <table:table-cell office:value-type="string" calcext:value-type="string">
            <text:p>c# .net <text:s/>dotnet <text:s/>application web <text:s/>api <text:s/>script angular developpeur senior</text:p>
          </table:table-cell>
          <table:table-cell table:number-columns-repeated="1020"/>
        </table:table-row>
        <table:table-row table:style-name="ro12">
          <table:table-cell office:value-type="string" calcext:value-type="string">
            <text:p>Développeur Front end HTML/CSS/JQUERY</text:p>
          </table:table-cell>
          <table:table-cell office:value-type="string" calcext:value-type="string">
            <text:p>X</text:p>
          </table:table-cell>
          <table:table-cell office:value-type="string" calcext:value-type="string">
            <text:p>Nous recherchons pour un de nos clients un développeur front end </text:p>
            <text:p>Compétences souhaitées:.</text:p>
            <text:p>• Bonne maitrise de HTML5 et CSS3.</text:p>
            <text:p>• Bonne maitrise de JQUERY est requise, pas de développement de modules customisés.</text:p>
            <text:p>• Méthodologie Agile, GIT.</text:p>
            <text:p>• Anglais</text:p>
            <text:p>Mission</text:p>
            <text:p>=&gt; 6 mois renouvelables / ASAP </text:p>
          </table:table-cell>
          <table:table-cell office:value-type="string" calcext:value-type="string">
            <text:p><text:s/>Front end HTML CSS JQUERY developpeur anglais</text:p>
          </table:table-cell>
          <table:table-cell table:number-columns-repeated="1020"/>
        </table:table-row>
        <table:table-row table:style-name="ro9">
          <table:table-cell office:value-type="string" calcext:value-type="string">
            <text:p>Développeur Java full stack /angular 8 <text:s/></text:p>
          </table:table-cell>
          <table:table-cell office:value-type="string" calcext:value-type="string">
            <text:p>X</text:p>
          </table:table-cell>
          <table:table-cell office:value-type="string" calcext:value-type="string">
            <text:p>Nous recherchons pour un de nos clients un développeur Java Full stack</text:p>
            <text:p>Compétence souhaitée:</text:p>
            <text:p>• Participer à la rédaction des spécifications techniques</text:p>
            <text:p>• Participer à l’animation des réunions techniques : méthode Agile</text:p>
            <text:p>• Conception et développement de nouvelles fonctionnalités.</text:p>
            <text:p>• Tests unitaires, tests intégrations</text:p>
            <text:p>• Développement des batchs</text:p>
            <text:p>• Développement BATCH Java ou Spark Apache type Big Data, SPRING, SQL, Maven, ANGULAR 8 ( Bonne maitrise)</text:p>
            <text:p>Expérience souhaitée:</text:p>
            <text:p>• BAC+2 avec 5 ans d’expérience minimum </text:p>
            <text:p>Mission</text:p>
            <text:p>=&gt; 6 mois renouvelables / ASAP</text:p>
          </table:table-cell>
          <table:table-cell office:value-type="string" calcext:value-type="string">
            <text:p>fullstack <text:s/>angular8 <text:s/>Java <text:s/>communication analyse front end back end</text:p>
          </table:table-cell>
          <table:table-cell table:number-columns-repeated="1020"/>
        </table:table-row>
        <table:table-row table:style-name="ro15">
          <table:table-cell office:value-type="string" calcext:value-type="string">
            <text:p>Développeur senior fullstack Dot.net Core/Angular 7-8 <text:s/></text:p>
          </table:table-cell>
          <table:table-cell office:value-type="string" calcext:value-type="string">
            <text:p>X</text:p>
          </table:table-cell>
          <table:table-cell office:value-type="string" calcext:value-type="string">
            <text:p>Nous recherchons pour un de nos clients, un développeur fullstack</text:p>
            <text:p>•  Développement Full stack .Net / ANGULAR  </text:p>
            <text:p>•  Conception et Développement From Scratch d’un Applicatif de gestion client</text:p>
            <text:p>• TMA + Recette + Tests et Suivi de MEP</text:p>
            <text:p>• Autonome sur Taches Complexes (50% Back / 50% Front)</text:p>
            <text:p>• Mise en Place de Tests Unitaires </text:p>
            <text:p>Expérience souhaitée:</text:p>
            <text:p>• Obligatoire en environnement AGILE</text:p>
            <text:p>• C#, .NET CORE 3.0, ANGULAR 7/8, SQL server, GIT, </text:p>
            <text:p>• Entity Framework, Link, Scrum, agile</text:p>
            <text:p>• Elastic search, TU, Design pattern, Code review</text:p>
            <text:p>Mission:</text:p>
            <text:p>=&gt; Durée : 6 mois renouvelable / Démarrage : ASAP</text:p>
          </table:table-cell>
          <table:table-cell office:value-type="string" calcext:value-type="string">
            <text:p>Full stack <text:s/>full stack <text:s/>.Net <text:s/>angular 7 angular 8 developpeur senior</text:p>
          </table:table-cell>
          <table:table-cell table:number-columns-repeated="1020"/>
        </table:table-row>
        <table:table-row table:style-name="ro18">
          <table:table-cell office:value-type="string" calcext:value-type="string">
            <text:p>Business analyst Surfi </text:p>
          </table:table-cell>
          <table:table-cell office:value-type="string" calcext:value-type="string">
            <text:p>X</text:p>
          </table:table-cell>
          <table:table-cell office:value-type="string" calcext:value-type="string">
            <text:p>Nous recherchons pour un de nos clients, un business analyst surfi </text:p>
            <text:p>Expérience souhaitée: </text:p>
            <text:p> • Min. 5 ans Exp sur la Règlementation Surfi</text:p>
            <text:p>Compétences souhaitées:</text:p>
            <text:p>•   Organisation Ateliers avec les métiers, spécifications fonctionnelles</text:p>
            <text:p>•  Redaction de spécifications Fonctionnelles et Paramétrage AI Suite</text:p>
            <text:p>•   Rendre compte au Product Owner et Assistance recette utilisateur</text:p>
            <text:p>•   Suivi des Mises en Recette et des Mises en Production</text:p>
            <text:p>•   Analyse des développements et des corrections à réaliser </text:p>
            <text:p>•   Bonne connaissance de la réglementation SURFI, EVOLAN Report</text:p>
            <text:p>Lieu : 94 / Durée : 1 an renouvelable / Démarrage : ASAP</text:p>
          </table:table-cell>
          <table:table-cell office:value-type="string" calcext:value-type="string">
            <text:p><text:s/>business analyst surfi evolan test recette efficacite coordination organisation assistante MOA AMOA</text:p>
          </table:table-cell>
          <table:table-cell table:number-columns-repeated="1020"/>
        </table:table-row>
        <table:table-row table:style-name="ro16">
          <table:table-cell office:value-type="string" calcext:value-type="string">
            <text:p>Business Analyst/Proxy Product Owner</text:p>
          </table:table-cell>
          <table:table-cell office:value-type="string" calcext:value-type="string">
            <text:p>X</text:p>
          </table:table-cell>
          <table:table-cell office:value-type="string" calcext:value-type="string">
            <text:p>Nous recherchons pour un de nos clients, un busines analyst /PPO</text:p>
            <text:p>Expériences souhaitées</text:p>
            <text:p>•  Minimum  8 ansen Lead Projets Techniques </text:p>
            <text:p>Compétences souhaitées:</text:p>
            <text:p>•  Aider le BA/PO à suivre les développements réalisés en offshore</text:p>
            <text:p>•  Conduire et contrôler les développements offshore</text:p>
            <text:p>•  Être capable de lire et comprendre un programme Cobol</text:p>
            <text:p>•  Proposer des solutions techniques en respect des contraintes Bred</text:p>
            <text:p>• Participer ou animer les rituels AGILE de l'équipe (offshore et sur site)</text:p>
            <text:p>•  Coordonner les équipes de Dev (Build) et l’équipe d’Exploitation (Run)</text:p>
            <text:p>•  Anglais obligatoire</text:p>
            <text:p>•  Cobol, Java, PHP, SQL, DATASTAGE, JIRA, AGILE</text:p>
            <text:p>Mission</text:p>
            <text:p>=&gt;  3 mois renouvelables / Démarrage : ASAP</text:p>
          </table:table-cell>
          <table:table-cell office:value-type="string" calcext:value-type="string">
            <text:p>Business Analyst Proxy Product Owner cobol agile scrum Jira data stage coordination technique assistante MOA AMOA</text:p>
          </table:table-cell>
          <table:table-cell table:number-columns-repeated="1020"/>
        </table:table-row>
        <table:table-row table:style-name="ro21">
          <table:table-cell office:value-type="string" calcext:value-type="string">
            <text:p>Expert JAVA</text:p>
          </table:table-cell>
          <table:table-cell office:value-type="string" calcext:value-type="string">
            <text:p>X</text:p>
          </table:table-cell>
          <table:table-cell office:value-type="string" calcext:value-type="string">
            <text:p>Nous recherchons pour un de nos clients, un Expert Java </text:p>
            <text:p>Compétences requises :</text:p>
            <text:p>• Bonne expérience des projets Java pour le cloud AWS</text:p>
            <text:p>• Connaissance globale de l’exécution Java au sein d’AWS Lambdas, AWS SDK vers d’autres API, Junit,  </text:p>
            <text:p>• Hamcrest, Powermock, Lombok, JAXRS, API Restful, Springboot</text:p>
            <text:p>• Bonne compréhension des principes d’architecture AWS, AWS Dynamo dB, S3, Lambda, API-Gateway, Terraforma</text:p>
            <text:p>• Maitrise de Git et Gitlab, Postman, Eclipse, Swagger</text:p>
            <text:p>• Maitrise de Linux et Windows</text:p>
            <text:p>• Bonne expérience des pratiques agiles</text:p>
            <text:p>• Anglais courant</text:p>
            <text:p>Expérience souhaitée</text:p>
            <text:p>• 5 ans d’expérience minimum</text:p>
            <text:p>• Anglais courant</text:p>
            <text:p>Mission</text:p>
            <text:p>=&gt; Longue, démarrage ASAP</text:p>
          </table:table-cell>
          <table:table-cell office:value-type="string" calcext:value-type="string">
            <text:p>java AWS <text:s/>lombock <text:s/>jaxrs api <text:s/>restful springboot Git <text:s/>Gitlab <text:s/>Postman <text:s/>Eclipse swagger expert anglais</text:p>
          </table:table-cell>
          <table:table-cell table:number-columns-repeated="1020"/>
        </table:table-row>
        <table:table-row table:style-name="ro2">
          <table:table-cell office:value-type="string" calcext:value-type="string">
            <text:p>Lead développeur senior Android</text:p>
          </table:table-cell>
          <table:table-cell office:value-type="string" calcext:value-type="string">
            <text:p>X</text:p>
          </table:table-cell>
          <table:table-cell office:value-type="string" calcext:value-type="string">
            <text:p>Nous recherchons pour un de nos clients,  un lead développeur senior Android</text:p>
            <text:p>Compétence souhaitée</text:p>
            <text:p>• Environnement technique : Android, 2 ans d’expérience en lead ou management d’équipe</text:p>
            <text:p>Expérience souhaitée</text:p>
            <text:p>• Minimum 6 ans </text:p>
            <text:p>TJM cible : selon profil</text:p>
          </table:table-cell>
          <table:table-cell office:value-type="string" calcext:value-type="string">
            <text:p>Android lead developpeur senior coordination technique pilotage management equipe</text:p>
          </table:table-cell>
          <table:table-cell table:number-columns-repeated="1020"/>
        </table:table-row>
        <table:table-row table:style-name="ro8">
          <table:table-cell office:value-type="string" calcext:value-type="string">
            <text:p>Ingénieur réseaux et sécurité </text:p>
          </table:table-cell>
          <table:table-cell office:value-type="string" calcext:value-type="string">
            <text:p>X</text:p>
          </table:table-cell>
          <table:table-cell office:value-type="string" calcext:value-type="string">
            <text:p>Nous recherchons pour un de nos clients, un ingénieur reseau et securité</text:p>
            <text:p>Compétences souhaitées</text:p>
            <text:p>• Environnement technique : Cisco, Nexus, Fortinet, F5, Palo Alto </text:p>
            <text:p>Expérience souhaitée:</text:p>
            <text:p>•  Minimum 5ans</text:p>
          </table:table-cell>
          <table:table-cell office:value-type="string" calcext:value-type="string">
            <text:p>Ingenieur Cisco Nexus Fortinet Palo Alto </text:p>
          </table:table-cell>
          <table:table-cell table:number-columns-repeated="1020"/>
        </table:table-row>
        <table:table-row table:style-name="ro2">
          <table:table-cell office:value-type="string" calcext:value-type="string">
            <text:p>Ingénieur IOS</text:p>
          </table:table-cell>
          <table:table-cell office:value-type="string" calcext:value-type="string">
            <text:p>X</text:p>
          </table:table-cell>
          <table:table-cell office:value-type="string" calcext:value-type="string">
            <text:p>Nous recherchons pour un de nos clients, un ingénieur Ios</text:p>
            <text:p>Compétence souhaitée</text:p>
            <text:p>•  Environnement technique : Swift, Clean archi,</text:p>
            <text:p>Expérience souhaitée :</text:p>
            <text:p>•  Minimum 5ans </text:p>
            <text:p>TJM cible : selon profil</text:p>
          </table:table-cell>
          <table:table-cell office:value-type="string" calcext:value-type="string">
            <text:p>IOS developpeur Swift clean technique archi ingenieur</text:p>
          </table:table-cell>
          <table:table-cell table:number-columns-repeated="1020"/>
        </table:table-row>
        <table:table-row table:style-name="ro2">
          <table:table-cell office:value-type="string" calcext:value-type="string">
            <text:p>Développeur Python/No SQL </text:p>
          </table:table-cell>
          <table:table-cell office:value-type="string" calcext:value-type="string">
            <text:p>X</text:p>
          </table:table-cell>
          <table:table-cell office:value-type="string" calcext:value-type="string">
            <text:p>Nous recherchons pour un de nos clients, un développeur Python/No SQL</text:p>
            <text:p>Compétence souhaitée:</text:p>
            <text:p>•  Environnement technique : Python, No SQL, big data</text:p>
            <text:p>Expérience souhaitée: </text:p>
            <text:p>•  Minimum 3 ans</text:p>
            <text:p>TJM cible : selon profil</text:p>
          </table:table-cell>
          <table:table-cell office:value-type="string" calcext:value-type="string">
            <text:p>Python No SQL big data developpeur</text:p>
          </table:table-cell>
          <table:table-cell table:number-columns-repeated="1020"/>
        </table:table-row>
        <table:table-row table:style-name="ro6">
          <table:table-cell office:value-type="string" calcext:value-type="string">
            <text:p>Consultant AMOA Sirh</text:p>
          </table:table-cell>
          <table:table-cell office:value-type="string" calcext:value-type="string">
            <text:p>X</text:p>
          </table:table-cell>
          <table:table-cell office:value-type="string" calcext:value-type="string">
            <text:p/>
            <text:p>Nous recherchons pour un de nos clients, un consultant AMOA SIRH</text:p>
            <text:p>Compétence souhaitée:</text:p>
            <text:p>•  Environnement technique : domaine bancaire</text:p>
            <text:p>Expérience souhaitée:</text:p>
            <text:p>•  Minimum  5 ans </text:p>
            <text:p>TJM cible : selon profil</text:p>
          </table:table-cell>
          <table:table-cell office:value-type="string" calcext:value-type="string">
            <text:p>SIRH MOA consultant coordination ressource humaine système information </text:p>
          </table:table-cell>
          <table:table-cell table:number-columns-repeated="1020"/>
        </table:table-row>
        <table:table-row table:style-name="ro11">
          <table:table-cell office:value-type="string" calcext:value-type="string">
            <text:p>Consultant CRM Dynamics </text:p>
          </table:table-cell>
          <table:table-cell office:value-type="string" calcext:value-type="string">
            <text:p>X</text:p>
          </table:table-cell>
          <table:table-cell office:value-type="string" calcext:value-type="string">
            <text:p>Nous recherchons pour un de nos clients un consultant CRM Dynamics:</text:p>
            <text:p>Compétences souhaitées:</text:p>
            <text:p>• Autonome,</text:p>
            <text:p>• Communiquant, bon sens relationnel..</text:p>
            <text:p>Expériences souhaitées:</text:p>
            <text:p>• Profil expérimenté (entre 3 et 5 ans d’expérience sur CRM Dynamics spécifiquement).</text:p>
            <text:p>Critère Obligatoire et de décision :  </text:p>
            <text:p>• CRM  Dynamics</text:p>
            <text:p> Mission</text:p>
            <text:p>=&gt; Longue </text:p>
          </table:table-cell>
          <table:table-cell office:value-type="string" calcext:value-type="string">
            <text:p><text:s/>CRM <text:s/>Dynamics technique</text:p>
          </table:table-cell>
          <table:table-cell table:number-columns-repeated="1020"/>
        </table:table-row>
        <table:table-row table:style-name="ro15">
          <table:table-cell office:value-type="string" calcext:value-type="string">
            <text:p>E-Merchandiser connaissant Spakow</text:p>
          </table:table-cell>
          <table:table-cell office:value-type="string" calcext:value-type="string">
            <text:p>X</text:p>
          </table:table-cell>
          <table:table-cell office:value-type="string" calcext:value-type="string">
            <text:p>Nous recherchons pour un de nos clients, un e-merchandiser connaissant Spakow</text:p>
            <text:p>Descriptif du poste</text:p>
            <text:p>Il sera en charge de :</text:p>
            <text:p>•  De la structuration du catalogue produit e-commerce et PRINT au niveau du PIM (Akeneo) et la définition du workflow publication produits</text:p>
            <text:p>• De l’enrichissement des données produits</text:p>
            <text:p>•  De la définition de l’arborescence du catalogue sur le site (Spakow)</text:p>
            <text:p>• De la mise en place actions de merchs sur le site  (Spakow)</text:p>
            <text:p>• De management de 1 à 2 assistants catalogue / merch</text:p>
            <text:p>Il sera en relation avec les équipes de la centrale d’achat, managers catégories produits, UX/UI Front, l'équipe informatique,  Akeneo, Sparkow, partenaires d’enrichissement données produits, etc.</text:p>
            <text:p>Compétences souhaitées</text:p>
            <text:p>• Spakow </text:p>
            <text:p>• Akeno</text:p>
            <text:p/>
          </table:table-cell>
          <table:table-cell office:value-type="string" calcext:value-type="string">
            <text:p>emerchandiser e-merchandiser spakow <text:s/>akeno technique</text:p>
          </table:table-cell>
          <table:table-cell table:number-columns-repeated="1020"/>
        </table:table-row>
        <table:table-row table:style-name="ro11">
          <table:table-cell office:value-type="string" calcext:value-type="string">
            <text:p>EXPERT JAVA</text:p>
          </table:table-cell>
          <table:table-cell office:value-type="string" calcext:value-type="string">
            <text:p>X</text:p>
          </table:table-cell>
          <table:table-cell office:value-type="string" calcext:value-type="string">
            <text:p>Nous recherchons pour un de nos clients , un expert java</text:p>
            <text:p>Compétences recherchées:</text:p>
            <text:p>•  De la structuration du catalogue produit e-commerce et Print au niveau du PIM (Akeneo) et la définition du workflow publication produits</text:p>
            <text:p>• De l’enrichissement des données produits</text:p>
            <text:p>•  De la définition de l’arborescence du catalogue sur le site (Spakow)</text:p>
            <text:p>•  De la mise en place actions de merchs sur le site  (Spakow)</text:p>
            <text:p>• De management de 1 à 2 assistants catalogue / merch</text:p>
            <text:p>Autre information:</text:p>
            <text:p>•  Il sera en relation avec les équipes de la centrale d’achat, managers catégories produits, UX/UI Front, l’équipe informatique,  Akeneo, Sparkow, partenaires d’enrichissement données produits, etc.</text:p>
            <text:p/>
          </table:table-cell>
          <table:table-cell office:value-type="string" calcext:value-type="string">
            <text:p>Java <text:s/>spakow expert</text:p>
          </table:table-cell>
          <table:table-cell table:number-columns-repeated="1020"/>
        </table:table-row>
        <table:table-row table:style-name="ro9">
          <table:table-cell office:value-type="string" calcext:value-type="string">
            <text:p>Architecte technique</text:p>
          </table:table-cell>
          <table:table-cell office:value-type="string" calcext:value-type="string">
            <text:p>X</text:p>
          </table:table-cell>
          <table:table-cell office:value-type="string" calcext:value-type="string">
            <text:p> Nous recherchons un architecte digital expérimenté</text:p>
            <text:p>Contexte</text:p>
            <text:p>• Pour aider dans la mise en œuvre des changements d'architecture requis pour permettre un accroissement x100 des capacités de calcul et stockage d'AMeRisC. Pour les besoins internes de la DR, l’équipe de la DSI Risques a développé un ensemble d’outils de calcul distribués d’indicateurs de risques. Ces calculs sont distribués dans Data Synapse et Hadoop.  AMeRisC produit les indicateurs de risque de contrepartie suivants à partir de simulations Monte Carlo mettant en œuvre une architecture mixte Java et C++ :</text:p>
            <text:p>Compétences souhaitées</text:p>
            <text:p>• Etre à l'aise avec les niveaux d’expositions pour les limites</text:p>
            <text:p>• Avoir une bonne connaissance de mesure EEPE pour les calculs de RWA</text:p>
            <text:p>•Connaitre  les «xVA » (CVA, DVA, FV, etc.)</text:p>
            <text:p>Expérience souhaitée</text:p>
            <text:p>• 8 ans d’expérience minimum</text:p>
            <text:p>Mission</text:p>
            <text:p>=&gt; Longue, démarrage ASAP</text:p>
            <text:p> </text:p>
          </table:table-cell>
          <table:table-cell office:value-type="string" calcext:value-type="string">
            <text:p>java C++ architecte digital</text:p>
          </table:table-cell>
          <table:table-cell table:number-columns-repeated="1020"/>
        </table:table-row>
        <table:table-row table:style-name="ro16">
          <table:table-cell office:value-type="string" calcext:value-type="string">
            <text:p>consultant 'UX/UI.</text:p>
          </table:table-cell>
          <table:table-cell office:value-type="string" calcext:value-type="string">
            <text:p>X</text:p>
          </table:table-cell>
          <table:table-cell office:value-type="string" calcext:value-type="string">
            <text:p>Nous recherchons pour un de nos clients, un consultant UX/UI</text:p>
            <text:p>Contexte</text:p>
            <text:p>La nouvelle recrue intégrera une équipe de 10 personnes composée d'UX/UI.</text:p>
            <text:p>Compétences souhaitées</text:p>
            <text:p>• Figma (similaire à Sketch)</text:p>
            <text:p>• Adobe After Effects</text:p>
            <text:p>• Principal</text:p>
            <text:p>• Testapic &amp; Guerilla.</text:p>
            <text:p>• Méthodologie : agile</text:p>
            <text:p>Expérience souhaitée</text:p>
            <text:p>•5 ans d'expérience minimum.</text:p>
            <text:p>Mission</text:p>
            <text:p>=&gt; Longue (minimum 1 an)</text:p>
            <text:p/>
          </table:table-cell>
          <table:table-cell office:value-type="string" calcext:value-type="string">
            <text:p>UX IU figma adobe after effects guerilla agile</text:p>
          </table:table-cell>
          <table:table-cell table:number-columns-repeated="1020"/>
        </table:table-row>
        <table:table-row table:style-name="ro12">
          <table:table-cell office:value-type="string" calcext:value-type="string">
            <text:p>Développement PL/SQL et Oracle Forms.</text:p>
          </table:table-cell>
          <table:table-cell office:value-type="string" calcext:value-type="string">
            <text:p>X</text:p>
          </table:table-cell>
          <table:table-cell office:value-type="string" calcext:value-type="string">
            <text:p>Nous recherchons pour un de nos clients, un developpeur PL/SQL et oracle forms</text:p>
            <text:p>Vous travaillerez principalement sur du back et en environnement Web mobile.</text:p>
            <text:p>Compétences souhaitées</text:p>
            <text:p>•  Conception et modélisation de système d’information ;</text:p>
            <text:p>•  Technologie Docke</text:p>
            <text:p>Expérience souhaitée</text:p>
            <text:p>•  Minimum 5 ans d’expérience en tant qu’architecte applicatif.</text:p>
            <text:p/>
          </table:table-cell>
          <table:table-cell office:value-type="string" calcext:value-type="string">
            <text:p>PL SQL oracle Forms docke</text:p>
          </table:table-cell>
          <table:table-cell table:number-columns-repeated="1020"/>
        </table:table-row>
        <table:table-row table:style-name="ro7">
          <table:table-cell office:value-type="string" calcext:value-type="string">
            <text:p>consultant technique MS Dynamics C#</text:p>
          </table:table-cell>
          <table:table-cell office:value-type="string" calcext:value-type="string">
            <text:p>X</text:p>
          </table:table-cell>
          <table:table-cell office:value-type="string" calcext:value-type="string">
            <text:p>Nous recherchons pour un de nos clients, un consultant technique MS Dynamics C# </text:p>
            <text:p>Compétences souhaitées</text:p>
            <text:p>• Recueillir les besoins auprès des AMOAs</text:p>
            <text:p>• Intégrer le CRM à l'aide de .NET</text:p>
            <text:p>• Paramétrer la solutions</text:p>
            <text:p>Expérience souhaitée:</text:p>
            <text:p>• Minimum  3 ans d'expérience avec MS Dynamics</text:p>
            <text:p>Mission</text:p>
            <text:p>=&gt; Démarrage janvier</text:p>
          </table:table-cell>
          <table:table-cell office:value-type="string" calcext:value-type="string">
            <text:p><text:s/>MS Dynamics C# technique consultant communicant </text:p>
          </table:table-cell>
          <table:table-cell table:number-columns-repeated="1020"/>
        </table:table-row>
        <table:table-row table:style-name="ro17">
          <table:table-cell office:value-type="string" calcext:value-type="string">
            <text:p>Développeur Frontend / Intégrateur Web (CSS3/HTML5/JavaScript)</text:p>
          </table:table-cell>
          <table:table-cell office:value-type="string" calcext:value-type="string">
            <text:p>X</text:p>
          </table:table-cell>
          <table:table-cell office:value-type="string" calcext:value-type="string">
            <text:p/>
            <text:p>Nous recherchons pour un de nos clients, un developpeur front end/integrateur</text:p>
            <text:p>Compétences recherchées</text:p>
            <text:p>• Vous avez de bonnes connaissances des fondamentaux du web.</text:p>
            <text:p>•  Vous avez la maîtrise de CSS3/HTML5/JavaScript et d’au moins un Framework tel que Bootstrap, JQuery. Une expérience de Docker et Python serait un plus.</text:p>
            <text:p>•  Vous avez l’expérience de l'environnement projet SI (GIT, etc.).</text:p>
            <text:p>• Vous avez de bonnes aptitudes sur l’intégration via des APIs RESTful.</text:p>
            <text:p>• Vous avez le souci de la qualité de code et des bonnes pratiques de développement.ous recherchons pour un de nos clients , un developpeur front end</text:p>
            <text:p>Mission:</text:p>
            <text:p>• Réaliser des interfaces avec l’équipe UX et solliciter des retours en interne ou en tests utilisateurs selon les recommandations nécessaires.</text:p>
            <text:p>• Créer de nouveaux composants.</text:p>
            <text:p>• Afficher des résultats sous différentes formes (courbes, histogrammes, barre graphe, etc.).</text:p>
            <text:p> • Réaliser l’intégration HTML ainsi que produire le code CSS/HTML/JS nécessaire et le développement de nouvelles fonctionnalités (javascript/JQuery).</text:p>
            <text:p>Contexte</text:p>
            <text:p>Le client recherche un développeur informatique pour renforcer son équipe de développement SI, notamment pour PowerDis et UrbanPrint.</text:p>
            <text:p>Expérience souhaitée:</text:p>
            <text:p>• Issu d'une formation BAC+5 en informatique, vous bénéficiez de 3 à 5 ans d’expérience en intégration web.</text:p>
            <text:p>Mission</text:p>
            <text:p>• Minimum  6 mois renouvelable</text:p>
          </table:table-cell>
          <table:table-cell office:value-type="string" calcext:value-type="string">
            <text:p><text:s/>Frontend <text:s text:c="2"/>front end[ Integrateur Web CSS3 HTML5 <text:s/>JavaScript developpeur analyse</text:p>
          </table:table-cell>
          <table:table-cell table:number-columns-repeated="1020"/>
        </table:table-row>
        <table:table-row table:style-name="ro7">
          <table:table-cell office:value-type="string" calcext:value-type="string">
            <text:p>Chef de projet Digital Junior</text:p>
          </table:table-cell>
          <table:table-cell office:value-type="string" calcext:value-type="string">
            <text:p>X</text:p>
          </table:table-cell>
          <table:table-cell office:value-type="string" calcext:value-type="string">
            <text:p>Nous recherchons pour un de nos clients, un chef de projet Digital Junior</text:p>
            <text:p>Contexte :</text:p>
            <text:p>• Encadré par un Consultant Senior, il accompagnera le client dans la définition de ses projets Web</text:p>
            <text:p>Compétences souhaitées:</text:p>
            <text:p>• Bonne présentation</text:p>
            <text:p>• Profil école d'ingénieur (Bac +5) </text:p>
            <text:p>• Ayant le sens du service, sens fonctionnel, Analyse et Pédagogie, à l’aise à l'oral</text:p>
            <text:p>•  Au minimum 6 mois d’expériences en développement Web</text:p>
            <text:p>• Maîtrise orale et écrite du français</text:p>
          </table:table-cell>
          <table:table-cell office:value-type="string" calcext:value-type="string">
            <text:p>digital junior</text:p>
          </table:table-cell>
          <table:table-cell table:number-columns-repeated="1020"/>
        </table:table-row>
        <table:table-row table:style-name="ro7">
          <table:table-cell office:value-type="string" calcext:value-type="string">
            <text:p>Consultant SAP Business One</text:p>
          </table:table-cell>
          <table:table-cell office:value-type="string" calcext:value-type="string">
            <text:p>X</text:p>
          </table:table-cell>
          <table:table-cell office:value-type="string" calcext:value-type="string">
            <text:p>Nous recherchons pour un de nos clients, un consultant SAP Business one </text:p>
            <text:p>Contexte</text:p>
            <text:p>La nouvelle recrue intégrera une équipe de 10 personnes composée d'UX/UI.</text:p>
            <text:p>Compétences souhaitées</text:p>
            <text:p>• Mission de soutien d'une solution déjà en place entre la France et la Pologne</text:p>
            <text:p>entre quart temps et temps complet</text:p>
            <text:p>Mission</text:p>
            <text:p>=&gt;Durée 3 mois</text:p>
            <text:p/>
          </table:table-cell>
          <table:table-cell office:value-type="string" calcext:value-type="string">
            <text:p>SAP business one consultant UI UX assitante MOA AMOA</text:p>
          </table:table-cell>
          <table:table-cell table:number-columns-repeated="1020"/>
        </table:table-row>
        <table:table-row table:style-name="ro21">
          <table:table-cell office:value-type="string" calcext:value-type="string">
            <text:p>Ingénieur sécurité</text:p>
          </table:table-cell>
          <table:table-cell office:value-type="string" calcext:value-type="string">
            <text:p>X</text:p>
          </table:table-cell>
          <table:table-cell office:value-type="string" calcext:value-type="string">
            <text:p>Nous recherchons pour un de nos clients, un ingénieur sécurité</text:p>
            <text:p>Compétences souhaitées:</text:p>
            <text:p>Mission dans le cadre de C2S Sécurité d'un grand groupe</text:p>
            <text:p>•  Accompagnement dans la mise en place d'une nouvelle infrastructure sécurité</text:p>
            <text:p>qualifier de nouvelle version d'Equipment</text:p>
            <text:p>•  Réaliser des scripts pour optimiser des solutions sécurité ou processus</text:p>
            <text:p>•  Gérer des incidents sécurité...</text:p>
            <text:p>•  Connaissance VPN</text:p>
            <text:p>Firewalling(Palo alto, Fortinet, checkpoint)</text:p>
            <text:p>gestion IPS</text:p>
            <text:p>•  Compétence en sécurité d'infrastructure</text:p>
            <text:p>• Compétence en script développement(Phyton)</text:p>
            <text:p>Profil ayant déjà travaille en mode projet (pas de run)</text:p>
            <text:p>Mission </text:p>
            <text:p>=&gt;Longue</text:p>
          </table:table-cell>
          <table:table-cell office:value-type="string" calcext:value-type="string">
            <text:p>ingenieur securite incident VPN technique infrastructure run</text:p>
          </table:table-cell>
          <table:table-cell table:number-columns-repeated="1020"/>
        </table:table-row>
        <table:table-row table:style-name="ro6">
          <table:table-cell office:value-type="string" calcext:value-type="string">
            <text:p>Team Leader en charge du web site et OCMS</text:p>
          </table:table-cell>
          <table:table-cell office:value-type="string" calcext:value-type="string">
            <text:p>X</text:p>
          </table:table-cell>
          <table:table-cell office:value-type="string" calcext:value-type="string">
            <text:p>Nous recherchons pour un de nos clients, un team leader site web</text:p>
            <text:p>Compétences souhaitées</text:p>
            <text:p>•  Expérience dans les environnements de Microsoft ou linux confirme</text:p>
            <text:p>•  Maitriser les technologies frontend(javascript,nodeJs,HTML, CSS)</text:p>
            <text:p>confirme</text:p>
            <text:p>•  Maitrise en algorithmie</text:p>
            <text:p>•  Experience en automatisation et déploiement(pupet, ansible)- exp en monitoring</text:p>
          </table:table-cell>
          <table:table-cell office:value-type="string" calcext:value-type="string">
            <text:p>Team leader web automatisation deploiement</text:p>
          </table:table-cell>
          <table:table-cell table:number-columns-repeated="1020"/>
        </table:table-row>
        <table:table-row table:style-name="ro7">
          <table:table-cell office:value-type="string" calcext:value-type="string">
            <text:p>Développeur Appengine / Appscript / Python</text:p>
          </table:table-cell>
          <table:table-cell office:value-type="string" calcext:value-type="string">
            <text:p>X</text:p>
          </table:table-cell>
          <table:table-cell office:value-type="string" calcext:value-type="string">
            <text:p>Nous recherchons pour un de nos clients, un développeur appengine, App script</text:p>
            <text:p>Compétences souhaitées:</text:p>
            <text:p>•  AppEngine</text:p>
            <text:p>• App script</text:p>
            <text:p>•  GCP</text:p>
            <text:p>•  Python</text:p>
            <text:p>• App Maker</text:p>
            <text:p>• BigQuery</text:p>
            <text:p>• Data Lake</text:p>
          </table:table-cell>
          <table:table-cell office:value-type="string" calcext:value-type="string">
            <text:p>Appengine <text:s/>Appscript Python developpeur</text:p>
          </table:table-cell>
          <table:table-cell table:number-columns-repeated="1020"/>
        </table:table-row>
        <table:table-row table:style-name="ro6">
          <table:table-cell office:value-type="string" calcext:value-type="string">
            <text:p>Ingénieur Devops XLDEPLOY</text:p>
          </table:table-cell>
          <table:table-cell office:value-type="string" calcext:value-type="string">
            <text:p>X</text:p>
          </table:table-cell>
          <table:table-cell office:value-type="string" calcext:value-type="string">
            <text:p>Nous recherchons pour un de nos clients, un ingénieur Devops XL Deploy</text:p>
            <text:p>Compétences souhaitées:</text:p>
            <text:p>•  XLDeploy</text:p>
            <text:p>•  XLRelease</text:p>
            <text:p>•  Jenkins</text:p>
            <text:p>• Docker</text:p>
            <text:p>• Ansible</text:p>
          </table:table-cell>
          <table:table-cell office:value-type="string" calcext:value-type="string">
            <text:p>Devops XLDEPLOY ingenieur</text:p>
          </table:table-cell>
          <table:table-cell table:number-columns-repeated="1020"/>
        </table:table-row>
        <table:table-row table:style-name="ro11">
          <table:table-cell office:value-type="string" calcext:value-type="string">
            <text:p>Développeur React JS CONFIRMÉ </text:p>
          </table:table-cell>
          <table:table-cell office:value-type="string" calcext:value-type="string">
            <text:p>X</text:p>
          </table:table-cell>
          <table:table-cell office:value-type="string" calcext:value-type="string">
            <text:p>Nous recherchons pour un de nos clients, un developpeur react js confirmé</text:p>
            <text:p>Expérience souhaitée</text:p>
            <text:p>• 5 ans d’expérience minimum en développement Javascript  </text:p>
            <text:p>Compétences souhaitées</text:p>
            <text:p>• Expérience en Single page application et site à fort trafic</text:p>
            <text:p>• React, Node, ES6, ES2017, Express</text:p>
            <text:p>• Jest, TDD, Puppet</text:p>
            <text:p>• Docker, Kubernetes, Mode Agile</text:p>
            <text:p>Mission</text:p>
            <text:p>=&gt; 6 mois renouvelable / ASAP</text:p>
          </table:table-cell>
          <table:table-cell office:value-type="string" calcext:value-type="string">
            <text:p>react JS Node js ES6, express, Jest Puppet, docker, kubernetes developpeur</text:p>
          </table:table-cell>
          <table:table-cell table:number-columns-repeated="1020"/>
        </table:table-row>
        <table:table-row table:style-name="ro18">
          <table:table-cell office:value-type="string" calcext:value-type="string">
            <text:p>Développeur JSF Primeface Confirmé</text:p>
          </table:table-cell>
          <table:table-cell office:value-type="string" calcext:value-type="string">
            <text:p>X</text:p>
          </table:table-cell>
          <table:table-cell office:value-type="string" calcext:value-type="string">
            <text:p/>
            <text:p>Nous recherchons pour un de nos clients, un developpeur JSF</text:p>
            <text:p>Compétences souhaitées</text:p>
            <text:p>• Bonne connaissance de JPF</text:p>
            <text:p>• Evolution et maintenance des applications</text:p>
            <text:p>• Java 8, Angular 4, PostgreSQL, Rest,, Maven, Git, </text:p>
            <text:p>• Méthode agile</text:p>
            <text:p>Expériences souhaitées</text:p>
            <text:p>• BAC+5 avec 5 ans d’exp dont 4 ans en tant que développeur Java JSF</text:p>
            <text:p>Mission</text:p>
            <text:p>=&gt; 6 mois renouvelable / ASAP</text:p>
          </table:table-cell>
          <table:table-cell office:value-type="string" calcext:value-type="string">
            <text:p>java JSF primeface developpeur</text:p>
          </table:table-cell>
          <table:table-cell table:number-columns-repeated="1020"/>
        </table:table-row>
        <table:table-row table:style-name="ro7">
          <table:table-cell office:value-type="string" calcext:value-type="string">
            <text:p>Chef de Projet Broadcast</text:p>
          </table:table-cell>
          <table:table-cell office:value-type="string" calcext:value-type="string">
            <text:p>X</text:p>
          </table:table-cell>
          <table:table-cell office:value-type="string" calcext:value-type="string">
            <text:p>Nous recherchons pour un de nos clients, un chef de projet broadcast</text:p>
            <text:p>Descriptif du poste</text:p>
            <text:p>•Dans le cadre de la refonte complète d’une régie de production audiovisuel, </text:p>
            <text:p>• vous serez en charge de la gestion du projet et de sa bonne exécution.</text:p>
            <text:p>Compétences souhaitées</text:p>
            <text:p>•Technologie : Brodcast</text:p>
            <text:p>• Proche Paris / 6 mois renouvelables / ASAP</text:p>
            <text:p>Expéreience souhaitée</text:p>
            <text:p>• Minimum 7-10 années d'expérience dans le domaine du broadcast.</text:p>
          </table:table-cell>
          <table:table-cell office:value-type="string" calcext:value-type="string">
            <text:p>Broadcast brodcast chef projet</text:p>
          </table:table-cell>
          <table:table-cell table:number-columns-repeated="1020"/>
        </table:table-row>
        <table:table-row table:style-name="ro16">
          <table:table-cell office:value-type="string" calcext:value-type="string">
            <text:p>Développeur sénior Java/Angular</text:p>
          </table:table-cell>
          <table:table-cell office:value-type="string" calcext:value-type="string">
            <text:p>X</text:p>
          </table:table-cell>
          <table:table-cell office:value-type="string" calcext:value-type="string">
            <text:p>Nous recherchons pour un de nos clients,  un développeur Java/angular</text:p>
            <text:p>Compétences souhaitées</text:p>
            <text:p>•  Mise en place d'un nouveau déclaratif réglementaire </text:p>
            <text:p>•  Réaliser la Conception et les Développements</text:p>
            <text:p>•  Assister les développeurs moins expérimentés et Revue de code (offshore)</text:p>
            <text:p>•  Reporting au pilote du projet</text:p>
            <text:p>•  ANGLAIS COURANT OBLIGATOIRE !!</text:p>
            <text:p>•  Java Spring Data JPA, Spring Batch/Boot, Webservice REST, Angular</text:p>
            <text:p>•  SQL, Jenkins, Finance et Réglementaire, Entreprise Architect</text:p>
            <text:p>Expériences souhaitées:</text:p>
            <text:p>•   5/8 ans minimum</text:p>
            <text:p>•   Expérience Solide en Développement sur les activités Salle de marché </text:p>
            <text:p>Mission</text:p>
            <text:p>=&gt;Durée : 1 an renouvelable / Démarrage : ASAP</text:p>
          </table:table-cell>
          <table:table-cell office:value-type="string" calcext:value-type="string">
            <text:p>Java Spring Data JPA Spring BatchBoot Webservice REST Angular</text:p>
            <text:p>SQL Jenkins Finance et Réglementaire  Architecte entreprise developpeur</text:p>
          </table:table-cell>
          <table:table-cell table:number-columns-repeated="1020"/>
        </table:table-row>
        <table:table-row table:style-name="ro18">
          <table:table-cell office:value-type="string" calcext:value-type="string">
            <text:p>Business analyste- reporting règlementaire</text:p>
          </table:table-cell>
          <table:table-cell office:value-type="string" calcext:value-type="string">
            <text:p>X</text:p>
          </table:table-cell>
          <table:table-cell office:value-type="string" calcext:value-type="string">
            <text:p>Nous recherchons pour un de nos client un business analyst</text:p>
            <text:p>Expérience souhaitée:</text:p>
            <text:p> •  Minimum 5 ans d’expérience sur du Reporting Règlementaire Finance de Marché </text:p>
            <text:p>Compétences souhaitées:</text:p>
            <text:p>• Accompagnement des Métiers sur Expressions de leurs Besoin</text:p>
            <text:p>• Rédaction des Spécifications Fonctionnelles Générales et Détaillées</text:p>
            <text:p>• Assurer un Lien entre les Métiers et la MOE !</text:p>
            <text:p>• Reporting Règlementaire Salle de Marché OBLIGATOIRE </text:p>
            <text:p>(EMIR, MIFID2 (RDT/APA), SFTR, DODD FRANCK…)</text:p>
            <text:p>Mission</text:p>
            <text:p>=&gt; 3 mois renouvelables / Démarrage : ASAP</text:p>
          </table:table-cell>
          <table:table-cell office:value-type="string" calcext:value-type="string">
            <text:p>Business analyste Business analyst reglementaire finance de marche coordination assistante MOA AMOA</text:p>
          </table:table-cell>
          <table:table-cell table:number-columns-repeated="1020"/>
        </table:table-row>
        <table:table-row table:style-name="ro9">
          <table:table-cell office:value-type="string" calcext:value-type="string">
            <text:p>Développeur Fullstack .net Core/Angular 6-7 </text:p>
          </table:table-cell>
          <table:table-cell office:value-type="string" calcext:value-type="string">
            <text:p>X</text:p>
          </table:table-cell>
          <table:table-cell office:value-type="string" calcext:value-type="string">
            <text:p>Nous recherchons pour un de nos clients un développeur fullstack.net:</text:p>
            <text:p>Compétence souhaitée</text:p>
            <text:p>• Conception et Développement From Scratch d’un Applicatif de gestion client</text:p>
            <text:p>• TMA + Recette + Tests et Suivi de MEP</text:p>
            <text:p>• Autonome sur Taches Complexes (50% Back / 50% Front)</text:p>
            <text:p>• Mise en Place de Tests Unitaires (Très Important !!!)</text:p>
            <text:p>• C#, ASP .NET CORE 2.0, ANGULAR 6/7, TYPESCRIPT, SQL SERVER, GIT, LINQ, SCRUM, AGILE</text:p>
            <text:p>Expérience souhaitée</text:p>
            <text:p>• 3/5 ans Exp en Développement Fullstack .Net/ANGULAR</text:p>
            <text:p>Mission</text:p>
            <text:p>=&gt;  Durée : 1 an renouvelable / Démarrage : ASAP</text:p>
            <text:p> </text:p>
          </table:table-cell>
          <table:table-cell office:value-type="string" calcext:value-type="string">
            <text:p>C# <text:s/>ASP .NET CORE 2.0 ANGULAR 6/7 <text:s/>TYPESCRIPT <text:s/>SQL <text:s/>SERVER GIT <text:s/>LINQ SCRUM AGILE <text:s/>fullstack analyse</text:p>
          </table:table-cell>
          <table:table-cell table:number-columns-repeated="1020"/>
        </table:table-row>
        <table:table-row table:style-name="ro13">
          <table:table-cell office:value-type="string" calcext:value-type="string">
            <text:p>Expert virtualisation / Stockage/ Backup</text:p>
          </table:table-cell>
          <table:table-cell office:value-type="string" calcext:value-type="string">
            <text:p>X</text:p>
          </table:table-cell>
          <table:table-cell office:value-type="string" calcext:value-type="string">
            <text:p>Nous recherchons pour un de nos clients, un expert virtualisation stockage /Backup</text:p>
            <text:p>Descriptif</text:p>
            <text:p>•  Effectuer un audit des infrastructures VMWare et stockage</text:p>
            <text:p>•  Maitriser et optimiser les infrastructures VMWare, Stockage EMC/NetApp et backup d’entreprise </text:p>
            <text:p>•  Administration avancée des infrastructures de stockage (NAS/SAN, NETAPP,</text:p>
            <text:p> EMC VNX-UNIFY/VPLEX, BROCADE)</text:p>
            <text:p>•  Administrer niveau 3 l’infrastructure de virtualisation (VMWare et sauvegarde Veeambackup)</text:p>
            <text:p>•  Gérer et résoudre les incidents majeurs et critiques techniques sur l’ensemble </text:p>
            <text:p>des infrastructures virtuelles, stockages et backup</text:p>
            <text:p>Compétences souhaitées</text:p>
            <text:p>•  VMWARE</text:p>
            <text:p>•  SAN/NAS</text:p>
            <text:p>•  VEEAM </text:p>
            <text:p>• NETAPP</text:p>
            <text:p>• EMC</text:p>
            <text:p>• BROCADE</text:p>
            <text:p>• POWERSHELL</text:p>
            <text:p>Expérience souhaitée</text:p>
            <text:p>•  Minimum 7 ans en Administration d’Infrastructure Virtuelle, Stockage et Backup</text:p>
            <text:p>Mission</text:p>
            <text:p>=&gt;  6 mois renouvelables / Dispo : ASAP </text:p>
          </table:table-cell>
          <table:table-cell office:value-type="string" calcext:value-type="string">
            <text:p><text:s/>infrastructure virtualisation Stockage Backup expert PowerShell VMWare administration</text:p>
          </table:table-cell>
          <table:table-cell table:number-columns-repeated="1020"/>
        </table:table-row>
        <table:table-row table:style-name="ro16">
          <table:table-cell office:value-type="string" calcext:value-type="string">
            <text:p>Business analyst/Proxy Product Owner</text:p>
          </table:table-cell>
          <table:table-cell office:value-type="string" calcext:value-type="string">
            <text:p>X</text:p>
          </table:table-cell>
          <table:table-cell office:value-type="string" calcext:value-type="string">
            <text:p>Nous recherchons pour un de nos clients, un business analyst/ PPO</text:p>
            <text:p>Expérience souhaitée:</text:p>
            <text:p>• Minimum. 8 ans  en Lead Projets Techniques </text:p>
            <text:p>Compétences souhaitées:</text:p>
            <text:p>•  Aider le BA/PO à suivre les développements réalisés en offshore</text:p>
            <text:p>• Conduire et contrôler les développements offshore en COBOL !!</text:p>
            <text:p>• Être capable de lire et comprendre un programme Cobol</text:p>
            <text:p>• Proposer des solutions techniques en respect des contraintes Bred</text:p>
            <text:p>• Participer ou animer les rituels AGILE de l'équipe (offshore et sur site)</text:p>
            <text:p>• Coordonner les équipes de Dev (Build) et l’équipe d’Exploitation (Run)</text:p>
            <text:p>• ANGLAIS OBLIGATOIRE !!!</text:p>
            <text:p>• Cobol, Java, PHP, SQL, DATASTAGE, JIRA, AGILE</text:p>
            <text:p>Mission</text:p>
            <text:p>=&gt;  3 mois renouvelables / Démarrage : ASAP</text:p>
          </table:table-cell>
          <table:table-cell office:value-type="string" calcext:value-type="string">
            <text:p>business analyst cobol technique assistante MOA AMOA</text:p>
          </table:table-cell>
          <table:table-cell table:number-columns-repeated="1020"/>
        </table:table-row>
        <table:table-row table:style-name="ro11">
          <table:table-cell office:value-type="string" calcext:value-type="string">
            <text:p>Architecture, Process &amp; Data,</text:p>
          </table:table-cell>
          <table:table-cell office:value-type="string" calcext:value-type="string">
            <text:p>X</text:p>
          </table:table-cell>
          <table:table-cell office:value-type="string" calcext:value-type="string">
            <text:p>Nous recherchons pour un de nos clients, un architecte qui sera positionné au sein de la Squad Architecture, Process &amp; Data </text:p>
            <text:p>Compétences souhaitées</text:p>
            <text:p>•  De représenter l’architecture Solutions dans les instances du processus cité ci-dessus.</text:p>
            <text:p>  •  Challenger la solution à mettre en œuvre en termes de ROI, faisabilité, …  •  Identifier les blockers techniques et/ou en termes d’architecture</text:p>
            <text:p>  • Donner une décision sur l’intérêt de lancer la phase suivante du processus (définie/design)</text:p>
            <text:p> •  D’assurer l’architecture solutions (fonctionnelle, applicative, technique) des sujets validés et de suivre leur implémentation lors de leur passage en développement/déploiement</text:p>
            <text:p> • De présenter aux experts techniques, architectes et au mangement le résultat, les choix d’architecture, et les différentes trajectoires pour parvenir à la cible</text:p>
            <text:p> • D’évaluer de façon macroscopique le coût du projet de mise en œuvre et d’aider les chefs de projets à cadencer le planning projet</text:p>
            <text:p> • De compléter la cartographie globale de notre SI en regard des solutions identifiées et validées</text:p>
            <text:p> • D’apporter de la méthode en termes d’architecture tout en restant adapté au contexte</text:p>
          </table:table-cell>
          <table:table-cell office:value-type="string" calcext:value-type="string">
            <text:p>architecte process data</text:p>
          </table:table-cell>
          <table:table-cell table:number-columns-repeated="1020"/>
        </table:table-row>
        <table:table-row table:style-name="ro14">
          <table:table-cell office:value-type="string" calcext:value-type="string">
            <text:p>Ingénieur Devops XLDEPLOY</text:p>
          </table:table-cell>
          <table:table-cell office:value-type="string" calcext:value-type="string">
            <text:p>X</text:p>
          </table:table-cell>
          <table:table-cell office:value-type="string" calcext:value-type="string">
            <text:p>Nous recherchons pour un de nos clients, un ingenieur devops</text:p>
            <text:p>Compétences souhaitées:</text:p>
            <text:p>• Connaissances : XLDeploy, XLRelease, Jenkins, Docker, Ansible</text:p>
          </table:table-cell>
          <table:table-cell office:value-type="string" calcext:value-type="string">
            <text:p>XLDeploy XLRelease Jenkins Docker Ansible ingenieur</text:p>
          </table:table-cell>
          <table:table-cell table:number-columns-repeated="1020"/>
        </table:table-row>
        <table:table-row table:style-name="ro14">
          <table:table-cell office:value-type="string" calcext:value-type="string">
            <text:p>Ingénieur DevOps &amp; <text:s/>Cloud AWS</text:p>
          </table:table-cell>
          <table:table-cell office:value-type="string" calcext:value-type="string">
            <text:p>X</text:p>
          </table:table-cell>
          <table:table-cell office:value-type="string" calcext:value-type="string">
            <text:p>Nous recherchons pour un de nos clients, un ingenieur devops</text:p>
            <text:p>Compétences souhaitées</text:p>
            <text:p>• Connaissances : AWS (EC2, S3, VPC, Clouformation, Lambda, RDS,...), Terraform, Jenkins/Gitlab-ci, Scripting Python.</text:p>
          </table:table-cell>
          <table:table-cell office:value-type="string" calcext:value-type="string">
            <text:p>AWS Terraform jenkins gitlab Scripting python</text:p>
          </table:table-cell>
          <table:table-cell table:number-columns-repeated="1020"/>
        </table:table-row>
        <table:table-row table:style-name="ro5">
          <table:table-cell office:value-type="string" calcext:value-type="string">
            <text:p>Architecte Azure </text:p>
          </table:table-cell>
          <table:table-cell office:value-type="string" calcext:value-type="string">
            <text:p>X</text:p>
          </table:table-cell>
          <table:table-cell office:value-type="string" calcext:value-type="string">
            <text:p>Connaissances :Azure IaaS et PaaS: VM, Vnet, Blob, Azure DevOps, Azure Fonctions, Cosmo DB, etc.</text:p>
            <text:p>Rédaction de livrables d'architectures.</text:p>
          </table:table-cell>
          <table:table-cell office:value-type="string" calcext:value-type="string">
            <text:p>architecte azure</text:p>
          </table:table-cell>
          <table:table-cell table:number-columns-repeated="1020"/>
        </table:table-row>
        <table:table-row table:style-name="ro14">
          <table:table-cell office:value-type="string" calcext:value-type="string">
            <text:p>Tech lead big data</text:p>
          </table:table-cell>
          <table:table-cell office:value-type="string" calcext:value-type="string">
            <text:p>X</text:p>
          </table:table-cell>
          <table:table-cell office:value-type="string" calcext:value-type="string">
            <text:p>Nous recherchons un Techlead big data de </text:p>
            <text:p>Expérience souhaitée</text:p>
            <text:p>• 5 ans minimum ayant des compétences en cloud et AWS.</text:p>
          </table:table-cell>
          <table:table-cell office:value-type="string" calcext:value-type="string">
            <text:p>tech lead big data</text:p>
          </table:table-cell>
          <table:table-cell table:number-columns-repeated="1020"/>
        </table:table-row>
        <table:table-row table:style-name="ro18">
          <table:table-cell office:value-type="string" calcext:value-type="string">
            <text:p>Développeur Devops senior </text:p>
          </table:table-cell>
          <table:table-cell office:value-type="string" calcext:value-type="string">
            <text:p>X</text:p>
          </table:table-cell>
          <table:table-cell office:value-type="string" calcext:value-type="string">
            <text:p>Nous recherchons pour un de nos clients, un devops senior</text:p>
            <text:p>Contexte :</text:p>
            <text:p>•  Le consultant retenu travaillera dans un environnement Flex office dans un effectif IT d'une centaine de personnes.</text:p>
            <text:p>•  Il sera en relation avec l'équipe, les équipes de développement et les équipes de production (anglais requis) gérant les plateformes techniques.</text:p>
            <text:p>•  Il aura en charge l'évolution et la gestion de la plateforme DevOps à la main: Subversion, TeamCity, Projet, Jira...</text:p>
            <text:p>•  Il devra également accompagner le projet concernant les outils et normes DevOps : Checkmarx, XL Release, XL Deploy, Bitbucket/GIT et avoir de solides</text:p>
            <text:p>Experience souhaitée</text:p>
            <text:p>• Minimum 8 ans d’expérience.</text:p>
            <text:p> Compétences souhaitées</text:p>
            <text:p>•  Connaissance des langages  C# .net (3 ans min).</text:p>
            <text:p> </text:p>
          </table:table-cell>
          <table:table-cell office:value-type="string" calcext:value-type="string">
            <text:p>devops developpeur senior c # .net</text:p>
          </table:table-cell>
          <table:table-cell table:number-columns-repeated="1020"/>
        </table:table-row>
        <table:table-row table:style-name="ro9">
          <table:table-cell office:value-type="string" calcext:value-type="string">
            <text:p>Consultant MOA</text:p>
          </table:table-cell>
          <table:table-cell office:value-type="string" calcext:value-type="string">
            <text:p>X</text:p>
          </table:table-cell>
          <table:table-cell office:value-type="string" calcext:value-type="string">
            <text:p/>
            <text:p>Nous recherchons pour un de nos clients , un consultant MOA</text:p>
            <text:p>Compétences souhaitées</text:p>
            <text:p>• Anglais Courant</text:p>
            <text:p>• Prendre en charge le suivi d’un déploiement pour la partie MOA sur tous les jalons projets</text:p>
            <text:p>• Expression des besoins et rédaction des spécifications fonctionnelles</text:p>
            <text:p>•Gestion du planning général</text:p>
            <text:p>• Tests / Recette</text:p>
            <text:p>• Formation aux utilisateurs</text:p>
            <text:p>• Coordination des équipes métiers et techniques</text:p>
            <text:p>Mission :</text:p>
            <text:p>=&gt; Longue/ ASAP</text:p>
          </table:table-cell>
          <table:table-cell office:value-type="string" calcext:value-type="string">
            <text:p>MOA test recette anglais test coordination planification</text:p>
          </table:table-cell>
          <table:table-cell table:number-columns-repeated="1020"/>
        </table:table-row>
        <table:table-row table:style-name="ro4">
          <table:table-cell office:value-type="string" calcext:value-type="string">
            <text:p>Ingénieur système Windows</text:p>
          </table:table-cell>
          <table:table-cell office:value-type="string" calcext:value-type="string">
            <text:p>X</text:p>
          </table:table-cell>
          <table:table-cell office:value-type="string" calcext:value-type="string">
            <text:p>Nous recherchons un ingénieur système Windows H/F. </text:p>
            <text:p>Mission</text:p>
            <text:p>=&gt; Pré - embauche</text:p>
            <text:p>TJM : selon profil.</text:p>
          </table:table-cell>
          <table:table-cell office:value-type="string" calcext:value-type="string">
            <text:p>Ingenieur systeme Windows </text:p>
          </table:table-cell>
          <table:table-cell table:number-columns-repeated="1020"/>
        </table:table-row>
        <table:table-row table:style-name="ro8">
          <table:table-cell office:value-type="string" calcext:value-type="string">
            <text:p>WPF - DotNet - Visual Studio</text:p>
          </table:table-cell>
          <table:table-cell office:value-type="string" calcext:value-type="string">
            <text:p>X</text:p>
          </table:table-cell>
          <table:table-cell office:value-type="string" calcext:value-type="string">
            <text:p>Nous recherchons pour un de nos clients, un développeur WPF-Dot net</text:p>
            <text:p>Compétence souhaitée</text:p>
            <text:p>•  connaissant WPF - DotNet - Visual Studio</text:p>
            <text:p>Mission</text:p>
            <text:p>=&gt;  Longue démarrant ASAP </text:p>
          </table:table-cell>
          <table:table-cell office:value-type="string" calcext:value-type="string">
            <text:p>WPF <text:s/>dotnet dot.net <text:s/>.net <text:s/>Visual studio</text:p>
          </table:table-cell>
          <table:table-cell table:number-columns-repeated="1020"/>
        </table:table-row>
        <table:table-row table:style-name="ro7">
          <table:table-cell office:value-type="string" calcext:value-type="string">
            <text:p>QC / Recetteur</text:p>
          </table:table-cell>
          <table:table-cell office:value-type="string" calcext:value-type="string">
            <text:p>X</text:p>
          </table:table-cell>
          <table:table-cell office:value-type="string" calcext:value-type="string">
            <text:p>Nous recherchons pour un de nos clients, un QC testeur agile</text:p>
            <text:p>Compétences souhaitées</text:p>
            <text:p>•  Analyse de spécifications ou User Stories</text:p>
            <text:p>•  Rédaction de cahier de recette et déroulé des scénarii de tests</text:p>
            <text:p>• Outils : HP ALM, JIRA, Xray, Ghost Inspector, Postman, Sélénium, Confluence, Refer Test, SOAP UI, Suite Office</text:p>
            <text:p>•  Bonnes notions de BDD : Oracle, MySQL, PostgreSQL, Shell</text:p>
            <text:p>• Méthodes : Agile, Cycle en V</text:p>
            <text:p>Experience souhaitée</text:p>
            <text:p>•  3 années d'expérience en tant que consultant test et recette</text:p>
          </table:table-cell>
          <table:table-cell office:value-type="string" calcext:value-type="string">
            <text:p>QC recetteur tester testeur agile</text:p>
          </table:table-cell>
          <table:table-cell table:number-columns-repeated="1020"/>
        </table:table-row>
        <table:table-row table:style-name="ro16">
          <table:table-cell office:value-type="string" calcext:value-type="string">
            <text:p>Devops senior, Développeur Web Methods, Consultant moteur de règle</text:p>
          </table:table-cell>
          <table:table-cell office:value-type="string" calcext:value-type="string">
            <text:p>X</text:p>
          </table:table-cell>
          <table:table-cell office:value-type="string" calcext:value-type="string">
            <text:p>Nous recherchons pour un de nos clients un consultant Web Methods confirmé </text:p>
            <text:p>Descriptif du poste</text:p>
            <text:p>•  Développement d’un Framework générique permettant d’optimiser le développement rapide, le suivi et la gestion des nouveaux flux,</text:p>
            <text:p>•  Recueil des besoins de la MOA,</text:p>
            <text:p>•  Evolution de l’architecture technique en fonction des exigences fonctionnelles et mise en place des briques,</text:p>
            <text:p>•  Rédaction des spécifications techniques et des procédures d’installation. </text:p>
            <text:p>•  Maintien opérationnel des flux en production </text:p>
            <text:p>• Support de niveau 2/3 en production. </text:p>
            <text:p>• Analyse des impacts opérationnels lors des interventions techniques de l’exploitation. </text:p>
            <text:p>Expérience souhaitée</text:p>
            <text:p>•  Minimum  5 ans d’expérience dans les produits Web Methods</text:p>
            <text:p>Mission </text:p>
            <text:p>=&gt; Longue durée,</text:p>
            <text:p>Possibilité de travailler en remote</text:p>
          </table:table-cell>
          <table:table-cell office:value-type="string" calcext:value-type="string">
            <text:p>devops web moteur regle deploiement coordination web methode</text:p>
          </table:table-cell>
          <table:table-cell table:number-columns-repeated="1020"/>
        </table:table-row>
        <table:table-row table:style-name="ro16">
          <table:table-cell office:value-type="string" calcext:value-type="string">
            <text:p>Chef de Projet Net suite, ZUORA</text:p>
          </table:table-cell>
          <table:table-cell office:value-type="string" calcext:value-type="string">
            <text:p>X</text:p>
          </table:table-cell>
          <table:table-cell office:value-type="string" calcext:value-type="string">
            <text:p>Nous recherchons pour un de nos clients, un chef de projet .net suite</text:p>
            <text:p>Contexte:</text:p>
            <text:p>•  Le client est une société , en croissance, en mode post start-up appartenant à ses fondateurs et avec un actionnaire financier minoritaire au capital</text:p>
            <text:p>•  Ils ont décidé de déployer Net suite d’Oracle pour la compta, plus des workflow ( gestion de projet, note de frais et demandes d’achats) ainsi que ZUORA pour la gestion commerciale (contrats, facturation…)</text:p>
            <text:p>2 intégrateurs travaillent pour eux</text:p>
            <text:p>•  En interne ils ont un chef de projet dédié qui pilote le volet IT du projet et dont le rôle est de piloter les intégrateurs et de coordonner l’interne et les intégrateurs</text:p>
            <text:p>•  La charge de travail est trop importante et ils souhaitent un 2nd  chef de projet pour le seconder</text:p>
            <text:p>•  La conception est terminée, et la phase actuelle consiste à développer les interfaces (et donc les flux de data) entre les 2 SI et leurs « bases de production » (ils gèrent beaucoup de données clients). Il faut faire un contrat d’interfaces (specs pour les développeurs)</text:p>
            <text:p>Compétence recherchée:</text:p>
            <text:p>•  Expérience dans une fonction comparable, connaissance des bonnes pratiques en la matière, un assez bon niveau général pour comprendre rapidement l’écosystème du client, la capacité à prendre de la hauteur et un bon drive pour interagir avec les prestataires.</text:p>
            <text:p>•  Mais, en même temps, une dimension « hands-on » (aptitude à produire soi-même des livrables et du reporting de suivi de projet) et, très idéalement connaissance/expérience de Net suite et/ou ZUORA</text:p>
            <text:p>Mission</text:p>
            <text:p>=&gt; 9 mois minimum  à plein temps dans l’entreprise</text:p>
            <text:p/>
          </table:table-cell>
          <table:table-cell office:value-type="string" calcext:value-type="string">
            <text:p>net suite <text:s/>netsuite <text:s/>zuora</text:p>
          </table:table-cell>
          <table:table-cell table:number-columns-repeated="1020"/>
        </table:table-row>
        <table:table-row table:style-name="ro8">
          <table:table-cell office:value-type="string" calcext:value-type="string">
            <text:p>Ingénieur devOps senior </text:p>
          </table:table-cell>
          <table:table-cell office:value-type="string" calcext:value-type="string">
            <text:p>X</text:p>
          </table:table-cell>
          <table:table-cell office:value-type="string" calcext:value-type="string">
            <text:p>Nous recherchons pour un de nos clients, un ingenieur devops</text:p>
            <text:p>Compétences souhaitées</text:p>
            <text:p>•  Jenkins</text:p>
            <text:p>•  Maven</text:p>
            <text:p>•  Docker Kubernetes / Anglais important </text:p>
          </table:table-cell>
          <table:table-cell office:value-type="string" calcext:value-type="string">
            <text:p>devops</text:p>
          </table:table-cell>
          <table:table-cell table:number-columns-repeated="1020"/>
        </table:table-row>
        <table:table-row table:style-name="ro14">
          <table:table-cell office:value-type="string" calcext:value-type="string">
            <text:p>Développeur Web Methods </text:p>
          </table:table-cell>
          <table:table-cell office:value-type="string" calcext:value-type="string">
            <text:p>X</text:p>
          </table:table-cell>
          <table:table-cell office:value-type="string" calcext:value-type="string">
            <text:p>Nous recherchons un développeur web methods.</text:p>
            <text:p>Compétences souhaitées</text:p>
            <text:p>•   Le niveau de formation BAC+5 n’est pas un pré requis</text:p>
          </table:table-cell>
          <table:table-cell office:value-type="string" calcext:value-type="string">
            <text:p>web method web methods webmethod</text:p>
          </table:table-cell>
          <table:table-cell table:number-columns-repeated="1020"/>
        </table:table-row>
        <table:table-row table:style-name="ro2">
          <table:table-cell office:value-type="string" calcext:value-type="string">
            <text:p>Développeur front end HTML5</text:p>
          </table:table-cell>
          <table:table-cell office:value-type="string" calcext:value-type="string">
            <text:p>X</text:p>
          </table:table-cell>
          <table:table-cell office:value-type="string" calcext:value-type="string">
            <text:p>Nous recherchons pour un de nos clients; un developpeur front end HTML5</text:p>
            <text:p>Compétences souhaitées</text:p>
            <text:p>•   Environnement technique : VueJS, gulp, grunt </text:p>
            <text:p>Expérience souhaitée</text:p>
            <text:p>•  Minimum 4 ans   senior </text:p>
            <text:p>TJM cible : selon profil</text:p>
          </table:table-cell>
          <table:table-cell office:value-type="string" calcext:value-type="string">
            <text:p><text:s/>front end HTML5 developpeur senior</text:p>
          </table:table-cell>
          <table:table-cell table:number-columns-repeated="1020"/>
        </table:table-row>
        <table:table-row table:style-name="ro6">
          <table:table-cell office:value-type="string" calcext:value-type="string">
            <text:p>Product Owner mobile</text:p>
          </table:table-cell>
          <table:table-cell office:value-type="string" calcext:value-type="string">
            <text:p>X</text:p>
          </table:table-cell>
          <table:table-cell office:value-type="string" calcext:value-type="string">
            <text:p/>
            <text:p>Nous recherchons pour un de nos clients, un PO mobile</text:p>
            <text:p>Compétences souhaitées</text:p>
            <text:p>•   Environnement technique : back log, appli mobile, scrum</text:p>
            <text:p>Experience souhaitées</text:p>
            <text:p>•   Minimum 4 ans senior </text:p>
            <text:p>TJM cible : selon profil</text:p>
          </table:table-cell>
          <table:table-cell office:value-type="string" calcext:value-type="string">
            <text:p>Product Owner mobile technique PO</text:p>
          </table:table-cell>
          <table:table-cell table:number-columns-repeated="1020"/>
        </table:table-row>
        <table:table-row table:style-name="ro2">
          <table:table-cell office:value-type="string" calcext:value-type="string">
            <text:p>Ingénieur RUBY ON RAILS</text:p>
          </table:table-cell>
          <table:table-cell office:value-type="string" calcext:value-type="string">
            <text:p>X</text:p>
          </table:table-cell>
          <table:table-cell office:value-type="string" calcext:value-type="string">
            <text:p>Nous recherchons pour un de nos clients un ingénieur ROR</text:p>
            <text:p>Compétences souhaitées</text:p>
            <text:p>•   Environnement technique : Docker, Ruby on rails,  Jenkins, ROR</text:p>
            <text:p>Expérience souhaitée</text:p>
            <text:p>•   Minimum 5 ans  à senior</text:p>
            <text:p>TJM cible : selon profil</text:p>
          </table:table-cell>
          <table:table-cell office:value-type="string" calcext:value-type="string">
            <text:p>Ruby on rails ROR ingenieur</text:p>
          </table:table-cell>
          <table:table-cell table:number-columns-repeated="1020"/>
        </table:table-row>
        <table:table-row table:style-name="ro2">
          <table:table-cell office:value-type="string" calcext:value-type="string">
            <text:p>Ingénieur JAVA 8</text:p>
          </table:table-cell>
          <table:table-cell office:value-type="string" calcext:value-type="string">
            <text:p>X</text:p>
          </table:table-cell>
          <table:table-cell office:value-type="string" calcext:value-type="string">
            <text:p>Nous recherchons pour un de nos clients, un ingénieur java 8</text:p>
            <text:p>Compétences souhaitées</text:p>
            <text:p>•  Environnement technique : JAVA 8, Spring Boot, NOSQL, Rabbit</text:p>
            <text:p>  Expériences souhaitées:</text:p>
            <text:p>• Minimum : 5 ans à senior</text:p>
            <text:p>TJM cible : selon profil</text:p>
          </table:table-cell>
          <table:table-cell office:value-type="string" calcext:value-type="string">
            <text:p>Java 8 <text:s/>Sprint boot <text:s/>nosql <text:s/>No SQL rabbitMq analyse Ingenieur</text:p>
          </table:table-cell>
          <table:table-cell table:number-columns-repeated="1020"/>
        </table:table-row>
        <table:table-row table:style-name="ro6">
          <table:table-cell office:value-type="string" calcext:value-type="string">
            <text:p>MOE support et intégration Z/OS</text:p>
          </table:table-cell>
          <table:table-cell office:value-type="string" calcext:value-type="string">
            <text:p>X</text:p>
          </table:table-cell>
          <table:table-cell office:value-type="string" calcext:value-type="string">
            <text:p>Nous recherchons pour un de nos clients, un MOE support et integration Z/os</text:p>
            <text:p>Compétences souhaitées</text:p>
            <text:p>•    Environnement technique : Z/OS et les composants de base (MVS, TSO, JES2, ISPF, RACF, RMF, SMF …) </text:p>
            <text:p>•    Tivoli NETVIEW, DB2 et outillage (Tools) </text:p>
            <text:p>Expérience souhaitée</text:p>
            <text:p>•   Minimum 5 ans </text:p>
            <text:p>TJM cible : selon profil</text:p>
          </table:table-cell>
          <table:table-cell office:value-type="string" calcext:value-type="string">
            <text:p>Z/os DB2 MVS TSO JES2 RACF RMF SMF MOE technique support</text:p>
          </table:table-cell>
          <table:table-cell table:number-columns-repeated="1020"/>
        </table:table-row>
        <table:table-row table:style-name="ro2">
          <table:table-cell office:value-type="string" calcext:value-type="string">
            <text:p>Ingénieur Cybersécurité- Gouvernance, Risk &amp; Compliance</text:p>
          </table:table-cell>
          <table:table-cell office:value-type="string" calcext:value-type="string">
            <text:p>X</text:p>
          </table:table-cell>
          <table:table-cell office:value-type="string" calcext:value-type="string">
            <text:p>Nous recherchons pour un de nos clients, un ingenieur cybersecurite gouvernance risque et compliance</text:p>
            <text:p>Compétences souhaitées:</text:p>
            <text:p>* Environnement technique : IAM, RGPD, cyber sécurité, Conformité RGPD + anglais </text:p>
            <text:p>Experience souhaitée:</text:p>
            <text:p>* Minimum 4 ans</text:p>
            <text:p>TJM cible : selon profil</text:p>
          </table:table-cell>
          <table:table-cell office:value-type="string" calcext:value-type="string">
            <text:p>cybersecurite RGPD IAM compliance risque</text:p>
          </table:table-cell>
          <table:table-cell table:number-columns-repeated="1020"/>
        </table:table-row>
        <table:table-row table:style-name="ro6">
          <table:table-cell office:value-type="string" calcext:value-type="string">
            <text:p>Architecte technique infrastructure</text:p>
          </table:table-cell>
          <table:table-cell office:value-type="string" calcext:value-type="string">
            <text:p>X</text:p>
          </table:table-cell>
          <table:table-cell office:value-type="string" calcext:value-type="string">
            <text:p/>
            <text:p>Nous recherchons pour un de nos clients , un architecte technique </text:p>
            <text:p>Compétences souhaitées</text:p>
            <text:p>• Environnement technique : Infra, Virtualisation</text:p>
            <text:p>Expérience souhaitée </text:p>
            <text:p>• Entre 8 à 10 (SENIOR) – Anglais obligatoire + allemand courant </text:p>
            <text:p>TJM cible : selon profil</text:p>
          </table:table-cell>
          <table:table-cell office:value-type="string" calcext:value-type="string">
            <text:p>architecte infrastructure senior anglais virtualisation technique</text:p>
          </table:table-cell>
          <table:table-cell table:number-columns-repeated="1020"/>
        </table:table-row>
        <table:table-row table:style-name="ro14">
          <table:table-cell office:value-type="string" calcext:value-type="string">
            <text:p>Consultant moteur de règles </text:p>
          </table:table-cell>
          <table:table-cell office:value-type="string" calcext:value-type="string">
            <text:p>X</text:p>
          </table:table-cell>
          <table:table-cell office:value-type="string" calcext:value-type="string">
            <text:p>Nous recherchons un consultant moteur de règles connaissant BRMS,ODM </text:p>
            <text:p>Mission</text:p>
            <text:p>=&gt; Longue /demarrage asap</text:p>
          </table:table-cell>
          <table:table-cell office:value-type="string" calcext:value-type="string">
            <text:p>moteur de regle BRMS ODM</text:p>
          </table:table-cell>
          <table:table-cell table:number-columns-repeated="1020"/>
        </table:table-row>
        <table:table-row table:style-name="ro9">
          <table:table-cell office:value-type="string" calcext:value-type="string">
            <text:p>Assistance technique solution Cegid People Net</text:p>
          </table:table-cell>
          <table:table-cell office:value-type="string" calcext:value-type="string">
            <text:p>X</text:p>
          </table:table-cell>
          <table:table-cell office:value-type="string" calcext:value-type="string">
            <text:p>Nous recherchons pour un de nos clients un assistant technique solution Cegid people net</text:p>
            <text:p>Compétences souhaitées:</text:p>
            <text:p>•  Developper les fonctionnalité nouvelles</text:p>
            <text:p>•  Mettre en place des évolutions règlementaires de l'éditeur(HotFix)</text:p>
            <text:p>•  Corriger les 'anomalies</text:p>
            <text:p>• Documenter des travaux réalisés au niveau fonctionnel et technique</text:p>
            <text:p>• Réaliser et MAJ des plans de tests</text:p>
            <text:p>•  Faire de la recette unitaire des développement réalisés</text:p>
            <text:p>•  Etre en support de la MOA lors des recettes métiers</text:p>
            <text:p>Mission:</text:p>
            <text:p>=&gt; 1 an minimum a partir du 20 février 2020</text:p>
            <text:p/>
          </table:table-cell>
          <table:table-cell office:value-type="string" calcext:value-type="string">
            <text:p>People net Cegid <text:s/>assistant technique analyse</text:p>
          </table:table-cell>
          <table:table-cell table:number-columns-repeated="1020"/>
        </table:table-row>
        <table:table-row table:style-name="ro9">
          <table:table-cell office:value-type="string" calcext:value-type="string">
            <text:p>Consultant SAP</text:p>
          </table:table-cell>
          <table:table-cell office:value-type="string" calcext:value-type="string">
            <text:p>X</text:p>
          </table:table-cell>
          <table:table-cell office:value-type="string" calcext:value-type="string">
            <text:p>Nous recherchons pour un de nos clients, un consultant pour accompagner une migration SAP dans l'industrie</text:p>
            <text:p>recherche d'un expert ou bon expert</text:p>
            <text:p>Compétences souhaitées:</text:p>
            <text:p>• Connaissances des modules suivants </text:p>
            <text:p>• FICO( finance/compta)</text:p>
            <text:p>• MM(Materials Mgt)</text:p>
            <text:p>• SD(sales &amp; distribution)</text:p>
            <text:p>• WM(Warehouse mgt)</text:p>
            <text:p>•QM(Quality mgt)</text:p>
            <text:p>• PP(planning&amp; prod control)t</text:p>
            <text:p>Mission </text:p>
            <text:p>=&gt;Démarrant en mars/avril</text:p>
          </table:table-cell>
          <table:table-cell office:value-type="string" calcext:value-type="string">
            <text:p>SAP FICO MM SD WM QM expert</text:p>
          </table:table-cell>
          <table:table-cell table:number-columns-repeated="1020"/>
        </table:table-row>
        <table:table-row table:style-name="ro7">
          <table:table-cell office:value-type="string" calcext:value-type="string">
            <text:p>Développeur IT MOE Pricing service </text:p>
          </table:table-cell>
          <table:table-cell office:value-type="string" calcext:value-type="string">
            <text:p>X</text:p>
          </table:table-cell>
          <table:table-cell office:value-type="string" calcext:value-type="string">
            <text:p>Nous recherchons pour un de nos clients, un MOE pricing</text:p>
            <text:p>Contexte</text:p>
            <text:p>Le client souhaite l'accompagnement d'un archi/QA pur le dev de la nouvelle plateforme pricing (GMD Pricing service) et la mise en place de nouveaux projets( MASAIFRTB/APEX/MIFID/FXCSP)</text:p>
            <text:p>Compétences souhaitées</text:p>
            <text:p>• IBM Symfony</text:p>
            <text:p>• Stack Elastic</text:p>
            <text:p>• Couchbase</text:p>
            <text:p>• Scripting: indos/PowerShell/Linux/Bash ou Python/ Git/Gitlab(CI/CD), Control M</text:p>
            <text:p>• Anglais</text:p>
          </table:table-cell>
          <table:table-cell office:value-type="string" calcext:value-type="string">
            <text:p>MOE Pricing <text:s/>MIFI FXCSP APEX Symfony anglais control M</text:p>
          </table:table-cell>
          <table:table-cell table:number-columns-repeated="1020"/>
        </table:table-row>
        <table:table-row table:style-name="ro18">
          <table:table-cell office:value-type="string" calcext:value-type="string">
            <text:p>Développeur full stack Web pricer</text:p>
          </table:table-cell>
          <table:table-cell office:value-type="string" calcext:value-type="string">
            <text:p>X</text:p>
          </table:table-cell>
          <table:table-cell office:value-type="string" calcext:value-type="string">
            <text:p>Nous recherchons pour un de nos clients  un developpeur dont le rôle sera:</text:p>
            <text:p>Descriptif du poste</text:p>
            <text:p>Compétences souhaitées</text:p>
            <text:p>•  Analyse de l'existant, maintenance évolutive et corrective au niveau de l'application de trading dealing FX</text:p>
            <text:p>•   Participer a l'élaboration de nouveaux projets au niveaux briques Pricing/ Trading</text:p>
            <text:p>Compétences souhaitées</text:p>
            <text:p>•   .Net</text:p>
            <text:p>•   Javascript</text:p>
            <text:p>•   KnockOutJs</text:p>
            <text:p>•   Angular Js</text:p>
            <text:p>•   Angular4 ou supérieur</text:p>
          </table:table-cell>
          <table:table-cell office:value-type="string" calcext:value-type="string">
            <text:p>full stack Web pricer developpeur javascript angular</text:p>
          </table:table-cell>
          <table:table-cell table:number-columns-repeated="1020"/>
        </table:table-row>
        <table:table-row table:style-name="ro9">
          <table:table-cell office:value-type="string" calcext:value-type="string">
            <text:p>Architecte Urbaniste data center anglais courant </text:p>
          </table:table-cell>
          <table:table-cell office:value-type="string" calcext:value-type="string">
            <text:p>X</text:p>
          </table:table-cell>
          <table:table-cell office:value-type="string" calcext:value-type="string">
            <text:p>Nous recherchons pour un de nos clients, un architecte urbaniste date</text:p>
            <text:p>Compétences souhaitées</text:p>
            <text:p>• connaissance de l'envrt des datacenter</text:p>
            <text:p>• anglais courant </text:p>
            <text:p>• Gérer l'évolution du datacenter vers cloud hybride on prémisse et cloud des projets de dépliements de plateformes d'infrastructure pour les différentes • applications</text:p>
            <text:p>• Expertise urbaniste datacenter</text:p>
            <text:p>•ténacité et curiosité</text:p>
            <text:p>• autonome , recherche d'efficacité et simplicité</text:p>
            <text:p>• gérer des réunions en français et anglais</text:p>
            <text:p>Contrat CDD belle rémuneration garantie!!!</text:p>
            <text:p>Expérience souhaitée</text:p>
            <text:p>• Minimum 20 ans</text:p>
          </table:table-cell>
          <table:table-cell office:value-type="string" calcext:value-type="string">
            <text:p>architecte urbaniste data anglais</text:p>
          </table:table-cell>
          <table:table-cell table:number-columns-repeated="1020"/>
        </table:table-row>
        <table:table-row table:style-name="ro15">
          <table:table-cell office:value-type="string" calcext:value-type="string">
            <text:p>Ingénieur Etudes et Développement Backend PHP </text:p>
          </table:table-cell>
          <table:table-cell office:value-type="string" calcext:value-type="string">
            <text:p>X</text:p>
          </table:table-cell>
          <table:table-cell office:value-type="string" calcext:value-type="string">
            <text:p>Nous recherchons pour un de nos clients, un ingenieur etude et developpement</text:p>
            <text:p>Descriptif du poste</text:p>
            <text:p>• Vous avez plus de 4 années d'expériences sur PHP</text:p>
            <text:p>• Vous êtes curieux et assurez spontanément une veille technologique pour rester innovant</text:p>
            <text:p>• Vous maîtrisez HTML et CSS</text:p>
            <text:p>• Une appétences ou connaissance pour Symfony / Laravel est un grand plus</text:p>
            <text:p>• Vous avez pratiqué les Tests Unitaires et l'intégration continue</text:p>
            <text:p>• Les APIs n'ont pas de secret pour vous !</text:p>
            <text:p>• Capable d'écoute, vous êtes un bon communicant et aimez le travail en équipe</text:p>
            <text:p>Compétences souhaitées</text:p>
            <text:p>• Symfony / Laravel (Maitrisé)</text:p>
            <text:p>• PHALCON (Maitrisé)</text:p>
            <text:p>• GIT (Maitrisé</text:p>
          </table:table-cell>
          <table:table-cell office:value-type="string" calcext:value-type="string">
            <text:p>ingenieur etude developpement back end php backend <text:s/>HTML Css</text:p>
          </table:table-cell>
          <table:table-cell table:number-columns-repeated="1020"/>
        </table:table-row>
        <table:table-row table:style-name="ro15">
          <table:table-cell office:value-type="string" calcext:value-type="string">
            <text:p>Administrateur Système et réseaux / Bases de données </text:p>
          </table:table-cell>
          <table:table-cell office:value-type="string" calcext:value-type="string">
            <text:p>X</text:p>
          </table:table-cell>
          <table:table-cell office:value-type="string" calcext:value-type="string">
            <text:p>Contexte et missions :</text:p>
            <text:p>• Mise à jour de certains serveurs Microsoft Windows actuellement en version Windows 2008 R2 ou antérieure</text:p>
            <text:p>• Migration applicative pour assurer la compatibilité « OS / applications »</text:p>
            <text:p>• Application des politiques de sécurité sur les serveurs</text:p>
            <text:p>• Upgrade et migration des environnements virtualisés</text:p>
            <text:p>• Réinstallation des environnements applicatifs sur des nouveaux serveurs</text:p>
            <text:p>• Mise en validation des configurations Windows et Réseau</text:p>
            <text:p>Compétences souhaitées</text:p>
            <text:p>• Compétences « Système » indispensables : Microsoft Windows, Citrix, VMWare, Batch, PowerShell,...</text:p>
            <text:p>• Compétences « Bases de données » indispensables : Oracle, SQL Server 2008 R2 / 2016,...</text:p>
            <text:p>• Compétences « Réseaux » indispensables : Switch Cisco / HP, VLAN et Port-Security, </text:p>
            <text:p>• Sens du service (support utilisateurs)</text:p>
            <text:p>• Maîtrise de l'anglais pour des réunions techniques et des conférences téléphoniques</text:p>
          </table:table-cell>
          <table:table-cell office:value-type="string" calcext:value-type="string">
            <text:p>administrateur système reseau BDD base donnee anglais communication analyse</text:p>
          </table:table-cell>
          <table:table-cell table:number-columns-repeated="1020"/>
        </table:table-row>
        <table:table-row table:style-name="ro10">
          <table:table-cell office:value-type="string" calcext:value-type="string">
            <text:p>Gestion de projet de production en mode Agile</text:p>
          </table:table-cell>
          <table:table-cell office:value-type="string" calcext:value-type="string">
            <text:p>X</text:p>
          </table:table-cell>
          <table:table-cell office:value-type="string" calcext:value-type="string">
            <text:p/>
            <text:p>Nous recherchons pour un de nos clients, un chef de projet production mongo db</text:p>
            <text:p>Descriptif du poste</text:p>
            <text:p>• Faire le lien entre les équipes des entités du Groupe (Développeurs, Architectes, Chef de Projets), Clusters (Chef de Projets, Responsables du Build et du Run) et les équipes techniques du Socle Natif en portant la vision du produit sur le périmètre data</text:p>
            <text:p>• Cadrer et suivre la co-construction des nouveaux produits de la plateforme Data ainsi que l’adoption de ces nouveaux produits au sein des Entités et des Clusters</text:p>
            <text:p>• Garant de la cohérence de la roadmap de la Squad Data vis-à-vis des besoins métiers (Entités)</text:p>
            <text:p>•Accompagner les équipes des Clusters dans leur montée en compétence sur ces nouveaux produits Data, et animer un « Club utilisateur »</text:p>
            <text:p>• Promouvoir les produits du Socle Natif (dont la Data fait partie)</text:p>
            <text:p>• Créer les nouvelles UO (Unité d’œuvre) des produits Data et piloter la chaine produit /facturation avec les équipes Stratégie Innovation &amp; Services et Contrôle de gestion.</text:p>
            <text:p>• Contexte technique : Hadoop, Horton Works, mapR,  open stack, MongoDB</text:p>
            <text:p>Compétences minimales requises</text:p>
            <text:p>• Gestion de projet de production confirmée en mode Agile ;</text:p>
            <text:p>• Très bonne connaissance SI monde Open et des nouvelles technologies Data, Open Data, bases no SQL ;</text:p>
            <text:p>• Bonne connaissance Devops, Conteneurisation, API, bases ;</text:p>
            <text:p>• Connaissance des process interne, gestion des budgets, ... ;</text:p>
            <text:p>• Connaissance réseau et sécurité</text:p>
            <text:p>Mission </text:p>
            <text:p>=&gt;longue/démarrant ASAP..</text:p>
          </table:table-cell>
          <table:table-cell office:value-type="string" calcext:value-type="string">
            <text:p>Chef de projet production mongo db open stack Hadoop Horton devops api process interne technique</text:p>
          </table:table-cell>
          <table:table-cell table:number-columns-repeated="1020"/>
        </table:table-row>
        <table:table-row table:style-name="ro6">
          <table:table-cell office:value-type="string" calcext:value-type="string">
            <text:p>Technicien de déploiement/support N2-3 habilitable (H/F)</text:p>
          </table:table-cell>
          <table:table-cell office:value-type="string" calcext:value-type="string">
            <text:p>X</text:p>
          </table:table-cell>
          <table:table-cell office:value-type="string" calcext:value-type="string">
            <text:p>Nous recherchons pour un de nos clients un  Technicien de déploiement/support N2-3 habilitable (H/F)</text:p>
            <text:p>Descriptif du poste</text:p>
            <text:p>•  déploiement de postes de travail, support de proximité, assistance aux utilisateurs</text:p>
            <text:p>Compétence souhaitée</text:p>
            <text:p>•   Connaissance de l'environnement Windows 7/10</text:p>
            <text:p>Mission</text:p>
            <text:p>=&gt;Durée : 6 mois renouvelables</text:p>
          </table:table-cell>
          <table:table-cell office:value-type="string" calcext:value-type="string">
            <text:p>technicien support deploiement technique</text:p>
          </table:table-cell>
          <table:table-cell table:number-columns-repeated="1020"/>
        </table:table-row>
        <table:table-row table:style-name="ro1">
          <table:table-cell office:value-type="string" calcext:value-type="string">
            <text:p><text:s/>Développeur VB6 confirmé</text:p>
          </table:table-cell>
          <table:table-cell office:value-type="string" calcext:value-type="string">
            <text:p>X</text:p>
          </table:table-cell>
          <table:table-cell office:value-type="string" calcext:value-type="string">
            <text:p>Nous recherchons pour un de ns clients, un developpeur VB6 </text:p>
          </table:table-cell>
          <table:table-cell office:value-type="string" calcext:value-type="string">
            <text:p>VB6 developpeur technique</text:p>
          </table:table-cell>
          <table:table-cell table:number-columns-repeated="1020"/>
        </table:table-row>
        <table:table-row table:style-name="ro1">
          <table:table-cell office:value-type="string" calcext:value-type="string">
            <text:p><text:s/>Développeur ReactJS expérimenté</text:p>
          </table:table-cell>
          <table:table-cell office:value-type="string" calcext:value-type="string">
            <text:p>X</text:p>
          </table:table-cell>
          <table:table-cell office:value-type="string" calcext:value-type="string">
            <text:p><text:s/>Nous recherchons pour un de nos clients, un développeur ReactJS expérimentés</text:p>
          </table:table-cell>
          <table:table-cell office:value-type="string" calcext:value-type="string">
            <text:p>react js reactjs developpeur javascript fullstack</text:p>
          </table:table-cell>
          <table:table-cell table:number-columns-repeated="1020"/>
        </table:table-row>
        <table:table-row table:style-name="ro14">
          <table:table-cell office:value-type="string" calcext:value-type="string">
            <text:p>Lead développeur IOS ou Android</text:p>
          </table:table-cell>
          <table:table-cell office:value-type="string" calcext:value-type="string">
            <text:p>X</text:p>
          </table:table-cell>
          <table:table-cell office:value-type="string" calcext:value-type="string">
            <text:p>Nous recherchons pour un de nos clients, un led developpeur Ios ou Android</text:p>
            <text:p>Compétence souhaitée</text:p>
            <text:p>•  IOS ou Android</text:p>
          </table:table-cell>
          <table:table-cell office:value-type="string" calcext:value-type="string">
            <text:p>ios Android lead coordination developpeur pilotage</text:p>
          </table:table-cell>
          <table:table-cell table:number-columns-repeated="1020"/>
        </table:table-row>
        <table:table-row table:style-name="ro22">
          <table:table-cell office:value-type="string" calcext:value-type="string">
            <text:p>Delivery des ressources VMWare</text:p>
          </table:table-cell>
          <table:table-cell office:value-type="string" calcext:value-type="string">
            <text:p>X</text:p>
          </table:table-cell>
          <table:table-cell office:value-type="string" calcext:value-type="string">
            <text:p/>
            <text:p>Nous recherchons pour un de nos clients, un developpeur vmware </text:p>
            <text:p>Description du poste</text:p>
            <text:p>Expérience souhaitées</text:p>
            <text:p>Profil : Confirmé</text:p>
            <text:p>Périmètre technique : VMware, stockage et réseau</text:p>
            <text:p>• Assurer le delivery sur les infrastructures VMware, stockage et réseau </text:p>
            <text:p>• Prise en charge et réalisation des demandes, incidents sur les infrastructures.</text:p>
            <text:p>•Réaliser des campagnes de montées de versions (VmHardware, Vmtools...)  </text:p>
            <text:p>• Assurer le support aux équipes d’exploitations, d’intégration des SI sous le pilotage des experts du domaine SID</text:p>
            <text:p>• Actes techniques d’administration sur les infrastructures pour assurer le maintien en condition opérationnelle</text:p>
            <text:p>• Résoudre les incidents bloquants dans le respect de l'offre de service.</text:p>
            <text:p>• Tickets de demande et d’incident renseignés dans l’outil de ticketing interne.</text:p>
            <text:p>• Formaliser (rédiger) les modes opératoires et les processus de delivery et de traitement des incidents récurrents</text:p>
            <text:p>Modes opératoires et procédures actualisés</text:p>
            <text:p>•Assurer le reporting de l’activité</text:p>
            <text:p>• Tableau de bord de pilotage à jour+B222 Compétences fonctionnelles et techniques requises</text:p>
            <text:p>• Delivery, traitement des incidents, maintien en condition opérationnelle des infrastructures virtuelles et SAN  (EMC VMAX et DMX IBM V7000 ; Brocade San FC)</text:p>
            <text:p>• Delivery du socle réseau (Switch et routeur Cisco)</text:p>
            <text:p>Compétences  souhaitées</text:p>
            <text:p>• Bonne capacité relationnelle et posture service</text:p>
            <text:p>•Expérience d’exploitation indispensable</text:p>
            <text:p>•  Bon esprit de synthèse</text:p>
            <text:p>• Aptitude rédactionnelle</text:p>
          </table:table-cell>
          <table:table-cell office:value-type="string" calcext:value-type="string">
            <text:p>VMWare developpeur incident <text:s/>relation redaction synthese</text:p>
          </table:table-cell>
          <table:table-cell table:number-columns-repeated="1020"/>
        </table:table-row>
        <table:table-row table:style-name="ro14">
          <table:table-cell office:value-type="string" calcext:value-type="string">
            <text:p>Développeur senior Symfony 3/4 - Nodejs </text:p>
          </table:table-cell>
          <table:table-cell office:value-type="string" calcext:value-type="string">
            <text:p>X</text:p>
          </table:table-cell>
          <table:table-cell office:value-type="string" calcext:value-type="string">
            <text:p>Nou recherchons pour un de nos clients un développeur senior Symfony</text:p>
            <text:p>Expériences souhaitées</text:p>
            <text:p>• Minimum 5 ans d'expérience dont 2 ans en tant que Fullstack</text:p>
          </table:table-cell>
          <table:table-cell office:value-type="string" calcext:value-type="string">
            <text:p>Symfony 3 Symfony 4 nodejs developpeur fullstack analyse technique</text:p>
          </table:table-cell>
          <table:table-cell table:number-columns-repeated="1020"/>
        </table:table-row>
        <table:table-row table:style-name="ro8">
          <table:table-cell office:value-type="string" calcext:value-type="string">
            <text:p>Développeur medior Python, Javascript, Scala </text:p>
          </table:table-cell>
          <table:table-cell office:value-type="string" calcext:value-type="string">
            <text:p>X</text:p>
          </table:table-cell>
          <table:table-cell office:value-type="string" calcext:value-type="string">
            <text:p>Nous recherchons pour un de nos clients un développeur medior/javascript </text:p>
            <text:p>Compétences souhaitées:</text:p>
            <text:p>• Une première expérience sur un projet Big Data</text:p>
            <text:p>• Python</text:p>
            <text:p>• Javascript</text:p>
          </table:table-cell>
          <table:table-cell office:value-type="string" calcext:value-type="string">
            <text:p>python javascript scala big data</text:p>
          </table:table-cell>
          <table:table-cell table:number-columns-repeated="1020"/>
        </table:table-row>
        <table:table-row table:style-name="ro2">
          <table:table-cell office:value-type="string" calcext:value-type="string">
            <text:p>Project Manager Fonctionnel</text:p>
          </table:table-cell>
          <table:table-cell office:value-type="string" calcext:value-type="string">
            <text:p>X</text:p>
          </table:table-cell>
          <table:table-cell office:value-type="string" calcext:value-type="string">
            <text:p/>
            <text:p>Nous recherchons pour un de nos clients, un chef de projet  fonctionnel /métier assurance</text:p>
            <text:p>Expérience souhaitée:</text:p>
            <text:p>•   senior - 6 ans  dans l'assurance</text:p>
            <text:p>TJM cible : selon profil</text:p>
            <text:p/>
          </table:table-cell>
          <table:table-cell office:value-type="string" calcext:value-type="string">
            <text:p>Project manager fonctionnel chef projet fonctionnel senior</text:p>
          </table:table-cell>
          <table:table-cell table:number-columns-repeated="1020"/>
        </table:table-row>
        <table:table-row table:style-name="ro6">
          <table:table-cell office:value-type="string" calcext:value-type="string">
            <text:p>Développeur angular senior </text:p>
          </table:table-cell>
          <table:table-cell office:value-type="string" calcext:value-type="string">
            <text:p>X</text:p>
          </table:table-cell>
          <table:table-cell office:value-type="string" calcext:value-type="string">
            <text:p/>
            <text:p>Nous recherchons pour un de nos clients, un développeur angular sénior,</text:p>
            <text:p>Compétences souhaitées</text:p>
            <text:p>•  Environnement technique : Angular, Javascript, Frontend</text:p>
            <text:p>Expérience souhaite:</text:p>
            <text:p>•  3 ans en développement Frontend</text:p>
            <text:p>TJM cible : selon profil</text:p>
          </table:table-cell>
          <table:table-cell office:value-type="string" calcext:value-type="string">
            <text:p>Angular senior developpeur</text:p>
          </table:table-cell>
          <table:table-cell table:number-columns-repeated="1020"/>
        </table:table-row>
        <table:table-row table:style-name="ro12">
          <table:table-cell office:value-type="string" calcext:value-type="string">
            <text:p>Ingénieur cybersécurité - Gouvernance, Risk &amp; Compliance</text:p>
          </table:table-cell>
          <table:table-cell office:value-type="string" calcext:value-type="string">
            <text:p>X</text:p>
          </table:table-cell>
          <table:table-cell office:value-type="string" calcext:value-type="string">
            <text:p/>
            <text:p/>
            <text:p>Nous recherchons pour un de nos clients, un ingénieur cybersécurité</text:p>
            <text:p>Compétences souhaitées:</text:p>
            <text:p>•  Environnement technique requis : IAM, RGPD, cyber sécurité, Conformité RGPD + anglais </text:p>
            <text:p>Expérience souhaitée:</text:p>
            <text:p>• Minimum 4 ans</text:p>
            <text:p>TJM cible : selon profil</text:p>
          </table:table-cell>
          <table:table-cell office:value-type="string" calcext:value-type="string">
            <text:p>cybersecurite RGPD IAM compliance risque cyber securite gouvernance ingenieur analyse</text:p>
          </table:table-cell>
          <table:table-cell table:number-columns-repeated="1020"/>
        </table:table-row>
        <table:table-row table:style-name="ro23">
          <table:table-cell office:value-type="string" calcext:value-type="string">
            <text:p>Chef de Projet NEXT Workplace</text:p>
          </table:table-cell>
          <table:table-cell office:value-type="string" calcext:value-type="string">
            <text:p>X</text:p>
          </table:table-cell>
          <table:table-cell office:value-type="string" calcext:value-type="string">
            <text:p>Nous recherchons pour un de nos clients, un chef de Projet NEXT Workplace (Poste de travail, Mobilité, Sécurité, Communication &amp; Gestion du changement)</text:p>
            <text:p>Descriptif  du poste</text:p>
            <text:p>•  Définition &amp; Maintenance du catalogue matériel global VINCI Construction (Ordinateurs &amp; terminaux mobiles).</text:p>
            <text:p>•  Définition, Implémentation et MCO de l’infrastructure de gestion de l’environnement poste de travail (SCCM, Intune, Antivirus Symantec, etc.)</text:p>
            <text:p>•   Définition, Implémentation et MCO du socle du poste de travail</text:p>
            <text:p>•  Définition, Implémentation et MCO du packaging applicatif.</text:p>
            <text:p>Les objectifs du chef de projet seront les suivantes :</text:p>
            <text:p>•  Suivre et piloter les missions et projets de l’intégrateur.</text:p>
            <text:p>•  Assurer l’atterrissage en production des solutions définies.</text:p>
            <text:p>•  Mettre en place l’ensemble des services récurrents avec le prestataire conformément au périmètre défini.</text:p>
            <text:p>•  Préparer la nouvelle organisation interne à la DSI pour assurer le bon atterrissage de ces nouveaux services (Run, contractualisation, catalogue de service, KPI, reporting,)</text:p>
            <text:p>•  Construire avec chacune des divisions les plans de déploiements, en gérer les contraintes et priorité.</text:p>
            <text:p>•  Planifier et mettre en œuvre un plan de communication spécifique.</text:p>
            <text:p>•  Planifier et dérouler la conduite du changement au sein des divisions qui seront impactées par ce nouveau service.</text:p>
            <text:p>• S’assurer du bon déroulé du déploiement dans les divisions</text:p>
            <text:p>•  S’assurer de la bonne fourniture du service aux utilisateurs et effectuer le reporting nécessaire (KPI)</text:p>
            <text:p>Afin d’atteindre ces objectifs, le chef de projet :</text:p>
            <text:p>• Défini le planning avec les équipes projets (phases, lots de travaux, jalons...)</text:p>
            <text:p>• Pilote et mesure l’état d’avancement (création des tableaux de bord, choix des indicateurs, planification des comités, ...).</text:p>
            <text:p>•  Anime les instances de suivi du projet (ateliers, comité projet, ...)</text:p>
            <text:p>•  Gère le reporting et informe, en fonction de la situation, sur le pilotage du projet de manière complète et régulière pour qu’il puisse assumer ses tâches de pilotage</text:p>
            <text:p>•  Adopte les méthodes et outils de gestion de projets en vigueur (Project online, Power BI, ...) et respecte les processus production (CAB, ...)</text:p>
            <text:p>Compétences souhaitées</text:p>
            <text:p>•   Vous êtes méthodique et rigoureux (se)</text:p>
            <text:p>•   Vous êtes dynamique, motivé(e), curieux (se) avec une aisance relationnelle ;</text:p>
            <text:p>•   Force de proposition, vous prenez en main le poste d’une manière proactive</text:p>
            <text:p>•   Vous avez un vrai esprit d’équipe et souhaitez intégrer une structure où l’ambiance de travail se veut collaborative, enthousiaste et efficace.</text:p>
            <text:p>•   Vous avez un sens de l'écoute avec de bonnes qualités relationnelles et savez travailler en équipe.</text:p>
            <text:p>•   Votre bonne maitrise de l'Anglais est un prérequis pour communiquer avec nos entités à l'étranger.</text:p>
            <text:p>Environnement technique</text:p>
            <text:p>•    Windows as a Service, Windows 10, Android, iOS</text:p>
            <text:p>•    SCCM, Intune, Azure AD, Office 365, Symantec End Point Protection.</text:p>
            <text:p>Expérience souhaitée</text:p>
            <text:p>•  De formation Ingénieur informatique ou équivalent, avec d’expériences significatives (minima 10 ans) dans le même environnement de missions et en particulier sur la gestion récurrente des évolutions de l’écosystème utilisateur.</text:p>
            <text:p> </text:p>
          </table:table-cell>
          <table:table-cell office:value-type="string" calcext:value-type="string">
            <text:p>chef projet next windows Android ios sccm azure ad symatec mco méthodique rigueur proposition</text:p>
          </table:table-cell>
          <table:table-cell table:number-columns-repeated="1020"/>
        </table:table-row>
        <table:table-row table:style-name="ro9">
          <table:table-cell office:value-type="string" calcext:value-type="string">
            <text:p>Expert Wsus niveau 3</text:p>
          </table:table-cell>
          <table:table-cell office:value-type="string" calcext:value-type="string">
            <text:p>X</text:p>
          </table:table-cell>
          <table:table-cell office:value-type="string" calcext:value-type="string">
            <text:p/>
            <text:p>Nous recherchons pour un de nos clients, un expert Wsus</text:p>
            <text:p>Descriptif du poste</text:p>
            <text:p>•   Rédiger des  Template d'architecture, </text:p>
            <text:p>Réaliser la création de master</text:p>
            <text:p>Profil recherché:</text:p>
            <text:p>•  Un expert/confirmé OS Serveur Windows 2016 qui a déjà mis en œuvre le composant WSUS  </text:p>
            <text:p>• création de master Windows dans l’outil SCCM</text:p>
            <text:p>•  mise en œuvre de serveurs de fichiers avec réplication DFS-R</text:p>
            <text:p>•  Connaissance sur le clustering de services Windows</text:p>
            <text:p>Mission</text:p>
            <text:p>=&gt; durée 2x 3 mois</text:p>
          </table:table-cell>
          <table:table-cell office:value-type="string" calcext:value-type="string">
            <text:p>WSUS expert redaction clustering Windows</text:p>
          </table:table-cell>
          <table:table-cell table:number-columns-repeated="1020"/>
        </table:table-row>
        <table:table-row table:style-name="ro7">
          <table:table-cell office:value-type="string" calcext:value-type="string">
            <text:p>Développeur confirmé .NET Azure </text:p>
          </table:table-cell>
          <table:table-cell office:value-type="string" calcext:value-type="string">
            <text:p>X</text:p>
          </table:table-cell>
          <table:table-cell office:value-type="string" calcext:value-type="string">
            <text:p>Nous recherchons pour un de nos clients, un développeur confirmé.net </text:p>
            <text:p>Compétences souhaitées:</text:p>
            <text:p>• Une expertise sur les technologies suivantes : MVC 5, .Net Core 2, Entity Framework 6, C# 6, JQuery / Bootstrap, Connaissance de GIT, Connaissance du cloud Azure,</text:p>
            <text:p> • Une Connaissance des processus de déploiement Devops</text:p>
            <text:p>Expériences souhaitées: </text:p>
            <text:p>• 3 ans d’expériences minimum dans le développement de sites Web en ASP.NET MVC </text:p>
            <text:p>• 1 an d’expérience minimum en Dot net Core et environnement Azure</text:p>
            <text:p/>
            <text:p/>
          </table:table-cell>
          <table:table-cell office:value-type="string" calcext:value-type="string">
            <text:p>.net <text:s/>dot.net <text:s/>dotnet <text:s/>dot azure developpeur analyse</text:p>
          </table:table-cell>
          <table:table-cell table:number-columns-repeated="1020"/>
        </table:table-row>
        <table:table-row table:style-name="ro16">
          <table:table-cell office:value-type="string" calcext:value-type="string">
            <text:p>Développeur C++ / Murex </text:p>
          </table:table-cell>
          <table:table-cell office:value-type="string" calcext:value-type="string">
            <text:p>X</text:p>
          </table:table-cell>
          <table:table-cell office:value-type="string" calcext:value-type="string">
            <text:p/>
            <text:p/>
            <text:p>Nous recherchons pour un de nos clients, un développeur C++</text:p>
            <text:p>Département de la mission : Informatique, Système d'information</text:p>
            <text:p>Descriptif du poste</text:p>
            <text:p>• La prestation consiste en l’intégration de pricers au sein du progiciel Murex.</text:p>
            <text:p>• Le langage utilisé est le C++</text:p>
            <text:p>Compétences souhaitées</text:p>
            <text:p>• La connaissance de Murex et des API de développement associées est indispensable (Flex API, // API, rate API).</text:p>
            <text:p>•Des compétences fonctionnelles, notamment sur les produits dérivés et structurés de change et taux sont très fortement souhaitées.</text:p>
            <text:p>• Une première expérience en grid computing avec DataSynapse et/ou nouvelles technologies Big Data serait un plus.</text:p>
            <text:p>• Compétences additionnelles requises:</text:p>
            <text:p>• C++</text:p>
            <text:p>• Murex</text:p>
          </table:table-cell>
          <table:table-cell office:value-type="string" calcext:value-type="string">
            <text:p>C++ Murex developpeur agile </text:p>
          </table:table-cell>
          <table:table-cell table:number-columns-repeated="1020"/>
        </table:table-row>
        <table:table-row table:style-name="ro19">
          <table:table-cell office:value-type="string" calcext:value-type="string">
            <text:p>Poste : Administrateur Système Windows – Linux – VMware H/F</text:p>
          </table:table-cell>
          <table:table-cell office:value-type="string" calcext:value-type="string">
            <text:p>X</text:p>
          </table:table-cell>
          <table:table-cell office:value-type="string" calcext:value-type="string">
            <text:p> Nous recherchons pour un de nos clients, un administrateur Système Windows – Linux </text:p>
            <text:p> </text:p>
            <text:p>• MCO des infrastructures.</text:p>
            <text:p>• Elaborer les processus ITIL à mettre en œuvre avec ‘exploitant technique et l’infogérant.</text:p>
            <text:p>• Réaliser les premières analyses et traiter les incidents, demandes, problèmes.</text:p>
            <text:p>• Pouvoir coordonner la résolution des problèmes avec l’action des mainteneurs et de l’exploitant technique.</text:p>
            <text:p>• Accompagner les projets d’intégration des solutions mises en œuvre par la société.</text:p>
            <text:p>• Produire les documents d’exploitation à destination du support N1</text:p>
            <text:p>• Effectuer les astreintes sur l’ensemble du périmètre infogéré en partenariat avec les mainteneurs.</text:p>
            <text:p>Compétences souhaitées:</text:p>
            <text:p>• Administration Windows Server / VMware et également Unix/Linux.</text:p>
            <text:p>• Infogérance de systèmes critiques et sa gestion (suivi, escalade, reporting, gestion du risque).</text:p>
            <text:p>• Elaboration et la mise en œuvre de processus ITIL.</text:p>
            <text:p>• Gestion de la continuité de service (astreintes, SLA).</text:p>
            <text:p>Mission</text:p>
            <text:p>Minimum 1 an </text:p>
            <text:p>Tarif : à proposer</text:p>
          </table:table-cell>
          <table:table-cell office:value-type="string" calcext:value-type="string">
            <text:p>Administrateur systeme Windows VMWare System Network Administrator</text:p>
          </table:table-cell>
          <table:table-cell table:number-columns-repeated="1020"/>
        </table:table-row>
        <table:table-row table:style-name="ro16">
          <table:table-cell office:value-type="string" calcext:value-type="string">
            <text:p>API Business Analyst</text:p>
          </table:table-cell>
          <table:table-cell office:value-type="string" calcext:value-type="string">
            <text:p>X</text:p>
          </table:table-cell>
          <table:table-cell office:value-type="string" calcext:value-type="string">
            <text:p>Nous recherchons pour un de nos clients, un API Business analyst</text:p>
            <text:p> • Avoir une expérience forte sur le design d’API au standard OAS3</text:p>
            <text:p>• Avoir une expérience forte dans les principes RESTFUL</text:p>
            <text:p>et leurs utilisations</text:p>
            <text:p>• Avoir une expérience forte dans les APIs micro service et serverless</text:p>
            <text:p>• Avoir une expérience dans les APIs Event Driven </text:p>
            <text:p>• Avoir une expérience dans la rédaction</text:p>
            <text:p>et le maintien de design guidelines</text:p>
            <text:p>• Avoir une expérience dans l’évolution</text:p>
            <text:p>et le maintien d’un catalogue d’APIs</text:p>
            <text:p>• Avoir une expérience dans la gouvernance</text:p>
            <text:p>soit de Data soit dans les objets métier des APIs</text:p>
            <text:p>• Avoir de bonnes connaissances en architecture AWS </text:p>
            <text:p>• Avoir une bonne vision globale du landscape API et des nouveaux assets+D291</text:p>
          </table:table-cell>
          <table:table-cell office:value-type="string" calcext:value-type="string">
            <text:p>API</text:p>
            <text:p>Business</text:p>
            <text:p>Analyst BA gouvernance assistante MOA AMOA</text:p>
          </table:table-cell>
          <table:table-cell table:number-columns-repeated="1020"/>
        </table:table-row>
        <table:table-row table:style-name="ro9">
          <table:table-cell office:value-type="string" calcext:value-type="string">
            <text:p>Data engineer</text:p>
          </table:table-cell>
          <table:table-cell office:value-type="string" calcext:value-type="string">
            <text:p>X</text:p>
          </table:table-cell>
          <table:table-cell office:value-type="string" calcext:value-type="string">
            <text:p>Nous recherchons pour un de nos clients, un ingénieur data</text:p>
            <text:p>Compétences souhaitées</text:p>
            <text:p>• Connaissances techniques indispensable : </text:p>
            <text:p>• GCP BigQuery, Cloud Storage, Composer</text:p>
            <text:p>•  Elastic Search ECE 6</text:p>
            <text:p>• Maitrise de Spark et Scala</text:p>
            <text:p>• GitLabEE</text:p>
            <text:p>• Chaine Devops GCP</text:p>
            <text:p>• Connaissances techniques souhaitables : </text:p>
            <text:p>• Horton Works Data Platform 2.6 : Hive, HDFS, Oozie, Hue</text:p>
            <text:p>• Une connaissance de python est un plus.</text:p>
            <text:p>Expérience de modélisation de données, et de stratégie de tests</text:p>
          </table:table-cell>
          <table:table-cell office:value-type="string" calcext:value-type="string">
            <text:p>ingenieur data data engineet Horton Works hive hdfs oozie elastic search sparl elasticsearch modelisation données</text:p>
          </table:table-cell>
          <table:table-cell table:number-columns-repeated="1020"/>
        </table:table-row>
        <table:table-row table:style-name="ro12">
          <table:table-cell office:value-type="string" calcext:value-type="string">
            <text:p>Consultant SAP Hana </text:p>
          </table:table-cell>
          <table:table-cell office:value-type="string" calcext:value-type="string">
            <text:p>X</text:p>
          </table:table-cell>
          <table:table-cell office:value-type="string" calcext:value-type="string">
            <text:p>Nous recherchons pour un de nos clients, un consultant Ms BI </text:p>
            <text:p>Compétences souhaitées:</text:p>
            <text:p>• Modélisation BI ( conception BD)</text:p>
            <text:p>• Optimisation des performances</text:p>
            <text:p>• XSA</text:p>
            <text:p>• Procédure stockées, SQL </text:p>
            <text:p>• ECC</text:p>
            <text:p>•  WEBI est un plus</text:p>
          </table:table-cell>
          <table:table-cell office:value-type="string" calcext:value-type="string">
            <text:p>SAP Hana <text:s/>SQL technique modelisation BI</text:p>
          </table:table-cell>
          <table:table-cell table:number-columns-repeated="1020"/>
        </table:table-row>
        <table:table-row table:style-name="ro8">
          <table:table-cell office:value-type="string" calcext:value-type="string">
            <text:p>Développeur ROR</text:p>
          </table:table-cell>
          <table:table-cell office:value-type="string" calcext:value-type="string">
            <text:p>X</text:p>
          </table:table-cell>
          <table:table-cell office:value-type="string" calcext:value-type="string">
            <text:p/>
            <text:p>Nous recherchons pour un de nos clients, un developpeur ROR</text:p>
            <text:p>Compétences souhaitées</text:p>
            <text:p>• Connaissances de l'environnement technique suivant : Ruby, ReactJS, elastic SearchExpérience souhaitée: 5 ans </text:p>
            <text:p/>
          </table:table-cell>
          <table:table-cell office:value-type="string" calcext:value-type="string">
            <text:p>Ruby on rails ROR developpeur technique</text:p>
          </table:table-cell>
          <table:table-cell table:number-columns-repeated="1020"/>
        </table:table-row>
        <table:table-row table:style-name="ro4">
          <table:table-cell office:value-type="string" calcext:value-type="string">
            <text:p>Développeur Appengine / Appscript / Python </text:p>
          </table:table-cell>
          <table:table-cell office:value-type="string" calcext:value-type="string">
            <text:p>X</text:p>
          </table:table-cell>
          <table:table-cell office:value-type="string" calcext:value-type="string">
            <text:p/>
            <text:p>Nous recherchons pour un de nos clients, un developpeur appengine/Appscript</text:p>
            <text:p>Compétences souhaitées:</text:p>
            <text:p>• Bonne connaissances suivantes AppEngine, App script, GCP, Python, App Maker, BigQuery, Datalake</text:p>
          </table:table-cell>
          <table:table-cell office:value-type="string" calcext:value-type="string">
            <text:p>Appengine <text:s/>Appscript Python developpeur</text:p>
          </table:table-cell>
          <table:table-cell table:number-columns-repeated="1020"/>
        </table:table-row>
        <table:table-row table:style-name="ro24">
          <table:table-cell office:value-type="string" calcext:value-type="string">
            <text:p>Développeur Microsoft SQL Server Senior</text:p>
          </table:table-cell>
          <table:table-cell office:value-type="string" calcext:value-type="string">
            <text:p>X</text:p>
          </table:table-cell>
          <table:table-cell office:value-type="string" calcext:value-type="string">
            <text:p>Nous recherchons pour un de nos clients, un freelance pour une mission de développeur SQL Serveur sénior.</text:p>
            <text:p>Contexte</text:p>
            <text:p>• Créée il y a 6 ans, notre client est une société en pleine croissance spécialisée dans le Pricing et le Revenue Management.</text:p>
            <text:p>•Apparu dans les années 80 dans le secteur aérien, le Revenue Management consiste à adapter les prix en fonction de l'offre disponible et de la demande prévue ; l'objectif étant de maximiser son chiffre d'affaires en trouvant le juste équilibre entre taux d’occupation et prix moyen de vente.</text:p>
            <text:p>•Le Revenue Management est aujourd'hui en pleine expansion et s'étend à de très nombreux secteurs d'activités (hôtellerie, campings, résidences de tourisme, ferroviaire, bus, restaurants, parkings, téléphonie, publicité, théâtres, etc.) sous des formes très variées.</text:p>
            <text:p>• Notre client accompagne ses clients issus d’une quinzaine de secteurs d'activités principalement sur 3 volets :</text:p>
            <text:p>• Du conseil stratégique à forte valeur ajoutée en RM &amp; Pricing et sur des projets de transformation liés à l’optimisation de la performance commerciale,</text:p>
            <text:p>• De la création d'outils d'aide à la décision spécifiques à chaque client, dans diverses technologies : applis web, interfaces BI, reporting, workflows…</text:p>
            <text:p>• La commercialisation des outils de RM, fondés sur une intelligence Artificielle et des algorithmes de prévision et d'optimisation développés en interne</text:p>
            <text:p>Dans le cadre de son développement et pour accompagner sa croissance, notre client recrute un Développeur Microsoft SQL Server Senior.</text:p>
            <text:p>Missions :</text:p>
            <text:p>• Vous intègrerez l’équipe de développement dans un contexte de transition fort dont vous serez l’un des acteurs clés. L’enjeu de cette phase de transition sera d’industrialiser notre organisation et nos outils, avec pour objectif de garantir une croissance saine et maitrisée des effectifs et des projets. Cette transformation prendra vie au travers d’un programme structurant qui touchera tous les pends du dev (back, front, devops, méthodes et process). Vous participerez à l’élaboration de cette roadmap technique et porterez certains des projets la constituant. En parallèle de la conduite de ces projets, vous contribuerez également fortement aux développements de nos différentes applications sur votre domaine de compétences.</text:p>
            <text:p>• Dans ce contexte nous recherchons un profil Senior avec la double casquette développeur Microsoft SQL Server et DBA</text:p>
            <text:p>Compétences souhaitées</text:p>
            <text:p>• Parfaitement maîtriser le fonctionnement du moteur SQL Server.</text:p>
            <text:p>• Être aguerri aux problématiques d’optimisation et de performance.</text:p>
            <text:p>• Maitriser SSIS (idéalement C# serait un plus).</text:p>
            <text:p>• Avoir travaillé sur des problématiques d’industrialisation de BDD (versioning, déploiements automatisés…).</text:p>
            <text:p>• Être capable de porter des projets avec des enjeux forts.</text:p>
            <text:p>• Être autonome, force de proposition et savoir vous approprier des problématiques métiers complexes.</text:p>
            <text:p>Expériences souhaitées</text:p>
            <text:p>• Avoir 5 ans d’expériences minimum sur un poste équivalent.</text:p>
            <text:p/>
          </table:table-cell>
          <table:table-cell office:value-type="string" calcext:value-type="string">
            <text:p>Microsoft SQL server developpeur SQL server SSIS autonome technique</text:p>
          </table:table-cell>
          <table:table-cell table:number-columns-repeated="1020"/>
        </table:table-row>
        <table:table-row table:style-name="ro25">
          <table:table-cell office:value-type="string" calcext:value-type="string">
            <text:p>Ingénieur sécurité contrôle d'accès</text:p>
          </table:table-cell>
          <table:table-cell office:value-type="string" calcext:value-type="string">
            <text:p>X</text:p>
          </table:table-cell>
          <table:table-cell office:value-type="string" calcext:value-type="string">
            <text:p>Nous sommes à la recherche d'un freelance pour la mission suivante :</text:p>
            <text:p/>
            <text:p>Il s’agit d’une mission longue pour une banque DS le 13 ieme</text:p>
            <text:p/>
            <text:p>Description of the Need:</text:p>
            <text:p>L’équipe a pour mission d’étudier, mettre en œuvre et exploiter les moyens techniques du contrôle d'accès sur le système d’information.</text:p>
            <text:p/>
            <text:p>Le périmètre technique est le suivant :</text:p>
            <text:p>- Fédération d'identités</text:p>
            <text:p>- SSO</text:p>
            <text:p>- Authentification</text:p>
            <text:p>- Signature numérique</text:p>
            <text:p/>
            <text:p>Contexte of the mission:</text:p>
            <text:p>Expertise sur activité récurrente de l'équipe "Access Control"</text:p>
            <text:p/>
            <text:p>Description de la prestation :</text:p>
            <text:p>Maintien en conditions opérationnelles</text:p>
            <text:p>- Supervision des infrastructures</text:p>
            <text:p>- Prise en charge des incidents et résolution (N3)</text:p>
            <text:p>- Prise en charge des problèmes et résolution</text:p>
            <text:p>- Prise en charge des demandes ponctuelles</text:p>
            <text:p/>
            <text:p>Architecture technique</text:p>
            <text:p>Proposition de solutions innovantes pour améliorer la sécurité, la qualité, les performances et les coûts d’exploitation</text:p>
            <text:p/>
            <text:p>Mission objectives:</text:p>
            <text:p>Conseil des projets Métiers</text:p>
            <text:p>- Analyse des cahiers des charges des métiers et de SSI</text:p>
            <text:p>- Proposition de solutions efficaces et pragmatiques pour répondre à ce besoin</text:p>
            <text:p>- Homologation de l’implémentation Métiers</text:p>
            <text:p/>
          </table:table-cell>
          <table:table-cell office:value-type="string" calcext:value-type="string">
            <text:p>ingenieur securite incident resolution </text:p>
          </table:table-cell>
          <table:table-cell table:number-columns-repeated="1020"/>
        </table:table-row>
        <table:table-row table:style-name="ro12">
          <table:table-cell office:value-type="string" calcext:value-type="string">
            <text:p>Chef de projet MOA</text:p>
          </table:table-cell>
          <table:table-cell office:value-type="string" calcext:value-type="string">
            <text:p>X</text:p>
          </table:table-cell>
          <table:table-cell office:value-type="string" calcext:value-type="string">
            <text:p>Nous recherchons un chef de projet MOA afin d'accompagner la direction informatique d'un grand groupa bancaire sur les tâches suivantes:• . Définir les besoins métier et établir les spécifications fonctionnelles générales• . Participer au choix d'une solution progiciel pour répondre au besoin du back office en relation avec la MOE</text:p>
            <text:p>• Conduire le projet, gérer le planning en lien avec la responsable de domaine, le budget et réaliser les reportings projets• . Définir au plus tôt la méthode et les moyens pédagogiques de formation des utilisateurs</text:p>
            <text:p>• Mettre en œuvre la formation et l'accompagnement des utilisateurs en fonction de leur besoin</text:p>
            <text:p>• Garantir le respect des délais et des coûts</text:p>
            <text:p>• Vous êtes issu d'une école de commerce ou ingénieur bac+5• Les compétences requises pour ce poste sont</text:p>
            <text:p>• Connaissance du secteur bancaire et des métiers du back office• .Connaissance des bases de données (oracle, sql…)</text:p>
            <text:p>• Gestion de projet• .Sens de la planification et de l'organisation</text:p>
            <text:p>•  Gestion des conflits et très bon relationnel</text:p>
          </table:table-cell>
          <table:table-cell office:value-type="string" calcext:value-type="string">
            <text:p>Analyse| synthèse| gestion de projet| organisation|plannification|perspicace|organisation| federateur|sql</text:p>
          </table:table-cell>
          <table:table-cell table:number-columns-repeated="1020"/>
        </table:table-row>
        <table:table-row table:style-name="ro26">
          <table:table-cell office:value-type="string" calcext:value-type="string">
            <text:p>Product owner infrastructure data</text:p>
          </table:table-cell>
          <table:table-cell office:value-type="string" calcext:value-type="string">
            <text:p>X</text:p>
          </table:table-cell>
          <table:table-cell office:value-type="string" calcext:value-type="string">
            <text:p>Nous recherchons pour un client• Gestion des deux fondations Cloud AWS/Azure• o Maintenir et faire évoluer ces deux écosystèmes• o Migration des assets Azure vers AWS\</text:p>
            <text:p>• Build de nouveaux assets sur le cloud• o Roadmap 2020 : une quinzaine d’applications à migrer sur le cloud, avec mise en place d’une pipeline, terraformation complète des applications, monitoring, backup/restore, etc\</text:p>
            <text:p>• Gestion et Évolutions des pipelines CI/CD</text:p>
            <text:p>• Outillage DevOps : Terraform, Docker, Ansible, Jenkins, Shell, Git, EKS</text:p>
            <text:p>• Gestion des Environnements• o Maintenir et Faire évoluer les Environnements (assurer leur alignement, garantir leur fonctionnement, communiquer les indisponibilité) et les Interfaces SI Tiers (flux, montée de version des webservices, certificats, ) et mettre en œuvre les montées de version\</text:p>
            <text:p>• Gestion des Outils Transverses</text:p>
            <text:p>•  Factory, CI/CD, Ticketing, outils collaboratifs, etc.</text:p>
            <text:p>• Gestion des Composants Transverses</text:p>
            <text:p>• Gérer les Accès aux Outils</text:p>
            <text:p>• Animer les projets / changements &amp; impacts / incidents / améliorations</text:p>
            <text:p>• Gestion du Monitoring• o Mettre en place l’outillage de monitoring</text:p>
            <text:p>• Mettre en place et Assurer la maintenance des sondes</text:p>
            <text:p>• Alerter sur les indispos des environnements (préventifs, réactifs)</text:p>
            <text:p>•  ELK, Grafana, Senzu/Uchiwa, Splunk</text:p>
            <text:p>• Environnements technique : AWS (multi services), Azure, Docker, Terraform, Ansible, Jenkins, Nexus, Maven, Grafana, Senzu/Uchiwa, Splunk, AEM, Jboss, Apache, SonarQube, Gitlab, LDAP, Jira, Confluence, API Management, Oracle, MySQL, SQLServer, MariaDB, Blueprism (RPA)</text:p>
            <text:p>• L’équipe, composée d’une trentaine de personnes, est divisée en plusieurs sous-équipes gérant chacune un périmètre propre de l’infrastructure (Build et Run). Dans cette optique, elles possèdent toutes un Product Owner dédié. En tant que Product Owner de la sous-équipe DATA , vous serez donc en charge de :</text:p>
            <text:p>• Construire une roadmap cohérente et viable de vos produits (Product Backlog), composés de plusieurs projets qui ont pour objectif de centraliser les briques DATA/BI sur notre Cloud AWS :</text:p>
            <text:p>•  Migration de la plateforme DATA Analytics vers notre Cloud AWS, avec des technologies suivantes : EMR, HADOOP, CASSANDRA• o Migration de l’ETL Informatica• Migration de la brique Microsoft BI• o Migration de la brique hébergeant les des données clients (XDATA), actuellement sur le Cloud Azure, vers notre cloud AWS</text:p>
            <text:p>•  Refonte d’un ETL avec les services AWS suivants :Glue, Lambda, Dynamo DB, S3</text:p>
            <text:p>•  Refonte du LDAP technique sur AWS</text:p>
            <text:p>•  Maintien en condition opérationnelle des briques d’authentification, d’échange et de BI• Construire des Sprints Backlog (cycles de 2 semaines) en collaboration avec les équipes émettrices de besoins infrastructures (équipes infra, applicatives, projets, ) et arbitrer les besoins entre eux.</text:p>
            <text:p>•  Construire une vision globale de l’infrastructure maintenir la cohérence entre les domaines infra en collaborant avec les autres PO.</text:p>
            <text:p>•  Maintenir et faire évoluer les compétences de l’équipe afin de répondre au mieux aux besoins présents et futures tout en permettant à chacun de se réaliser dans son quotidien (transferts de compétences, innovation, dette technique, )</text:p>
            <text:p>.•  Être disponible pour répondre aux interrogations de l’équipe DATA et des autres équipes infrastructure</text:p>
            <text:p>.•  Assurer le lien entre les demandeurs (métiers, IT) et l’équipe• Garantir la qualité de service• Assurer le respect et la mise en œuvre des procédures• Mettre en place le reporting interne et externe• Analyser, auditer et exploiter les indicateurs par des plans d’actions• • • Compétences méthodologiques• o Expériences avec SCRUM, KANBAN et/ou SAFe</text:p>
            <text:p>•  Cycle de vie d’un projet agile de la conception à la maintenance• • Compétences métiers / techniques :• o Connaissances des problématiques IT spécifiques aux infrastructures et à la DATA/BI</text:p>
            <text:p>•  Connaissance d’AWS (certification AWS cloud practitioner est un plus)</text:p>
            <text:p>•  Connaissances générales des problématiques Infrastructures, réseau et sécurité• o Connaissances générales de automatisation des process Data avec une approche CI/CD</text:p>
            <text:p>•  Idéalement, une bonne maîtrise des infrastructures/applications orientés Data</text:p>
          </table:table-cell>
          <table:table-cell office:value-type="string" calcext:value-type="string">
            <text:p>Infrastructure |data|aws|azure|scrum</text:p>
          </table:table-cell>
          <table:table-cell table:number-columns-repeated="1020"/>
        </table:table-row>
        <table:table-row table:style-name="ro1">
          <table:table-cell office:value-type="string" calcext:value-type="string">
            <text:p>Chef de projet MOA facturation test J</text:p>
          </table:table-cell>
          <table:table-cell office:value-type="string" calcext:value-type="string">
            <text:p>X</text:p>
          </table:table-cell>
          <table:table-cell office:value-type="string" calcext:value-type="string">
            <text:p>Nous recherchons pour un de nos clients, un chef de projet MOA facturation</text:p>
          </table:table-cell>
          <table:table-cell office:value-type="string" calcext:value-type="string">
            <text:p>MOA projet</text:p>
          </table:table-cell>
          <table:table-cell table:number-columns-repeated="1020"/>
        </table:table-row>
        <table:table-row table:style-name="ro14">
          <table:table-cell office:value-type="string" calcext:value-type="string">
            <text:p><text:s/>Tech Lead Python AWS test J</text:p>
          </table:table-cell>
          <table:table-cell office:value-type="string" calcext:value-type="string">
            <text:p>X</text:p>
          </table:table-cell>
          <table:table-cell office:value-type="string" calcext:value-type="string">
            <text:p>Nous recherchons pour un de nos clients, un tech lead</text:p>
            <text:p>Compétences souhaitées:</text:p>
            <text:p>Python et plus</text:p>
          </table:table-cell>
          <table:table-cell office:value-type="string" calcext:value-type="string">
            <text:p>Python</text:p>
          </table:table-cell>
          <table:table-cell table:number-columns-repeated="1020"/>
        </table:table-row>
        <table:table-row table:style-name="ro12">
          <table:table-cell office:value-type="string" calcext:value-type="string">
            <text:p>Développeur Javascript test J</text:p>
          </table:table-cell>
          <table:table-cell office:value-type="string" calcext:value-type="string">
            <text:p>X</text:p>
          </table:table-cell>
          <table:table-cell office:value-type="string" calcext:value-type="string">
            <text:p>Nous recherchons pour un de nos clients, un développeur javascript </text:p>
            <text:p>Compétence recherchée:</text:p>
            <text:p>• Environnement anglophone qui nécessite la maitrise de l’anglais à l’oral et à l’écrit</text:p>
            <text:p>Nous recherchons pour un de nos clients, un développeur javascript </text:p>
            <text:p>Compétence recherchée:</text:p>
            <text:p>• Environnement anglophone qui nécessite la maitrise de l’anglais à l’oral et à l’écrit</text:p>
            <text:p>•  6 ans d'experience</text:p>
            <text:p/>
          </table:table-cell>
          <table:table-cell office:value-type="string" calcext:value-type="string">
            <text:p>javascript</text:p>
          </table:table-cell>
          <table:table-cell table:number-columns-repeated="1020"/>
        </table:table-row>
        <table:table-row table:style-name="ro7">
          <table:table-cell office:value-type="string" calcext:value-type="string">
            <text:p>Ingénieur test J</text:p>
          </table:table-cell>
          <table:table-cell office:value-type="string" calcext:value-type="string">
            <text:p>X</text:p>
          </table:table-cell>
          <table:table-cell office:value-type="string" calcext:value-type="string">
            <text:p>Nous recherchons pour un de nos clients un ingenieur Kotlin</text:p>
            <text:p> Compétences souhaitée:</text:p>
            <text:p>• Bonne connaissance de l'environnement technique Clean, archi, Dagger, Rx</text:p>
            <text:p>• Bonne connaissance Android et Kotlin</text:p>
            <text:p> Compétences souhaitée:</text:p>
            <text:p>• Bonne connaissance de l'environnement technique Clean, archi, Dagger, Rx</text:p>
            <text:p>• Bonne connaissance de l'environnement technique Clean, archi, Dagger, Rx</text:p>
            <text:p/>
            <text:p/>
          </table:table-cell>
          <table:table-cell office:value-type="string" calcext:value-type="string">
            <text:p>ingenieur</text:p>
          </table:table-cell>
          <table:table-cell table:number-columns-repeated="1020"/>
        </table:table-row>
        <table:table-row table:style-name="ro1">
          <table:table-cell office:value-type="string" calcext:value-type="string">
            <text:p>chef de projet MOE test</text:p>
          </table:table-cell>
          <table:table-cell office:value-type="string" calcext:value-type="string">
            <text:p>X</text:p>
          </table:table-cell>
          <table:table-cell office:value-type="string" calcext:value-type="string">
            <text:p>javascript</text:p>
          </table:table-cell>
          <table:table-cell office:value-type="string" calcext:value-type="string">
            <text:p>js projet</text:p>
          </table:table-cell>
          <table:table-cell table:number-columns-repeated="1020"/>
        </table:table-row>
        <table:table-row table:style-name="ro1" table:number-rows-repeated="104837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08T10:53:24.051344244</meta:creation-date>
    <dc:date>2020-08-08T10:53:48.135723848</dc:date>
    <meta:editing-duration>PT24S</meta:editing-duration>
    <meta:editing-cycles>1</meta:editing-cycles>
    <meta:document-statistic meta:table-count="1" meta:cell-count="784" meta:object-count="0"/>
    <meta:generator>LibreOffice/6.4.2.2$Linux_X86_64 LibreOffice_project/40$Build-2</meta:generator>
  </office:meta>
</office:document-meta>
</file>